
<file path=META-INF/manifest.xml><?xml version="1.0" encoding="utf-8"?>
<manifest:manifest xmlns:manifest="urn:oasis:names:tc:opendocument:xmlns:manifest:1.0">
  <manifest:file-entry manifest:full-path="/" manifest:media-type="application/vnd.oasis.opendocument.presentation"/>
  <manifest:file-entry manifest:full-path="META-INF/manifest.xml" manifest:media-type="text/xml"/>
  <manifest:file-entry manifest:full-path="content.xml" manifest:media-type="text/xml"/>
  <manifest:file-entry manifest:full-path="meta.xml" manifest:media-type="text/xml"/>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02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8">
      <style:graphic-properties draw:fill="none" draw:stroke="none"/>
    </style:style>
    <style:style style:family="presentation" style:name="a10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9">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9">
      <style:graphic-properties draw:fill="none" draw:stroke="none"/>
    </style:style>
    <style:style style:family="drawing-page" style:name="a105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0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2">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3">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3">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7">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9">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80">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3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3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6">
      <style:graphic-properties fo:wrap-option="wrap" fo:padding-top="0.05in" fo:padding-bottom="0.05in" fo:padding-left="0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87">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7">
      <style:graphic-properties fo:wrap-option="wrap" fo:padding-top="0.05in" fo:padding-bottom="0.05in" fo:padding-left="0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38">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0">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5">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1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7">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8">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1">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4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45">
      <style:graphic-properties fo:wrap-option="wrap" fo:padding-top="0.05in" fo:padding-bottom="0.05in" fo:padding-left="0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46">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9">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96">
      <style:graphic-properties fo:wrap-option="wrap" fo:padding-top="0.05in" fo:padding-bottom="0.05in" fo:padding-left="0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97">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1">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number:date-style xmlns:number="urn:oasis:names:tc:opendocument:xmlns:datastyle:1.0" style:name="a102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47"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73"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05"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5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32"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998"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81"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13"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39"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62"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19"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88"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68" number:transliteration-format="" number:transliteration-style="long">
      <number:month number:textual="true" number:style="long" number:calendar="gregorian"/>
      <number:text> </number:text>
      <number:day number:calendar="gregorian"/>
      <number:text>, </number:text>
      <number:year number:style="long" number:calendar="gregorian"/>
    </number:date-style>
  </office:automatic-styles>
  <office:body>
    <office:presentation>
      <draw:page draw:name="Slide1" draw:style-name="a994" draw:master-page-name="Master1-Layout1-title-2014-Confidential--Title-Slide" presentation:presentation-page-layout-name="Master1-PPL1">
        <draw:frame draw:id="id110" presentation:style-name="a995" draw:name="Title 2" svg:x="0in" svg:y="2.32986in" svg:width="10in" svg:height="1.60764in" presentation:class="title" presentation:placeholder="true">
          <draw:text-box/>
          <svg:desc/>
        </draw:frame>
        <draw:frame draw:id="id111" presentation:style-name="a996" draw:name="Subtitle 3" svg:x="0in" svg:y="4.03125in" svg:width="10in" svg:height="1.91667in" presentation:class="subtitle" presentation:placeholder="true">
          <draw:text-box/>
          <svg:desc/>
        </draw:frame>
        <draw:frame draw:id="id112" draw:style-name="a1000" draw:name="Date Placeholder 13" svg:x="0.64063in" svg:y="7.21354in" svg:width="0.9566in" svg:height="0.13021in">
          <draw:text-box>
            <text:p text:style-name="a999" text:class-names="" text:cond-style-name=""><text:span text:style-name="a997" text:class-names=""><text:date text:fixed="false" style:data-style-name="a998"/></text:span></text:p>
          </draw:text-box>
          <svg:desc/>
        </draw:frame>
      </draw:page>
      <draw:page draw:name="Slide3" draw:style-name="a1001" draw:master-page-name="Master1-Layout2-obj-2014-Confidential---Title-and-Content" presentation:presentation-page-layout-name="Master1-PPL2">
        <draw:frame draw:id="id113" presentation:style-name="a1002" draw:name="Title 10" svg:x="0in" svg:y="0in" svg:width="10in" svg:height="0.92361in" presentation:class="title" presentation:placeholder="true">
          <draw:text-box/>
          <svg:desc/>
        </draw:frame>
        <draw:frame draw:id="id114" presentation:style-name="a1003" draw:name="Content Placeholder 11" svg:x="0.5in" svg:y="1.19271in" svg:width="9in" svg:height="5.50694in" presentation:class="outline" presentation:placeholder="true">
          <draw:text-box/>
          <svg:desc/>
        </draw:frame>
        <draw:frame draw:id="id115" draw:style-name="a1007" draw:name="Date Placeholder 2" svg:x="0.64063in" svg:y="7.21354in" svg:width="0.9566in" svg:height="0.13021in">
          <draw:text-box>
            <text:p text:style-name="a1006" text:class-names="" text:cond-style-name=""><text:span text:style-name="a1004" text:class-names=""><text:date text:fixed="false" style:data-style-name="a1005"/></text:span></text:p>
          </draw:text-box>
          <svg:desc/>
        </draw:frame>
      </draw:page>
      <draw:page draw:name="Slide4" draw:style-name="a1008" draw:master-page-name="Master1-Layout3-twoObj-2014-Confidential---Two-Content" presentation:presentation-page-layout-name="Master1-PPL3">
        <draw:frame draw:id="id116" presentation:style-name="a1009" draw:name="Title 2" svg:x="0in" svg:y="0in" svg:width="10in" svg:height="0.92361in" presentation:class="title" presentation:placeholder="true">
          <draw:text-box/>
          <svg:desc/>
        </draw:frame>
        <draw:frame draw:id="id117" presentation:style-name="a1010" draw:name="Content Placeholder 4" svg:x="0.5in" svg:y="1.29514in" svg:width="4.41667in" svg:height="5.40451in" presentation:class="outline" presentation:placeholder="true">
          <draw:text-box/>
          <svg:desc/>
        </draw:frame>
        <draw:frame draw:id="id118" presentation:style-name="a1011" draw:name="Content Placeholder 5" svg:x="5.08333in" svg:y="1.29514in" svg:width="4.41667in" svg:height="5.40451in" presentation:class="outline" presentation:placeholder="true">
          <draw:text-box/>
          <svg:desc/>
        </draw:frame>
        <draw:frame draw:id="id119" draw:style-name="a1015" draw:name="Date Placeholder 1" svg:x="0.64063in" svg:y="7.21354in" svg:width="0.9566in" svg:height="0.13021in">
          <draw:text-box>
            <text:p text:style-name="a1014" text:class-names="" text:cond-style-name=""><text:span text:style-name="a1012" text:class-names=""><text:date text:fixed="false" style:data-style-name="a1013"/></text:span></text:p>
          </draw:text-box>
          <svg:desc/>
        </draw:frame>
      </draw:page>
      <draw:page draw:name="Slide6" draw:style-name="a1016" draw:master-page-name="Master1-Layout4-titleOnly-2014-Confidential---Title-Only" presentation:presentation-page-layout-name="Master1-PPL4">
        <draw:frame draw:id="id120" presentation:style-name="a1017" draw:name="Title 3" svg:x="0in" svg:y="0in" svg:width="10in" svg:height="0.92361in" presentation:class="title" presentation:placeholder="true">
          <draw:text-box/>
          <svg:desc/>
        </draw:frame>
        <draw:frame draw:id="id121" draw:style-name="a1021" draw:name="Date Placeholder 1" svg:x="0.64063in" svg:y="7.21354in" svg:width="0.9566in" svg:height="0.13021in">
          <draw:text-box>
            <text:p text:style-name="a1020" text:class-names="" text:cond-style-name=""><text:span text:style-name="a1018" text:class-names=""><text:date text:fixed="false" style:data-style-name="a1019"/></text:span></text:p>
          </draw:text-box>
          <svg:desc/>
        </draw:frame>
      </draw:page>
      <draw:page draw:name="Slide5" draw:style-name="a1022" draw:master-page-name="Master1-Layout5-blank-2014-Confidential---Blank-w-footer" presentation:presentation-page-layout-name="Master1-PPL5">
        <draw:frame draw:id="id122" draw:style-name="a1026" draw:name="Date Placeholder 1" svg:x="0.64063in" svg:y="7.21354in" svg:width="0.9566in" svg:height="0.13021in">
          <draw:text-box>
            <text:p text:style-name="a1025" text:class-names="" text:cond-style-name=""><text:span text:style-name="a1023" text:class-names=""><text:date text:fixed="false" style:data-style-name="a1024"/></text:span></text:p>
          </draw:text-box>
          <svg:desc/>
        </draw:frame>
      </draw:page>
      <draw:page draw:name="Slide22" draw:style-name="a1027" draw:master-page-name="Master1-Layout6-picTx-2014-Confidential---Picture-with-Caption" presentation:presentation-page-layout-name="Master1-PPL6">
        <draw:frame draw:id="id123" presentation:style-name="a1028" draw:name="Title 2" svg:x="1.96007in" svg:y="5.25in" svg:width="6in" svg:height="0.61979in" presentation:class="title" presentation:placeholder="true">
          <draw:text-box/>
          <svg:desc/>
        </draw:frame>
        <draw:frame draw:id="id124" presentation:style-name="a1029" draw:name="Picture Placeholder 3" svg:x="1.96007in" svg:y="0.67014in" svg:width="6in" svg:height="4.5in" presentation:class="graphic" presentation:placeholder="true">
          <svg:desc/>
        </draw:frame>
        <draw:frame draw:id="id125" presentation:style-name="a1030" draw:name="Text Placeholder 4" svg:x="1.96007in" svg:y="5.86979in" svg:width="6in" svg:height="0.88021in" presentation:class="outline" presentation:placeholder="true">
          <draw:text-box/>
          <svg:desc/>
        </draw:frame>
        <draw:frame draw:id="id126" draw:style-name="a1034" draw:name="Date Placeholder 5" svg:x="0.64063in" svg:y="7.21354in" svg:width="0.9566in" svg:height="0.13021in">
          <draw:text-box>
            <text:p text:style-name="a1033" text:class-names="" text:cond-style-name=""><text:span text:style-name="a1031" text:class-names=""><text:date text:fixed="false" style:data-style-name="a1032"/></text:span></text:p>
          </draw:text-box>
          <svg:desc/>
        </draw:frame>
      </draw:page>
      <draw:page draw:name="Slide13" draw:style-name="a1035" draw:master-page-name="Master1-Layout1-title-2014-Confidential--Title-Slide" presentation:presentation-page-layout-name="Master1-PPL1">
        <draw:frame draw:id="id127" presentation:style-name="a1036" draw:name="Title 4" svg:x="0in" svg:y="2.32986in" svg:width="10in" svg:height="1.60764in" presentation:class="title" presentation:placeholder="true">
          <draw:text-box/>
          <svg:desc/>
        </draw:frame>
        <draw:frame draw:id="id128" presentation:style-name="a1037" draw:name="Subtitle 5" svg:x="0in" svg:y="4.03125in" svg:width="10in" svg:height="1.91667in" presentation:class="subtitle" presentation:placeholder="true">
          <draw:text-box/>
          <svg:desc/>
        </draw:frame>
        <draw:frame draw:id="id129" draw:style-name="a1041" draw:name="Date Placeholder 6" svg:x="0.64063in" svg:y="7.21354in" svg:width="0.9566in" svg:height="0.13021in">
          <draw:text-box>
            <text:p text:style-name="a1040" text:class-names="" text:cond-style-name=""><text:span text:style-name="a1038" text:class-names=""><text:date text:fixed="false" style:data-style-name="a1039"/></text:span></text:p>
          </draw:text-box>
          <svg:desc/>
        </draw:frame>
      </draw:page>
      <draw:page draw:name="Slide7" draw:style-name="a1042" draw:master-page-name="Master1-Layout9-cust-2014---Micron-End-Page" presentation:presentation-page-layout-name="Master1-PPL9"/>
      <draw:page draw:name="Slide14" draw:style-name="a1043" draw:master-page-name="Master1-Layout10-title-2014-Non-Con---Title-Slide" presentation:presentation-page-layout-name="Master1-PPL10">
        <draw:frame draw:id="id130" presentation:style-name="a1044" draw:name="Title 2" svg:x="0in" svg:y="2.32986in" svg:width="10in" svg:height="1.60764in" presentation:class="title" presentation:placeholder="true">
          <draw:text-box/>
          <svg:desc/>
        </draw:frame>
        <draw:frame draw:id="id131" presentation:style-name="a1045" draw:name="Subtitle 3" svg:x="0in" svg:y="4.03125in" svg:width="10in" svg:height="1.91667in" presentation:class="subtitle" presentation:placeholder="true">
          <draw:text-box/>
          <svg:desc/>
        </draw:frame>
        <draw:frame draw:id="id132" draw:style-name="a1049" draw:name="Date Placeholder 4" svg:x="0.64063in" svg:y="7.21354in" svg:width="0.9566in" svg:height="0.13021in">
          <draw:text-box>
            <text:p text:style-name="a1048" text:class-names="" text:cond-style-name=""><text:span text:style-name="a1046" text:class-names=""><text:date text:fixed="false" style:data-style-name="a1047"/></text:span></text:p>
          </draw:text-box>
          <svg:desc/>
        </draw:frame>
      </draw:page>
      <draw:page draw:name="Slide15" draw:style-name="a1050" draw:master-page-name="Master1-Layout11-obj-2014-Non-Con---Title-and-Content" presentation:presentation-page-layout-name="Master1-PPL11">
        <draw:frame draw:id="id133" presentation:style-name="a1051" draw:name="Title 3" svg:x="0in" svg:y="0in" svg:width="10in" svg:height="0.92361in" presentation:class="title" presentation:placeholder="true">
          <draw:text-box/>
          <svg:desc/>
        </draw:frame>
        <draw:frame draw:id="id134" presentation:style-name="a1052" draw:name="Content Placeholder 4" svg:x="0.5in" svg:y="1.19271in" svg:width="9in" svg:height="5.50694in" presentation:class="outline" presentation:placeholder="true">
          <draw:text-box/>
          <svg:desc/>
        </draw:frame>
        <draw:frame draw:id="id135" draw:style-name="a1056" draw:name="Date Placeholder 1" svg:x="0.64063in" svg:y="7.21354in" svg:width="0.9566in" svg:height="0.13021in">
          <draw:text-box>
            <text:p text:style-name="a1055" text:class-names="" text:cond-style-name=""><text:span text:style-name="a1053" text:class-names=""><text:date text:fixed="false" style:data-style-name="a1054"/></text:span></text:p>
          </draw:text-box>
          <svg:desc/>
        </draw:frame>
      </draw:page>
      <draw:page draw:name="Slide16" draw:style-name="a1057" draw:master-page-name="Master1-Layout12-twoObj-2014-Non-Con---Two-Content" presentation:presentation-page-layout-name="Master1-PPL12">
        <draw:frame draw:id="id136" presentation:style-name="a1058" draw:name="Title 2" svg:x="0in" svg:y="0in" svg:width="10in" svg:height="0.92361in" presentation:class="title" presentation:placeholder="true">
          <draw:text-box/>
          <svg:desc/>
        </draw:frame>
        <draw:frame draw:id="id137" presentation:style-name="a1059" draw:name="Content Placeholder 4" svg:x="0.5in" svg:y="1.29514in" svg:width="4.41667in" svg:height="5.40451in" presentation:class="outline" presentation:placeholder="true">
          <draw:text-box/>
          <svg:desc/>
        </draw:frame>
        <draw:frame draw:id="id138" presentation:style-name="a1060" draw:name="Content Placeholder 5" svg:x="5.08333in" svg:y="1.29514in" svg:width="4.41667in" svg:height="5.40451in" presentation:class="outline" presentation:placeholder="true">
          <draw:text-box/>
          <svg:desc/>
        </draw:frame>
        <draw:frame draw:id="id139" draw:style-name="a1064" draw:name="Date Placeholder 1" svg:x="0.64063in" svg:y="7.21354in" svg:width="0.9566in" svg:height="0.13021in">
          <draw:text-box>
            <text:p text:style-name="a1063" text:class-names="" text:cond-style-name=""><text:span text:style-name="a1061" text:class-names=""><text:date text:fixed="false" style:data-style-name="a1062"/></text:span></text:p>
          </draw:text-box>
          <svg:desc/>
        </draw:frame>
      </draw:page>
      <draw:page draw:name="Slide17" draw:style-name="a1065" draw:master-page-name="Master1-Layout13-titleOnly-2014-Non-Con---Title-Only" presentation:presentation-page-layout-name="Master1-PPL13">
        <draw:frame draw:id="id140" presentation:style-name="a1066" draw:name="Title 2" svg:x="0in" svg:y="0in" svg:width="10in" svg:height="0.92361in" presentation:class="title" presentation:placeholder="true">
          <draw:text-box/>
          <svg:desc/>
        </draw:frame>
        <draw:frame draw:id="id141" draw:style-name="a1070" draw:name="Date Placeholder 3" svg:x="0.64063in" svg:y="7.21354in" svg:width="0.9566in" svg:height="0.13021in">
          <draw:text-box>
            <text:p text:style-name="a1069" text:class-names="" text:cond-style-name=""><text:span text:style-name="a1067" text:class-names=""><text:date text:fixed="false" style:data-style-name="a1068"/></text:span></text:p>
          </draw:text-box>
          <svg:desc/>
        </draw:frame>
      </draw:page>
      <draw:page draw:name="Slide18" draw:style-name="a1071" draw:master-page-name="Master1-Layout14-blank-2014-Non-Con---Blank-w-Footer" presentation:presentation-page-layout-name="Master1-PPL14">
        <draw:frame draw:id="id142" draw:style-name="a1075" draw:name="Date Placeholder 3" svg:x="0.64063in" svg:y="7.21354in" svg:width="0.9566in" svg:height="0.13021in">
          <draw:text-box>
            <text:p text:style-name="a1074" text:class-names="" text:cond-style-name=""><text:span text:style-name="a1072" text:class-names=""><text:date text:fixed="false" style:data-style-name="a1073"/></text:span></text:p>
          </draw:text-box>
          <svg:desc/>
        </draw:frame>
      </draw:page>
      <draw:page draw:name="Slide21" draw:style-name="a1076" draw:master-page-name="Master1-Layout15-picTx-2014-Non-Con---Picture-with-Caption" presentation:presentation-page-layout-name="Master1-PPL15">
        <draw:frame draw:id="id143" presentation:style-name="a1077" draw:name="Title 2" svg:x="1.96007in" svg:y="5.25in" svg:width="6in" svg:height="0.61979in" presentation:class="title" presentation:placeholder="true">
          <draw:text-box/>
          <svg:desc/>
        </draw:frame>
        <draw:frame draw:id="id144" presentation:style-name="a1078" draw:name="Picture Placeholder 3" svg:x="1.96007in" svg:y="0.67014in" svg:width="6in" svg:height="4.5in" presentation:class="graphic" presentation:placeholder="true">
          <svg:desc/>
        </draw:frame>
        <draw:frame draw:id="id145" presentation:style-name="a1079" draw:name="Text Placeholder 4" svg:x="1.96007in" svg:y="5.86979in" svg:width="6in" svg:height="0.88021in" presentation:class="outline" presentation:placeholder="true">
          <draw:text-box/>
          <svg:desc/>
        </draw:frame>
        <draw:frame draw:id="id146" draw:style-name="a1083" draw:name="Date Placeholder 7" svg:x="0.64063in" svg:y="7.21354in" svg:width="0.9566in" svg:height="0.13021in">
          <draw:text-box>
            <text:p text:style-name="a1082" text:class-names="" text:cond-style-name=""><text:span text:style-name="a1080" text:class-names=""><text:date text:fixed="false" style:data-style-name="a1081"/></text:span></text:p>
          </draw:text-box>
          <svg:desc/>
        </draw:frame>
      </draw:page>
      <draw:page draw:name="Slide19" draw:style-name="a1084" draw:master-page-name="Master1-Layout16-title-2014-Non-Con---Transition" presentation:presentation-page-layout-name="Master1-PPL16">
        <draw:frame draw:id="id147" presentation:style-name="a1085" draw:name="Title 1" svg:x="0in" svg:y="2.32986in" svg:width="10in" svg:height="1.60764in" presentation:class="title" presentation:placeholder="true">
          <draw:text-box/>
          <svg:desc/>
        </draw:frame>
        <draw:frame draw:id="id148" presentation:style-name="a1086" draw:name="Subtitle 2" svg:x="0in" svg:y="4.03125in" svg:width="10in" svg:height="1.91667in" presentation:class="subtitle" presentation:placeholder="true">
          <draw:text-box/>
          <svg:desc/>
        </draw:frame>
        <draw:frame draw:id="id149" draw:style-name="a1090" draw:name="Date Placeholder 5" svg:x="0.64063in" svg:y="7.21354in" svg:width="0.9566in" svg:height="0.13021in">
          <draw:text-box>
            <text:p text:style-name="a1089" text:class-names="" text:cond-style-name=""><text:span text:style-name="a1087" text:class-names=""><text:date text:fixed="false" style:data-style-name="a1088"/></text:span></text:p>
          </draw:text-box>
          <svg:desc/>
        </draw:frame>
      </draw:page>
      <draw:page draw:name="Slide20" draw:style-name="a1091" draw:master-page-name="Master1-Layout9-cust-2014---Micron-End-Page" presentation:presentation-page-layout-name="Master1-PPL9"/>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2014 Confidential -Title Slide">
      <presentation:placeholder presentation:object="title" svg:x="0in" svg:y="2.32986in" svg:width="10in" svg:height="1.60764in"/>
      <presentation:placeholder presentation:object="subtitle" svg:x="0in" svg:y="4.03184in" svg:width="10in" svg:height="1.91667in"/>
      <presentation:placeholder presentation:object="date-time" svg:x="0.64063in" svg:y="7.21354in" svg:width="0.9566in" svg:height="0.13021in"/>
    </style:presentation-page-layout>
    <style:presentation-page-layout style:name="Master1-PPL2" style:display-name="2014 Confidential - Title and Content">
      <presentation:placeholder presentation:object="title" svg:x="0in" svg:y="0in" svg:width="10in" svg:height="0.92361in"/>
      <presentation:placeholder presentation:object="object" svg:x="0.5in" svg:y="1.19271in" svg:width="9in" svg:height="5.50694in"/>
      <presentation:placeholder presentation:object="date-time" svg:x="0.64063in" svg:y="7.21354in" svg:width="0.9566in" svg:height="0.13021in"/>
    </style:presentation-page-layout>
    <style:presentation-page-layout style:name="Master1-PPL3" style:display-name="2014 Confidential - Two Content">
      <presentation:placeholder presentation:object="title" svg:x="0in" svg:y="0in" svg:width="10in" svg:height="0.92361in"/>
      <presentation:placeholder presentation:object="object" svg:x="0.5in" svg:y="1.29439in" svg:width="4.41667in" svg:height="5.40526in"/>
      <presentation:placeholder presentation:object="object" svg:x="5.08333in" svg:y="1.29439in" svg:width="4.41667in" svg:height="5.40526in"/>
      <presentation:placeholder presentation:object="date-time" svg:x="0.64063in" svg:y="7.21354in" svg:width="0.9566in" svg:height="0.13021in"/>
    </style:presentation-page-layout>
    <style:presentation-page-layout style:name="Master1-PPL4" style:display-name="2014 Confidential - Title Only">
      <presentation:placeholder presentation:object="title" svg:x="0in" svg:y="0in" svg:width="10in" svg:height="0.92361in"/>
      <presentation:placeholder presentation:object="date-time" svg:x="0.64063in" svg:y="7.21354in" svg:width="0.9566in" svg:height="0.13021in"/>
    </style:presentation-page-layout>
    <style:presentation-page-layout style:name="Master1-PPL5" style:display-name="2014 Confidential - Blank w footer">
      <presentation:placeholder presentation:object="date-time" svg:x="0.64063in" svg:y="7.21354in" svg:width="0.9566in" svg:height="0.13021in"/>
    </style:presentation-page-layout>
    <style:presentation-page-layout style:name="Master1-PPL6" style:display-name="2014 Confidential - 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64063in" svg:y="7.21354in" svg:width="0.9566in" svg:height="0.13021in"/>
    </style:presentation-page-layout>
    <style:presentation-page-layout style:name="Master1-PPL7" style:display-name="1_2014 Confidential - Transition">
      <presentation:placeholder presentation:object="title" svg:x="0in" svg:y="2.32986in" svg:width="10in" svg:height="1.60764in"/>
      <presentation:placeholder presentation:object="subtitle" svg:x="0in" svg:y="4.03184in" svg:width="10in" svg:height="1.91667in"/>
      <presentation:placeholder presentation:object="date-time" svg:x="0.64063in" svg:y="7.21354in" svg:width="0.9566in" svg:height="0.13021in"/>
    </style:presentation-page-layout>
    <style:presentation-page-layout style:name="Master1-PPL8" style:display-name="BLANK SLIDE no footer"/>
    <style:presentation-page-layout style:name="Master1-PPL9" style:display-name="2014 - Micron End Page"/>
    <style:presentation-page-layout style:name="Master1-PPL10" style:display-name="2014 Non-Con - Title Slide">
      <presentation:placeholder presentation:object="title" svg:x="0in" svg:y="2.32986in" svg:width="10in" svg:height="1.60764in"/>
      <presentation:placeholder presentation:object="subtitle" svg:x="0in" svg:y="4.03184in" svg:width="10in" svg:height="1.91667in"/>
      <presentation:placeholder presentation:object="date-time" svg:x="0.64063in" svg:y="7.21354in" svg:width="0.9566in" svg:height="0.13021in"/>
    </style:presentation-page-layout>
    <style:presentation-page-layout style:name="Master1-PPL11" style:display-name="2014 Non-Con - Title and Content">
      <presentation:placeholder presentation:object="title" svg:x="0in" svg:y="0in" svg:width="10in" svg:height="0.92361in"/>
      <presentation:placeholder presentation:object="object" svg:x="0.5in" svg:y="1.19271in" svg:width="9in" svg:height="5.50694in"/>
      <presentation:placeholder presentation:object="date-time" svg:x="0.64063in" svg:y="7.21354in" svg:width="0.9566in" svg:height="0.13021in"/>
    </style:presentation-page-layout>
    <style:presentation-page-layout style:name="Master1-PPL12" style:display-name="2014 Non-Con - Two Content">
      <presentation:placeholder presentation:object="title" svg:x="0in" svg:y="0in" svg:width="10in" svg:height="0.92361in"/>
      <presentation:placeholder presentation:object="object" svg:x="0.5in" svg:y="1.29439in" svg:width="4.41667in" svg:height="5.40526in"/>
      <presentation:placeholder presentation:object="object" svg:x="5.08333in" svg:y="1.29439in" svg:width="4.41667in" svg:height="5.40526in"/>
      <presentation:placeholder presentation:object="date-time" svg:x="0.64063in" svg:y="7.21354in" svg:width="0.9566in" svg:height="0.13021in"/>
    </style:presentation-page-layout>
    <style:presentation-page-layout style:name="Master1-PPL13" style:display-name="2014 Non-Con - Title Only">
      <presentation:placeholder presentation:object="title" svg:x="0in" svg:y="0in" svg:width="10in" svg:height="0.92361in"/>
      <presentation:placeholder presentation:object="date-time" svg:x="0.64063in" svg:y="7.21354in" svg:width="0.9566in" svg:height="0.13021in"/>
    </style:presentation-page-layout>
    <style:presentation-page-layout style:name="Master1-PPL14" style:display-name="2014 Non-Con - Blank w Footer">
      <presentation:placeholder presentation:object="date-time" svg:x="0.64063in" svg:y="7.21354in" svg:width="0.9566in" svg:height="0.13021in"/>
    </style:presentation-page-layout>
    <style:presentation-page-layout style:name="Master1-PPL15" style:display-name="2014 Non-Con - 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64063in" svg:y="7.21354in" svg:width="0.9566in" svg:height="0.13021in"/>
    </style:presentation-page-layout>
    <style:presentation-page-layout style:name="Master1-PPL16" style:display-name="2014 Non-Con - Transition">
      <presentation:placeholder presentation:object="title" svg:x="0in" svg:y="2.32986in" svg:width="10in" svg:height="1.60764in"/>
      <presentation:placeholder presentation:object="subtitle" svg:x="0in" svg:y="4.03184in" svg:width="10in" svg:height="1.91667in"/>
      <presentation:placeholder presentation:object="date-time" svg:x="0.64063in" svg:y="7.21354in" svg:width="0.9566in" svg:height="0.13021in"/>
    </style:presentation-page-layout>
    <style:presentation-page-layout style:name="Master1-PPL17" style:display-name="1_2014 - Micron End Page"/>
    <style:style style:family="graphic" style:name="Graphics"/>
    <style:default-style style:family="graphic">
      <style:graphic-properties draw:fill="none" draw:stroke="solid" svg:stroke-width="0.01389in" svg:stroke-color="#006db7"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03993in" style:print-orientation="portrait" style:register-truth-ref-style-name=""/>
    </style:page-layout>
    <style:page-layout style:name="pageLayout3">
      <style:page-layout-properties fo:page-width="7.5in" fo:page-height="10.03993in" style:print-orientation="portrait" style:register-truth-ref-style-name=""/>
    </style:page-layout>
    <style:style style:family="text" style:name="a850">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854">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graphic" style:name="a857" style:parent-style-name="Graphics">
      <style:graphic-properties draw:fill="none" fo:clip="rect(0in 0in 0in 0in)" draw:stroke="none"/>
    </style:style>
    <style:style style:family="text" style:name="a858">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draw:fill="none" draw:stroke="solid" svg:stroke-width="0.01042in" svg:stroke-color="#000000" svg:stroke-opacity="100%" draw:stroke-linejoin="miter"/>
    </style:style>
    <style:style style:family="paragraph" style:name="a78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42c8"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8">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7" style:parent-style-name="Graphics">
      <style:graphic-properties draw:fill="none" fo:clip="rect(0in 0in 0in 0in)" draw:stroke="non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draw:fill="none" draw:stroke="solid" svg:stroke-width="0.01042in" svg:stroke-color="#000000" svg:stroke-opacity="100%" draw:stroke-linejoin="miter"/>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resentation" style:name="a964">
      <style:graphic-properties draw:fill="none" draw:stroke="solid" svg:stroke-width="0.01042in" svg:stroke-color="#000000" svg:stroke-opacity="100%" draw:stroke-linejoin="miter"/>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88">
      <style:text-properties fo:font-variant="normal" fo:text-transform="none" fo:color="#002060" style:text-line-through-type="none" style:text-line-through-style="none" style:text-line-through-width="auto" style:text-line-through-color="font-color" style:text-position="0% 100%" fo:font-family="Lucida Sans Unicode" style:font-family-asian="MS P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right" style:tab-stop-distance="0.98438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4926in" fo:padding-bottom="0.04926in" fo:padding-left="0.09851in" fo:padding-right="0.0985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2060" style:text-line-through-type="none" style:text-line-through-style="none" style:text-line-through-width="auto" style:text-line-through-color="font-color" style:text-position="0% 100%" fo:font-family="Lucida Sans Unicode"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0.98438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4926in" fo:padding-bottom="0.04926in" fo:padding-left="0.09851in" fo:padding-right="0.0985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24653in" fo:margin-right="0in" fo:text-indent="-0.24653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43576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text" style:name="a119">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2">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graphic" style:name="a128" style:parent-style-name="Graphics">
      <style:graphic-properties draw:fill="none" fo:clip="rect(0in 0in 0in 0in)" draw:stroke="none"/>
    </style:style>
    <style:style style:family="text" style:name="a129">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24653in" fo:margin-right="0in" fo:text-indent="-0.24653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43576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0.81424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24653in" fo:margin-right="0in" fo:text-indent="-0.24653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43576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1.06424in" fo:margin-right="0in" fo:text-indent="0.43576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1.375in" fo:margin-right="0in" fo:text-indent="0.6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24653in" fo:margin-right="0in" fo:text-indent="-0.24653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0.5in" fo:margin-left="0.81424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06424in" fo:margin-right="0in" fo:text-indent="0.43576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1.375in" fo:margin-right="0in" fo:text-indent="0.6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43576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81424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06424in" fo:margin-right="0in" fo:text-indent="0.43576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1.375in" fo:margin-right="0in" fo:text-indent="0.6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
      <style:graphic-properties draw:fill="none" draw:stroke="solid" svg:stroke-width="0.01042in" svg:stroke-color="#000000" svg:stroke-opacity="100%" draw:stroke-linejoin="miter"/>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resentation" style:name="a245">
      <style:graphic-properties draw:fill="none" draw:stroke="solid" svg:stroke-width="0.01042in" svg:stroke-color="#000000" svg:stroke-opacity="100%" draw:stroke-linejoin="miter"/>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paragraph" style:name="a177">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resentation" style:name="a402">
      <style:graphic-properties draw:fill="none" draw:stroke="solid" svg:stroke-width="0.01042in" svg:stroke-color="#000000" svg:stroke-opacity="100%" draw:stroke-linejoin="miter"/>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paragraph" style:name="a180">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parent-style-name="Graphics">
      <style:graphic-properties draw:fill="none" fo:clip="rect(0in 0in 0in 0in)" draw:stroke="none"/>
    </style:style>
    <style:style style:family="presentation" style:name="a181">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drawing-page" style:name="a2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9">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0.5in" fo:margin-left="0.81424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06424in" fo:margin-right="0in" fo:text-indent="0.43576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375in" fo:margin-right="0in" fo:text-indent="0.6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draw:fill="none" draw:stroke="solid" svg:stroke-width="0.01042in" svg:stroke-color="#000000" svg:stroke-opacity="100%" draw:stroke-linejoin="miter"/>
    </style:style>
    <style:style style:family="graphic" style:name="a192">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parent-style-name="Graphics">
      <style:graphic-properties draw:fill="none" fo:clip="rect(0in 0in 0in 0in)" draw:stroke="none"/>
    </style:style>
    <style:style style:family="text" style:name="a197">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22">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4">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graphic" style:name="a4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resentation" style:name="a28">
      <style:graphic-properties draw:fill="none" draw:stroke="solid" svg:stroke-width="0.01042in" svg:stroke-color="#000000" svg:stroke-opacity="100%" draw:stroke-linejoin="miter"/>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8">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 style:parent-style-name="Graphics">
      <style:graphic-properties draw:fill="none" fo:clip="rect(0in 0in 0in 0in)" draw:stroke="none"/>
    </style:style>
    <style:style style:family="text" style:name="a432">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paragraph" style:name="a2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parent-style-name="Graphics">
      <style:graphic-properties draw:fill="none" fo:clip="rect(0in 0in 0in 0in)"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1" style:parent-style-name="Graphics">
      <style:graphic-properties draw:fill="none" fo:clip="rect(0in 0in 0in 0in)" draw:stroke="none"/>
    </style:style>
    <style:style style:family="paragraph" style:name="a360">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aragraph" style:name="a363">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paragraph" style:name="a516">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7">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drawing-page" style:name="a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8">
      <style:graphic-properties draw:fill="none" draw:stroke="solid" svg:stroke-width="0.01042in" svg:stroke-color="#000000" svg:stroke-opacity="100%" draw:stroke-linejoin="miter"/>
    </style:style>
    <style:style style:family="text" style:name="a367">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91">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42c8"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42c8"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95">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
      <style:graphic-properties draw:fill="none" draw:stroke="solid" svg:stroke-width="0.01042in" svg:stroke-color="#000000" svg:stroke-opacity="100%" draw:stroke-linejoin="miter"/>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graphic" style:name="a379" style:parent-style-name="Graphics">
      <style:graphic-properties draw:fill="none" fo:clip="rect(0in 0in 0in 0in)" draw:stroke="none"/>
    </style:style>
    <style:style style:family="paragraph" style:name="a600">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1">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2">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3">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56">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draw:fill="none" draw:stroke="solid" svg:stroke-width="0.01042in" svg:stroke-color="#000000" svg:stroke-opacity="100%" draw:stroke-linejoin="miter"/>
    </style:style>
    <style:style style:family="text" style:name="a608">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3">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42c8"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611">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graphic" style:name="a614" style:parent-style-name="Graphics">
      <style:graphic-properties draw:fill="none" fo:clip="rect(0in 0in 0in 0in)" draw:stroke="non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60">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paragraph" style:name="a46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4">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1f54a5" style:text-line-through-type="none" style:text-line-through-style="none" style:text-line-through-width="auto" style:text-line-through-color="font-color" style:text-position="0% 100%" fo:font-family="Calibri Light" style:font-family-asian="MS PGothic" style:font-family-generic="swiss"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24653in" fo:margin-right="0in" fo:text-indent="-0.24653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43576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0.5in" fo:margin-left="0.81424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0.5in" fo:margin-left="1.06424in" fo:margin-right="0in" fo:text-indent="0.43576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2">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graphic" style:name="a73" style:parent-style-name="Graphics">
      <style:graphic-properties draw:fill="none" fo:clip="rect(0in 0in 0in 0in)" draw:stroke="none"/>
    </style:style>
    <style:style style:family="text" style:name="a74">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8">
      <style:text-properties fo:font-variant="normal" fo:text-transform="none" fo:color="#0042c8"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42c8"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presentation" style:name="a701">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left" style:tab-stop-distance="0.5in" fo:margin-left="0.24653in" fo:margin-right="0in" fo:text-indent="-0.24653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05">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43576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paragraph" style:name="a709">
      <style:paragraph-properties fo:line-height="100%" fo:text-align="left" style:tab-stop-distance="0.5in" fo:margin-left="0.81424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2">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1.375in" fo:margin-right="0in" fo:text-indent="0.6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resentation" style:name="a635">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draw:fill="none" draw:stroke="solid" svg:stroke-width="0.01042in" svg:stroke-color="#000000" svg:stroke-opacity="100%" draw:stroke-linejoin="miter"/>
    </style:style>
    <style:style style:family="presentation" style:name="a639">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text" style:name="a711">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1.06424in" fo:margin-right="0in" fo:text-indent="0.43576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parent-style-name="Graphics">
      <style:graphic-properties draw:fill="none" fo:clip="rect(0in 0in 0in 0in)" draw:stroke="none"/>
    </style:style>
    <style:style style:family="text" style:name="a562">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0.5in" fo:margin-left="1.375in" fo:margin-right="0in" fo:text-indent="0.6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66">
      <style:text-properties fo:font-variant="normal" fo:text-transform="none" fo:color="#0042c8"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8">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42c8"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aragraph" style:name="a49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aragraph" style:name="a49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draw:fill="none" draw:stroke="solid" svg:stroke-width="0.01042in" svg:stroke-color="#000000" svg:stroke-opacity="100%" draw:stroke-linejoin="miter"/>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draw:fill="none" draw:stroke="solid" svg:stroke-width="0.01042in" svg:stroke-color="#000000" svg:stroke-opacity="100%" draw:stroke-linejoin="miter"/>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5">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resentation" style:name="a728">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draw:fill="none" draw:stroke="solid" svg:stroke-width="0.01042in" svg:stroke-color="#000000" svg:stroke-opacity="100%" draw:stroke-linejoin="miter"/>
    </style:style>
    <style:style style:family="paragraph" style:name="a578">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drawing-page" style:name="a8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809">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draw:fill="none" draw:stroke="solid" svg:stroke-width="0.01042in" svg:stroke-color="#000000" svg:stroke-opacity="100%" draw:stroke-linejoin="miter"/>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graphic" style:name="a812" style:parent-style-name="Graphics">
      <style:graphic-properties draw:fill="none" fo:clip="rect(0in 0in 0in 0in)" draw:stroke="none"/>
    </style:style>
    <style:style style:family="presentation" style:name="a661">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9">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drawing-page" style:name="a6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4">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resentation" style:name="a747">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2">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aragraph" style:name="a6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draw:fill="none" draw:stroke="solid" svg:stroke-width="0.01042in" svg:stroke-color="#000000" svg:stroke-opacity="100%" draw:stroke-linejoin="miter"/>
    </style:style>
    <style:style style:family="graphic" style:name="a67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677">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paragraph" style:name="a900">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7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07">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a4ff"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paragraph" style:name="a83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parent-style-name="Graphics">
      <style:graphic-properties draw:fill="none" fo:clip="rect(0in 0in 0in 0in)" draw:stroke="non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3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24653in" fo:margin-right="0in" fo:text-indent="-0.24653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43576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911">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4d4f4d" style:text-line-through-type="none" style:text-line-through-style="none" style:text-line-through-width="auto" style:text-line-through-color="font-color" style:text-position="0% 100%" fo:font-family="Tahoma"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graphic" style:name="a762">
      <style:graphic-properties fo:wrap-option="wrap" fo:padding-top="0.05035in" fo:padding-bottom="0.05035in" fo:padding-left="0.10069in" fo:padding-right="0.10069in" draw:textarea-vertical-align="middle" draw:textarea-horizontal-align="left" draw:fill="solid" draw:fill-color="#0042c8" draw:opacity="100%" draw:stroke="none" draw:auto-grow-width="false" draw:auto-grow-height="false"/>
      <style:paragraph-properties style:font-independent-line-spacing="true" style:writing-mode="lr-tb"/>
    </style:style>
    <style:style style:family="graphic" style:name="a914" style:parent-style-name="Graphics">
      <style:graphic-properties draw:fill="none" fo:clip="rect(0in 0in 0in 0in)" draw:stroke="none"/>
    </style:style>
    <style:style style:family="graphic" style:name="a763" style:parent-style-name="Graphics">
      <style:graphic-properties draw:fill="none" fo:clip="rect(0in 0in 0in 0in)" draw:stroke="none"/>
    </style:style>
    <style:style style:family="text" style:name="a915">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9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9">
      <style:text-properties fo:font-variant="normal" fo:text-transform="none" fo:color="#0042c8"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0.5in" fo:margin-left="0.81424in" fo:margin-right="0in" fo:text-indent="-0.18924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01in" fo:padding-bottom="0.0501in" fo:padding-left="0.1002in" fo:padding-right="0.100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4">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5">
      <style:paragraph-properties fo:line-height="100%" fo:text-align="left" style:tab-stop-distance="0.5in" fo:margin-left="1.06424in" fo:margin-right="0in" fo:text-indent="0.43576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98">
      <style:text-properties fo:font-variant="normal" fo:text-transform="none" fo:color="#4d4f4d" style:text-line-through-type="none" style:text-line-through-style="none" style:text-line-through-width="auto" style:text-line-through-color="font-color" style:text-position="0% 100%" fo:font-family="Calibri" style:font-family-asian="MS PGothic"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1.375in" fo:margin-right="0in" fo:text-indent="0.6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42c8"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71">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1f54a5"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resentation" style:name="a92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00174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resentation" style:name="a929">
      <style:graphic-properties fo:wrap-option="wrap" fo:padding-top="0.0501in" fo:padding-bottom="0.0501in" fo:padding-left="0.1002in" fo:padding-right="0.1002in" draw:textarea-vertical-align="top" draw:textarea-horizontal-align="left" draw:fill="none" draw:stroke="none" draw:auto-grow-width="false" draw:auto-grow-height="false"/>
      <style:paragraph-properties style:font-independent-line-spacing="true" style:writing-mode="lr-tb"/>
    </style:style>
    <style:style style:family="presentation" style:name="a778">
      <style:graphic-properties draw:fill="none" draw:stroke="solid" svg:stroke-width="0.01042in" svg:stroke-color="#000000" svg:stroke-opacity="100%" draw:stroke-linejoin="miter"/>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asian="MS PGothic" style:font-family-complex="ＭＳ Ｐゴシック" style:font-family-generic="roman"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bullet text:level="1" text:bullet-char="§">
        <style:list-level-properties text:space-before="0.05729in" text:min-label-width="0.18924in"/>
        <style:text-properties fo:color="#6bbb35" fo:font-family="Wingdings" style:font-pitch="variable" fo:font-size="70%"/>
      </text:list-level-style-bullet>
      <text:list-level-style-bullet text:level="2" text:bullet-char="§">
        <style:list-level-properties text:space-before="0.24653in" text:min-label-width="0.18924in"/>
        <style:text-properties fo:color="#6bbb35" fo:font-family="Wingdings" style:font-pitch="variable" fo:font-size="70%"/>
      </text:list-level-style-bullet>
      <text:list-level-style-bullet text:level="3" text:bullet-char="§">
        <style:list-level-properties text:space-before="0.625in" text:min-label-width="0.18924in"/>
        <style:text-properties fo:color="#6bbb35" fo:font-family="Wingdings" style:font-pitch="variable" fo:font-size="70%"/>
      </text:list-level-style-bullet>
      <text:list-level-style-bullet text:level="4" text:bullet-char="§">
        <style:list-level-properties text:space-before="0.875in" text:min-label-width="0.18924in"/>
        <style:text-properties fo:color="#6bbb35" fo:font-family="Wingdings" style:font-pitch="variable" fo:font-size="70%"/>
      </text:list-level-style-bullet>
      <text:list-level-style-bullet text:level="5" text:bullet-char="§">
        <style:list-level-properties text:space-before="1.18576in" text:min-label-width="0.18924in"/>
        <style:text-properties fo:color="#6bbb35" fo:font-family="Wingdings" style:font-pitch="variable" fo:font-size="70%"/>
      </text:list-level-style-bullet>
      <text:list-level-style-bullet text:level="6" text:bullet-char="§">
        <style:list-level-properties text:space-before="2.56076in" text:min-label-width="0.18924in"/>
        <style:text-properties fo:color="#6bbb35" fo:font-family="Wingdings" style:font-pitch="variable" fo:font-size="70%"/>
      </text:list-level-style-bullet>
      <text:list-level-style-bullet text:level="7" text:bullet-char="§">
        <style:list-level-properties text:space-before="3.06076in" text:min-label-width="0.18924in"/>
        <style:text-properties fo:color="#6bbb35" fo:font-family="Wingdings" style:font-pitch="variable" fo:font-size="70%"/>
      </text:list-level-style-bullet>
      <text:list-level-style-bullet text:level="8" text:bullet-char="§">
        <style:list-level-properties text:space-before="3.56076in" text:min-label-width="0.18924in"/>
        <style:text-properties fo:color="#6bbb35" fo:font-family="Wingdings" style:font-pitch="variable" fo:font-size="70%"/>
      </text:list-level-style-bullet>
      <text:list-level-style-bullet text:level="9" text:bullet-char="§">
        <style:list-level-properties text:space-before="4.06076in" text:min-label-width="0.18924in"/>
        <style:text-properties fo:color="#6bbb35" fo:font-family="Wingdings" style:font-pitch="variable" fo:font-size="70%"/>
      </text:list-level-style-bullet>
    </text:list-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bullet text:level="1" text:bullet-char="§">
        <style:list-level-properties text:space-before="0.05729in" text:min-label-width="0.18924in"/>
        <style:text-properties fo:color="#00b1e1" fo:font-family="Wingdings" style:font-pitch="variable" fo:font-size="70%"/>
      </text:list-level-style-bullet>
      <text:list-level-style-bullet text:level="2" text:bullet-char="§">
        <style:list-level-properties text:space-before="0.24653in" text:min-label-width="0.18924in"/>
        <style:text-properties fo:color="#00b1e1" fo:font-family="Wingdings" style:font-pitch="variable" fo:font-size="70%"/>
      </text:list-level-style-bullet>
      <text:list-level-style-bullet text:level="3" text:bullet-char="§">
        <style:list-level-properties text:space-before="0.625in" text:min-label-width="0.18924in"/>
        <style:text-properties fo:color="#00b1e1" fo:font-family="Wingdings" style:font-pitch="variable" fo:font-size="70%"/>
      </text:list-level-style-bullet>
      <text:list-level-style-bullet text:level="4" text:bullet-char="§">
        <style:list-level-properties text:space-before="0.875in" text:min-label-width="0.18924in"/>
        <style:text-properties fo:color="#00b1e1" fo:font-family="Wingdings" style:font-pitch="variable" fo:font-size="70%"/>
      </text:list-level-style-bullet>
      <text:list-level-style-bullet text:level="5" text:bullet-char="§">
        <style:list-level-properties text:space-before="1.18576in" text:min-label-width="0.18924in"/>
        <style:text-properties fo:color="#00b1e1" fo:font-family="Wingdings" style:font-pitch="variable" fo:font-size="70%"/>
      </text:list-level-style-bullet>
      <text:list-level-style-bullet text:level="6" text:bullet-char="§">
        <style:list-level-properties text:space-before="2.56076in" text:min-label-width="0.18924in"/>
        <style:text-properties fo:color="#00b1e1" fo:font-family="Wingdings" style:font-pitch="variable" fo:font-size="70%"/>
      </text:list-level-style-bullet>
      <text:list-level-style-bullet text:level="7" text:bullet-char="§">
        <style:list-level-properties text:space-before="3.06076in" text:min-label-width="0.18924in"/>
        <style:text-properties fo:color="#00b1e1" fo:font-family="Wingdings" style:font-pitch="variable" fo:font-size="70%"/>
      </text:list-level-style-bullet>
      <text:list-level-style-bullet text:level="8" text:bullet-char="§">
        <style:list-level-properties text:space-before="3.56076in" text:min-label-width="0.18924in"/>
        <style:text-properties fo:color="#00b1e1" fo:font-family="Wingdings" style:font-pitch="variable" fo:font-size="70%"/>
      </text:list-level-style-bullet>
      <text:list-level-style-bullet text:level="9" text:bullet-char="§">
        <style:list-level-properties text:space-before="4.06076in" text:min-label-width="0.18924in"/>
        <style:text-properties fo:color="#00b1e1" fo:font-family="Wingdings" style:font-pitch="variable" fo:font-size="70%"/>
      </text:list-level-style-bullet>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bullet text:level="1" text:bullet-char="•">
        <style:list-level-properties text:space-before="0in" text:min-label-width="0.24653in"/>
        <style:text-properties fo:color="#ffffff" fo:font-family="Arial" style:font-family-generic="swiss" style:font-pitch="variable" fo:font-size="28%"/>
      </text:list-level-style-bullet>
      <text:list-level-style-bullet text:level="2" text:bullet-char="•">
        <style:list-level-properties text:space-before="0.18924in" text:min-label-width="0.24653in"/>
        <style:text-properties fo:color="#ffffff" fo:font-family="Arial" style:font-family-generic="swiss" style:font-pitch="variable" fo:font-size="28%"/>
      </text:list-level-style-bullet>
      <text:list-level-style-bullet text:level="3" text:bullet-char="•">
        <style:list-level-properties text:space-before="0.56771in" text:min-label-width="0.24653in"/>
        <style:text-properties fo:color="#ffffff" fo:font-family="Arial" style:font-family-generic="swiss" style:font-pitch="variable" fo:font-size="28%"/>
      </text:list-level-style-bullet>
      <text:list-level-style-bullet text:level="4" text:bullet-char="•">
        <style:list-level-properties text:space-before="0.81771in" text:min-label-width="0.24653in"/>
        <style:text-properties fo:color="#ffffff" fo:font-family="Arial" style:font-family-generic="swiss" style:font-pitch="variable" fo:font-size="28%"/>
      </text:list-level-style-bullet>
      <text:list-level-style-bullet text:level="5" text:bullet-char="•">
        <style:list-level-properties text:space-before="1.12847in" text:min-label-width="0.24653in"/>
        <style:text-properties fo:color="#ffffff" fo:font-family="Arial" style:font-family-generic="swiss" style:font-pitch="variable" fo:font-size="28%"/>
      </text:list-level-style-bullet>
      <text:list-level-style-bullet text:level="6" text:bullet-char="•">
        <style:list-level-properties text:space-before="2.50347in" text:min-label-width="0.24653in"/>
        <style:text-properties fo:color="#ffffff" fo:font-family="Arial" style:font-family-generic="swiss" style:font-pitch="variable" fo:font-size="28%"/>
      </text:list-level-style-bullet>
      <text:list-level-style-bullet text:level="7" text:bullet-char="•">
        <style:list-level-properties text:space-before="3.00347in" text:min-label-width="0.24653in"/>
        <style:text-properties fo:color="#ffffff" fo:font-family="Arial" style:font-family-generic="swiss" style:font-pitch="variable" fo:font-size="28%"/>
      </text:list-level-style-bullet>
      <text:list-level-style-bullet text:level="8" text:bullet-char="•">
        <style:list-level-properties text:space-before="3.50347in" text:min-label-width="0.24653in"/>
        <style:text-properties fo:color="#ffffff" fo:font-family="Arial" style:font-family-generic="swiss" style:font-pitch="variable" fo:font-size="28%"/>
      </text:list-level-style-bullet>
      <text:list-level-style-bullet text:level="9" text:bullet-char="•">
        <style:list-level-properties text:space-before="4.00347in" text:min-label-width="0.24653in"/>
        <style:text-properties fo:color="#ffffff" fo:font-family="Arial" style:font-family-generic="swiss" style:font-pitch="variable" fo:font-size="28%"/>
      </text:list-level-style-bullet>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
      <text:list-level-style-bullet text:level="1" text:bullet-char="§">
        <style:list-level-properties text:space-before="0.05729in" text:min-label-width="0.18924in"/>
        <style:text-properties fo:color="#6bbb35" fo:font-family="Wingdings" style:font-pitch="variable" fo:font-size="70%"/>
      </text:list-level-style-bullet>
      <text:list-level-style-bullet text:level="2" text:bullet-char="§">
        <style:list-level-properties text:space-before="0.24653in" text:min-label-width="0.18924in"/>
        <style:text-properties fo:color="#6bbb35" fo:font-family="Wingdings" style:font-pitch="variable" fo:font-size="70%"/>
      </text:list-level-style-bullet>
      <text:list-level-style-bullet text:level="3" text:bullet-char="§">
        <style:list-level-properties text:space-before="0.625in" text:min-label-width="0.18924in"/>
        <style:text-properties fo:color="#6bbb35" fo:font-family="Wingdings" style:font-pitch="variable" fo:font-size="70%"/>
      </text:list-level-style-bullet>
      <text:list-level-style-bullet text:level="4" text:bullet-char="§">
        <style:list-level-properties text:space-before="0.875in" text:min-label-width="0.18924in"/>
        <style:text-properties fo:color="#6bbb35" fo:font-family="Wingdings" style:font-pitch="variable" fo:font-size="70%"/>
      </text:list-level-style-bullet>
      <text:list-level-style-bullet text:level="5" text:bullet-char="§">
        <style:list-level-properties text:space-before="1.18576in" text:min-label-width="0.18924in"/>
        <style:text-properties fo:color="#6bbb35" fo:font-family="Wingdings" style:font-pitch="variable" fo:font-size="70%"/>
      </text:list-level-style-bullet>
      <text:list-level-style-bullet text:level="6" text:bullet-char="§">
        <style:list-level-properties text:space-before="2.56076in" text:min-label-width="0.18924in"/>
        <style:text-properties fo:color="#6bbb35" fo:font-family="Wingdings" style:font-pitch="variable" fo:font-size="70%"/>
      </text:list-level-style-bullet>
      <text:list-level-style-bullet text:level="7" text:bullet-char="§">
        <style:list-level-properties text:space-before="3.06076in" text:min-label-width="0.18924in"/>
        <style:text-properties fo:color="#6bbb35" fo:font-family="Wingdings" style:font-pitch="variable" fo:font-size="70%"/>
      </text:list-level-style-bullet>
      <text:list-level-style-bullet text:level="8" text:bullet-char="§">
        <style:list-level-properties text:space-before="3.56076in" text:min-label-width="0.18924in"/>
        <style:text-properties fo:color="#6bbb35" fo:font-family="Wingdings" style:font-pitch="variable" fo:font-size="70%"/>
      </text:list-level-style-bullet>
      <text:list-level-style-bullet text:level="9" text:bullet-char="§">
        <style:list-level-properties text:space-before="4.06076in" text:min-label-width="0.18924in"/>
        <style:text-properties fo:color="#6bbb35" fo:font-family="Wingdings" style:font-pitch="variable" fo:font-size="7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4">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
      <text:list-level-style-bullet text:level="1" text:bullet-char="§">
        <style:list-level-properties text:space-before="0.05729in" text:min-label-width="0.18924in"/>
        <style:text-properties fo:color="#00b1e1" fo:font-family="Wingdings" style:font-pitch="variable" fo:font-size="70%"/>
      </text:list-level-style-bullet>
      <text:list-level-style-bullet text:level="2" text:bullet-char="§">
        <style:list-level-properties text:space-before="0.24653in" text:min-label-width="0.18924in"/>
        <style:text-properties fo:color="#00b1e1" fo:font-family="Wingdings" style:font-pitch="variable" fo:font-size="70%"/>
      </text:list-level-style-bullet>
      <text:list-level-style-bullet text:level="3" text:bullet-char="§">
        <style:list-level-properties text:space-before="0.625in" text:min-label-width="0.18924in"/>
        <style:text-properties fo:color="#00b1e1" fo:font-family="Wingdings" style:font-pitch="variable" fo:font-size="70%"/>
      </text:list-level-style-bullet>
      <text:list-level-style-bullet text:level="4" text:bullet-char="§">
        <style:list-level-properties text:space-before="0.875in" text:min-label-width="0.18924in"/>
        <style:text-properties fo:color="#00b1e1" fo:font-family="Wingdings" style:font-pitch="variable" fo:font-size="70%"/>
      </text:list-level-style-bullet>
      <text:list-level-style-bullet text:level="5" text:bullet-char="§">
        <style:list-level-properties text:space-before="1.18576in" text:min-label-width="0.18924in"/>
        <style:text-properties fo:color="#00b1e1" fo:font-family="Wingdings" style:font-pitch="variable" fo:font-size="70%"/>
      </text:list-level-style-bullet>
      <text:list-level-style-bullet text:level="6" text:bullet-char="§">
        <style:list-level-properties text:space-before="2.56076in" text:min-label-width="0.18924in"/>
        <style:text-properties fo:color="#00b1e1" fo:font-family="Wingdings" style:font-pitch="variable" fo:font-size="70%"/>
      </text:list-level-style-bullet>
      <text:list-level-style-bullet text:level="7" text:bullet-char="§">
        <style:list-level-properties text:space-before="3.06076in" text:min-label-width="0.18924in"/>
        <style:text-properties fo:color="#00b1e1" fo:font-family="Wingdings" style:font-pitch="variable" fo:font-size="70%"/>
      </text:list-level-style-bullet>
      <text:list-level-style-bullet text:level="8" text:bullet-char="§">
        <style:list-level-properties text:space-before="3.56076in" text:min-label-width="0.18924in"/>
        <style:text-properties fo:color="#00b1e1" fo:font-family="Wingdings" style:font-pitch="variable" fo:font-size="70%"/>
      </text:list-level-style-bullet>
      <text:list-level-style-bullet text:level="9" text:bullet-char="§">
        <style:list-level-properties text:space-before="4.06076in" text:min-label-width="0.18924in"/>
        <style:text-properties fo:color="#00b1e1" fo:font-family="Wingdings" style:font-pitch="variable" fo:font-size="70%"/>
      </text:list-level-style-bullet>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4653in"/>
        <style:text-properties fo:color="#ffffff" fo:font-family="Arial" style:font-family-generic="swiss" style:font-pitch="variable" fo:font-size="28%"/>
      </text:list-level-style-bullet>
      <text:list-level-style-bullet text:level="2" text:bullet-char="•">
        <style:list-level-properties text:space-before="0.18924in" text:min-label-width="0.24653in"/>
        <style:text-properties fo:color="#ffffff" fo:font-family="Arial" style:font-family-generic="swiss" style:font-pitch="variable" fo:font-size="28%"/>
      </text:list-level-style-bullet>
      <text:list-level-style-bullet text:level="3" text:bullet-char="•">
        <style:list-level-properties text:space-before="0.56771in" text:min-label-width="0.24653in"/>
        <style:text-properties fo:color="#ffffff" fo:font-family="Arial" style:font-family-generic="swiss" style:font-pitch="variable" fo:font-size="28%"/>
      </text:list-level-style-bullet>
      <text:list-level-style-bullet text:level="4" text:bullet-char="•">
        <style:list-level-properties text:space-before="0.81771in" text:min-label-width="0.24653in"/>
        <style:text-properties fo:color="#ffffff" fo:font-family="Arial" style:font-family-generic="swiss" style:font-pitch="variable" fo:font-size="28%"/>
      </text:list-level-style-bullet>
      <text:list-level-style-bullet text:level="5" text:bullet-char="•">
        <style:list-level-properties text:space-before="1.12847in" text:min-label-width="0.24653in"/>
        <style:text-properties fo:color="#ffffff" fo:font-family="Arial" style:font-family-generic="swiss" style:font-pitch="variable" fo:font-size="28%"/>
      </text:list-level-style-bullet>
      <text:list-level-style-bullet text:level="6" text:bullet-char="•">
        <style:list-level-properties text:space-before="2.50347in" text:min-label-width="0.24653in"/>
        <style:text-properties fo:color="#ffffff" fo:font-family="Arial" style:font-family-generic="swiss" style:font-pitch="variable" fo:font-size="28%"/>
      </text:list-level-style-bullet>
      <text:list-level-style-bullet text:level="7" text:bullet-char="•">
        <style:list-level-properties text:space-before="3.00347in" text:min-label-width="0.24653in"/>
        <style:text-properties fo:color="#ffffff" fo:font-family="Arial" style:font-family-generic="swiss" style:font-pitch="variable" fo:font-size="28%"/>
      </text:list-level-style-bullet>
      <text:list-level-style-bullet text:level="8" text:bullet-char="•">
        <style:list-level-properties text:space-before="3.50347in" text:min-label-width="0.24653in"/>
        <style:text-properties fo:color="#ffffff" fo:font-family="Arial" style:font-family-generic="swiss" style:font-pitch="variable" fo:font-size="28%"/>
      </text:list-level-style-bullet>
      <text:list-level-style-bullet text:level="9" text:bullet-char="•">
        <style:list-level-properties text:space-before="4.00347in" text:min-label-width="0.24653in"/>
        <style:text-properties fo:color="#ffffff" fo:font-family="Arial" style:font-family-generic="swiss" style:font-pitch="variable" fo:font-size="28%"/>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05729in" text:min-label-width="0.18924in"/>
        <style:text-properties fo:color="#6bbb35" fo:font-family="Wingdings" style:font-pitch="variable" fo:font-size="70%"/>
      </text:list-level-style-bullet>
      <text:list-level-style-bullet text:level="2" text:bullet-char="§">
        <style:list-level-properties text:space-before="0.24653in" text:min-label-width="0.18924in"/>
        <style:text-properties fo:color="#6bbb35" fo:font-family="Wingdings" style:font-pitch="variable" fo:font-size="70%"/>
      </text:list-level-style-bullet>
      <text:list-level-style-bullet text:level="3" text:bullet-char="§">
        <style:list-level-properties text:space-before="0.625in" text:min-label-width="0.18924in"/>
        <style:text-properties fo:color="#6bbb35" fo:font-family="Wingdings" style:font-pitch="variable" fo:font-size="70%"/>
      </text:list-level-style-bullet>
      <text:list-level-style-bullet text:level="4" text:bullet-char="§">
        <style:list-level-properties text:space-before="0.875in" text:min-label-width="0.18924in"/>
        <style:text-properties fo:color="#6bbb35" fo:font-family="Wingdings" style:font-pitch="variable" fo:font-size="70%"/>
      </text:list-level-style-bullet>
      <text:list-level-style-bullet text:level="5" text:bullet-char="§">
        <style:list-level-properties text:space-before="1.18576in" text:min-label-width="0.18924in"/>
        <style:text-properties fo:color="#6bbb35" fo:font-family="Wingdings" style:font-pitch="variable" fo:font-size="70%"/>
      </text:list-level-style-bullet>
      <text:list-level-style-bullet text:level="6" text:bullet-char="§">
        <style:list-level-properties text:space-before="2.56076in" text:min-label-width="0.18924in"/>
        <style:text-properties fo:color="#6bbb35" fo:font-family="Wingdings" style:font-pitch="variable" fo:font-size="70%"/>
      </text:list-level-style-bullet>
      <text:list-level-style-bullet text:level="7" text:bullet-char="§">
        <style:list-level-properties text:space-before="3.06076in" text:min-label-width="0.18924in"/>
        <style:text-properties fo:color="#6bbb35" fo:font-family="Wingdings" style:font-pitch="variable" fo:font-size="70%"/>
      </text:list-level-style-bullet>
      <text:list-level-style-bullet text:level="8" text:bullet-char="§">
        <style:list-level-properties text:space-before="3.56076in" text:min-label-width="0.18924in"/>
        <style:text-properties fo:color="#6bbb35" fo:font-family="Wingdings" style:font-pitch="variable" fo:font-size="70%"/>
      </text:list-level-style-bullet>
      <text:list-level-style-bullet text:level="9" text:bullet-char="§">
        <style:list-level-properties text:space-before="4.06076in" text:min-label-width="0.18924in"/>
        <style:text-properties fo:color="#6bbb35" fo:font-family="Wingdings" style:font-pitch="variable" fo:font-size="70%"/>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0">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4653in"/>
        <style:text-properties fo:color="#ffffff" fo:font-family="Arial" style:font-family-generic="swiss" style:font-pitch="variable" fo:font-size="28%"/>
      </text:list-level-style-bullet>
      <text:list-level-style-bullet text:level="2" text:bullet-char="•">
        <style:list-level-properties text:space-before="0.18924in" text:min-label-width="0.24653in"/>
        <style:text-properties fo:color="#ffffff" fo:font-family="Arial" style:font-family-generic="swiss" style:font-pitch="variable" fo:font-size="28%"/>
      </text:list-level-style-bullet>
      <text:list-level-style-bullet text:level="3" text:bullet-char="•">
        <style:list-level-properties text:space-before="0.56771in" text:min-label-width="0.24653in"/>
        <style:text-properties fo:color="#ffffff" fo:font-family="Arial" style:font-family-generic="swiss" style:font-pitch="variable" fo:font-size="28%"/>
      </text:list-level-style-bullet>
      <text:list-level-style-bullet text:level="4" text:bullet-char="•">
        <style:list-level-properties text:space-before="0.81771in" text:min-label-width="0.24653in"/>
        <style:text-properties fo:color="#ffffff" fo:font-family="Arial" style:font-family-generic="swiss" style:font-pitch="variable" fo:font-size="28%"/>
      </text:list-level-style-bullet>
      <text:list-level-style-bullet text:level="5" text:bullet-char="•">
        <style:list-level-properties text:space-before="1.12847in" text:min-label-width="0.24653in"/>
        <style:text-properties fo:color="#ffffff" fo:font-family="Arial" style:font-family-generic="swiss" style:font-pitch="variable" fo:font-size="28%"/>
      </text:list-level-style-bullet>
      <text:list-level-style-bullet text:level="6" text:bullet-char="•">
        <style:list-level-properties text:space-before="2.50347in" text:min-label-width="0.24653in"/>
        <style:text-properties fo:color="#ffffff" fo:font-family="Arial" style:font-family-generic="swiss" style:font-pitch="variable" fo:font-size="28%"/>
      </text:list-level-style-bullet>
      <text:list-level-style-bullet text:level="7" text:bullet-char="•">
        <style:list-level-properties text:space-before="3.00347in" text:min-label-width="0.24653in"/>
        <style:text-properties fo:color="#ffffff" fo:font-family="Arial" style:font-family-generic="swiss" style:font-pitch="variable" fo:font-size="28%"/>
      </text:list-level-style-bullet>
      <text:list-level-style-bullet text:level="8" text:bullet-char="•">
        <style:list-level-properties text:space-before="3.50347in" text:min-label-width="0.24653in"/>
        <style:text-properties fo:color="#ffffff" fo:font-family="Arial" style:font-family-generic="swiss" style:font-pitch="variable" fo:font-size="28%"/>
      </text:list-level-style-bullet>
      <text:list-level-style-bullet text:level="9" text:bullet-char="•">
        <style:list-level-properties text:space-before="4.00347in" text:min-label-width="0.24653in"/>
        <style:text-properties fo:color="#ffffff" fo:font-family="Arial" style:font-family-generic="swiss" style:font-pitch="variable" fo:font-size="28%"/>
      </text:list-level-style-bullet>
    </text:list-style>
    <text:list-style style:name="a704">
      <text:list-level-style-bullet text:level="1" text:bullet-char="•">
        <style:list-level-properties text:space-before="0in" text:min-label-width="0.24653in"/>
        <style:text-properties fo:color="#ffffff" fo:font-family="Arial" style:font-family-generic="swiss" style:font-pitch="variable" fo:font-size="28%"/>
      </text:list-level-style-bullet>
      <text:list-level-style-bullet text:level="2" text:bullet-char="•">
        <style:list-level-properties text:space-before="0.18924in" text:min-label-width="0.24653in"/>
        <style:text-properties fo:color="#ffffff" fo:font-family="Arial" style:font-family-generic="swiss" style:font-pitch="variable" fo:font-size="28%"/>
      </text:list-level-style-bullet>
      <text:list-level-style-bullet text:level="3" text:bullet-char="•">
        <style:list-level-properties text:space-before="0.56771in" text:min-label-width="0.24653in"/>
        <style:text-properties fo:color="#ffffff" fo:font-family="Arial" style:font-family-generic="swiss" style:font-pitch="variable" fo:font-size="28%"/>
      </text:list-level-style-bullet>
      <text:list-level-style-bullet text:level="4" text:bullet-char="•">
        <style:list-level-properties text:space-before="0.81771in" text:min-label-width="0.24653in"/>
        <style:text-properties fo:color="#ffffff" fo:font-family="Arial" style:font-family-generic="swiss" style:font-pitch="variable" fo:font-size="28%"/>
      </text:list-level-style-bullet>
      <text:list-level-style-bullet text:level="5" text:bullet-char="•">
        <style:list-level-properties text:space-before="1.12847in" text:min-label-width="0.24653in"/>
        <style:text-properties fo:color="#ffffff" fo:font-family="Arial" style:font-family-generic="swiss" style:font-pitch="variable" fo:font-size="28%"/>
      </text:list-level-style-bullet>
      <text:list-level-style-bullet text:level="6" text:bullet-char="•">
        <style:list-level-properties text:space-before="2.50347in" text:min-label-width="0.24653in"/>
        <style:text-properties fo:color="#ffffff" fo:font-family="Arial" style:font-family-generic="swiss" style:font-pitch="variable" fo:font-size="28%"/>
      </text:list-level-style-bullet>
      <text:list-level-style-bullet text:level="7" text:bullet-char="•">
        <style:list-level-properties text:space-before="3.00347in" text:min-label-width="0.24653in"/>
        <style:text-properties fo:color="#ffffff" fo:font-family="Arial" style:font-family-generic="swiss" style:font-pitch="variable" fo:font-size="28%"/>
      </text:list-level-style-bullet>
      <text:list-level-style-bullet text:level="8" text:bullet-char="•">
        <style:list-level-properties text:space-before="3.50347in" text:min-label-width="0.24653in"/>
        <style:text-properties fo:color="#ffffff" fo:font-family="Arial" style:font-family-generic="swiss" style:font-pitch="variable" fo:font-size="28%"/>
      </text:list-level-style-bullet>
      <text:list-level-style-bullet text:level="9" text:bullet-char="•">
        <style:list-level-properties text:space-before="4.00347in" text:min-label-width="0.24653in"/>
        <style:text-properties fo:color="#ffffff" fo:font-family="Arial" style:font-family-generic="swiss" style:font-pitch="variable" fo:font-size="28%"/>
      </text:list-level-style-bullet>
    </text:list-style>
    <text:list-style style:name="a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bullet text:level="1" text:bullet-char="§">
        <style:list-level-properties text:space-before="0.05729in" text:min-label-width="0.18924in"/>
        <style:text-properties fo:color="#6bbb35" fo:font-family="Wingdings" style:font-pitch="variable" fo:font-size="70%"/>
      </text:list-level-style-bullet>
      <text:list-level-style-bullet text:level="2" text:bullet-char="§">
        <style:list-level-properties text:space-before="0.24653in" text:min-label-width="0.18924in"/>
        <style:text-properties fo:color="#6bbb35" fo:font-family="Wingdings" style:font-pitch="variable" fo:font-size="70%"/>
      </text:list-level-style-bullet>
      <text:list-level-style-bullet text:level="3" text:bullet-char="§">
        <style:list-level-properties text:space-before="0.625in" text:min-label-width="0.18924in"/>
        <style:text-properties fo:color="#6bbb35" fo:font-family="Wingdings" style:font-pitch="variable" fo:font-size="70%"/>
      </text:list-level-style-bullet>
      <text:list-level-style-bullet text:level="4" text:bullet-char="§">
        <style:list-level-properties text:space-before="0.875in" text:min-label-width="0.18924in"/>
        <style:text-properties fo:color="#6bbb35" fo:font-family="Wingdings" style:font-pitch="variable" fo:font-size="70%"/>
      </text:list-level-style-bullet>
      <text:list-level-style-bullet text:level="5" text:bullet-char="§">
        <style:list-level-properties text:space-before="1.18576in" text:min-label-width="0.18924in"/>
        <style:text-properties fo:color="#6bbb35" fo:font-family="Wingdings" style:font-pitch="variable" fo:font-size="70%"/>
      </text:list-level-style-bullet>
      <text:list-level-style-bullet text:level="6" text:bullet-char="§">
        <style:list-level-properties text:space-before="2.56076in" text:min-label-width="0.18924in"/>
        <style:text-properties fo:color="#6bbb35" fo:font-family="Wingdings" style:font-pitch="variable" fo:font-size="70%"/>
      </text:list-level-style-bullet>
      <text:list-level-style-bullet text:level="7" text:bullet-char="§">
        <style:list-level-properties text:space-before="3.06076in" text:min-label-width="0.18924in"/>
        <style:text-properties fo:color="#6bbb35" fo:font-family="Wingdings" style:font-pitch="variable" fo:font-size="70%"/>
      </text:list-level-style-bullet>
      <text:list-level-style-bullet text:level="8" text:bullet-char="§">
        <style:list-level-properties text:space-before="3.56076in" text:min-label-width="0.18924in"/>
        <style:text-properties fo:color="#6bbb35" fo:font-family="Wingdings" style:font-pitch="variable" fo:font-size="70%"/>
      </text:list-level-style-bullet>
      <text:list-level-style-bullet text:level="9" text:bullet-char="§">
        <style:list-level-properties text:space-before="4.06076in" text:min-label-width="0.18924in"/>
        <style:text-properties fo:color="#6bbb35" fo:font-family="Wingdings" style:font-pitch="variable" fo:font-size="7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bullet text:level="1" text:bullet-char="•">
        <style:list-level-properties text:space-before="0in" text:min-label-width="0.24653in"/>
        <style:text-properties fo:color="#ffffff" fo:font-family="Arial" style:font-family-generic="swiss" style:font-pitch="variable" fo:font-size="28%"/>
      </text:list-level-style-bullet>
      <text:list-level-style-bullet text:level="2" text:bullet-char="•">
        <style:list-level-properties text:space-before="0.18924in" text:min-label-width="0.24653in"/>
        <style:text-properties fo:color="#ffffff" fo:font-family="Arial" style:font-family-generic="swiss" style:font-pitch="variable" fo:font-size="28%"/>
      </text:list-level-style-bullet>
      <text:list-level-style-bullet text:level="3" text:bullet-char="•">
        <style:list-level-properties text:space-before="0.56771in" text:min-label-width="0.24653in"/>
        <style:text-properties fo:color="#ffffff" fo:font-family="Arial" style:font-family-generic="swiss" style:font-pitch="variable" fo:font-size="28%"/>
      </text:list-level-style-bullet>
      <text:list-level-style-bullet text:level="4" text:bullet-char="•">
        <style:list-level-properties text:space-before="0.81771in" text:min-label-width="0.24653in"/>
        <style:text-properties fo:color="#ffffff" fo:font-family="Arial" style:font-family-generic="swiss" style:font-pitch="variable" fo:font-size="28%"/>
      </text:list-level-style-bullet>
      <text:list-level-style-bullet text:level="5" text:bullet-char="•">
        <style:list-level-properties text:space-before="1.12847in" text:min-label-width="0.24653in"/>
        <style:text-properties fo:color="#ffffff" fo:font-family="Arial" style:font-family-generic="swiss" style:font-pitch="variable" fo:font-size="28%"/>
      </text:list-level-style-bullet>
      <text:list-level-style-bullet text:level="6" text:bullet-char="•">
        <style:list-level-properties text:space-before="2.50347in" text:min-label-width="0.24653in"/>
        <style:text-properties fo:color="#ffffff" fo:font-family="Arial" style:font-family-generic="swiss" style:font-pitch="variable" fo:font-size="28%"/>
      </text:list-level-style-bullet>
      <text:list-level-style-bullet text:level="7" text:bullet-char="•">
        <style:list-level-properties text:space-before="3.00347in" text:min-label-width="0.24653in"/>
        <style:text-properties fo:color="#ffffff" fo:font-family="Arial" style:font-family-generic="swiss" style:font-pitch="variable" fo:font-size="28%"/>
      </text:list-level-style-bullet>
      <text:list-level-style-bullet text:level="8" text:bullet-char="•">
        <style:list-level-properties text:space-before="3.50347in" text:min-label-width="0.24653in"/>
        <style:text-properties fo:color="#ffffff" fo:font-family="Arial" style:font-family-generic="swiss" style:font-pitch="variable" fo:font-size="28%"/>
      </text:list-level-style-bullet>
      <text:list-level-style-bullet text:level="9" text:bullet-char="•">
        <style:list-level-properties text:space-before="4.00347in" text:min-label-width="0.24653in"/>
        <style:text-properties fo:color="#ffffff" fo:font-family="Arial" style:font-family-generic="swiss" style:font-pitch="variable" fo:font-size="28%"/>
      </text:list-level-style-bullet>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bullet text:level="1" text:bullet-char="§">
        <style:list-level-properties text:space-before="0.05729in" text:min-label-width="0.18924in"/>
        <style:text-properties fo:color="#6bbb35" fo:font-family="Wingdings" style:font-pitch="variable" fo:font-size="70%"/>
      </text:list-level-style-bullet>
      <text:list-level-style-bullet text:level="2" text:bullet-char="§">
        <style:list-level-properties text:space-before="0.24653in" text:min-label-width="0.18924in"/>
        <style:text-properties fo:color="#6bbb35" fo:font-family="Wingdings" style:font-pitch="variable" fo:font-size="70%"/>
      </text:list-level-style-bullet>
      <text:list-level-style-bullet text:level="3" text:bullet-char="§">
        <style:list-level-properties text:space-before="0.625in" text:min-label-width="0.18924in"/>
        <style:text-properties fo:color="#6bbb35" fo:font-family="Wingdings" style:font-pitch="variable" fo:font-size="70%"/>
      </text:list-level-style-bullet>
      <text:list-level-style-bullet text:level="4" text:bullet-char="§">
        <style:list-level-properties text:space-before="0.875in" text:min-label-width="0.18924in"/>
        <style:text-properties fo:color="#6bbb35" fo:font-family="Wingdings" style:font-pitch="variable" fo:font-size="70%"/>
      </text:list-level-style-bullet>
      <text:list-level-style-bullet text:level="5" text:bullet-char="§">
        <style:list-level-properties text:space-before="1.18576in" text:min-label-width="0.18924in"/>
        <style:text-properties fo:color="#6bbb35" fo:font-family="Wingdings" style:font-pitch="variable" fo:font-size="70%"/>
      </text:list-level-style-bullet>
      <text:list-level-style-bullet text:level="6" text:bullet-char="§">
        <style:list-level-properties text:space-before="2.56076in" text:min-label-width="0.18924in"/>
        <style:text-properties fo:color="#6bbb35" fo:font-family="Wingdings" style:font-pitch="variable" fo:font-size="70%"/>
      </text:list-level-style-bullet>
      <text:list-level-style-bullet text:level="7" text:bullet-char="§">
        <style:list-level-properties text:space-before="3.06076in" text:min-label-width="0.18924in"/>
        <style:text-properties fo:color="#6bbb35" fo:font-family="Wingdings" style:font-pitch="variable" fo:font-size="70%"/>
      </text:list-level-style-bullet>
      <text:list-level-style-bullet text:level="8" text:bullet-char="§">
        <style:list-level-properties text:space-before="3.56076in" text:min-label-width="0.18924in"/>
        <style:text-properties fo:color="#6bbb35" fo:font-family="Wingdings" style:font-pitch="variable" fo:font-size="70%"/>
      </text:list-level-style-bullet>
      <text:list-level-style-bullet text:level="9" text:bullet-char="§">
        <style:list-level-properties text:space-before="4.06076in" text:min-label-width="0.18924in"/>
        <style:text-properties fo:color="#6bbb35" fo:font-family="Wingdings" style:font-pitch="variable" fo:font-size="70%"/>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05729in" text:min-label-width="0.18924in"/>
        <style:text-properties fo:color="#00b1e1" fo:font-family="Wingdings" style:font-pitch="variable" fo:font-size="70%"/>
      </text:list-level-style-bullet>
      <text:list-level-style-bullet text:level="2" text:bullet-char="§">
        <style:list-level-properties text:space-before="0.24653in" text:min-label-width="0.18924in"/>
        <style:text-properties fo:color="#00b1e1" fo:font-family="Wingdings" style:font-pitch="variable" fo:font-size="70%"/>
      </text:list-level-style-bullet>
      <text:list-level-style-bullet text:level="3" text:bullet-char="§">
        <style:list-level-properties text:space-before="0.625in" text:min-label-width="0.18924in"/>
        <style:text-properties fo:color="#00b1e1" fo:font-family="Wingdings" style:font-pitch="variable" fo:font-size="70%"/>
      </text:list-level-style-bullet>
      <text:list-level-style-bullet text:level="4" text:bullet-char="§">
        <style:list-level-properties text:space-before="0.875in" text:min-label-width="0.18924in"/>
        <style:text-properties fo:color="#00b1e1" fo:font-family="Wingdings" style:font-pitch="variable" fo:font-size="70%"/>
      </text:list-level-style-bullet>
      <text:list-level-style-bullet text:level="5" text:bullet-char="§">
        <style:list-level-properties text:space-before="1.18576in" text:min-label-width="0.18924in"/>
        <style:text-properties fo:color="#00b1e1" fo:font-family="Wingdings" style:font-pitch="variable" fo:font-size="70%"/>
      </text:list-level-style-bullet>
      <text:list-level-style-bullet text:level="6" text:bullet-char="§">
        <style:list-level-properties text:space-before="2.56076in" text:min-label-width="0.18924in"/>
        <style:text-properties fo:color="#00b1e1" fo:font-family="Wingdings" style:font-pitch="variable" fo:font-size="70%"/>
      </text:list-level-style-bullet>
      <text:list-level-style-bullet text:level="7" text:bullet-char="§">
        <style:list-level-properties text:space-before="3.06076in" text:min-label-width="0.18924in"/>
        <style:text-properties fo:color="#00b1e1" fo:font-family="Wingdings" style:font-pitch="variable" fo:font-size="70%"/>
      </text:list-level-style-bullet>
      <text:list-level-style-bullet text:level="8" text:bullet-char="§">
        <style:list-level-properties text:space-before="3.56076in" text:min-label-width="0.18924in"/>
        <style:text-properties fo:color="#00b1e1" fo:font-family="Wingdings" style:font-pitch="variable" fo:font-size="70%"/>
      </text:list-level-style-bullet>
      <text:list-level-style-bullet text:level="9" text:bullet-char="§">
        <style:list-level-properties text:space-before="4.06076in" text:min-label-width="0.18924in"/>
        <style:text-properties fo:color="#00b1e1" fo:font-family="Wingdings" style:font-pitch="variable" fo:font-size="70%"/>
      </text:list-level-style-bullet>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bullet text:level="1" text:bullet-char="§">
        <style:list-level-properties text:space-before="0.05729in" text:min-label-width="0.18924in"/>
        <style:text-properties fo:color="#00b1e1" fo:font-family="Wingdings" style:font-pitch="variable" fo:font-size="70%"/>
      </text:list-level-style-bullet>
      <text:list-level-style-bullet text:level="2" text:bullet-char="§">
        <style:list-level-properties text:space-before="0.24653in" text:min-label-width="0.18924in"/>
        <style:text-properties fo:color="#00b1e1" fo:font-family="Wingdings" style:font-pitch="variable" fo:font-size="70%"/>
      </text:list-level-style-bullet>
      <text:list-level-style-bullet text:level="3" text:bullet-char="§">
        <style:list-level-properties text:space-before="0.625in" text:min-label-width="0.18924in"/>
        <style:text-properties fo:color="#00b1e1" fo:font-family="Wingdings" style:font-pitch="variable" fo:font-size="70%"/>
      </text:list-level-style-bullet>
      <text:list-level-style-bullet text:level="4" text:bullet-char="§">
        <style:list-level-properties text:space-before="0.875in" text:min-label-width="0.18924in"/>
        <style:text-properties fo:color="#00b1e1" fo:font-family="Wingdings" style:font-pitch="variable" fo:font-size="70%"/>
      </text:list-level-style-bullet>
      <text:list-level-style-bullet text:level="5" text:bullet-char="§">
        <style:list-level-properties text:space-before="1.18576in" text:min-label-width="0.18924in"/>
        <style:text-properties fo:color="#00b1e1" fo:font-family="Wingdings" style:font-pitch="variable" fo:font-size="70%"/>
      </text:list-level-style-bullet>
      <text:list-level-style-bullet text:level="6" text:bullet-char="§">
        <style:list-level-properties text:space-before="2.56076in" text:min-label-width="0.18924in"/>
        <style:text-properties fo:color="#00b1e1" fo:font-family="Wingdings" style:font-pitch="variable" fo:font-size="70%"/>
      </text:list-level-style-bullet>
      <text:list-level-style-bullet text:level="7" text:bullet-char="§">
        <style:list-level-properties text:space-before="3.06076in" text:min-label-width="0.18924in"/>
        <style:text-properties fo:color="#00b1e1" fo:font-family="Wingdings" style:font-pitch="variable" fo:font-size="70%"/>
      </text:list-level-style-bullet>
      <text:list-level-style-bullet text:level="8" text:bullet-char="§">
        <style:list-level-properties text:space-before="3.56076in" text:min-label-width="0.18924in"/>
        <style:text-properties fo:color="#00b1e1" fo:font-family="Wingdings" style:font-pitch="variable" fo:font-size="70%"/>
      </text:list-level-style-bullet>
      <text:list-level-style-bullet text:level="9" text:bullet-char="§">
        <style:list-level-properties text:space-before="4.06076in" text:min-label-width="0.18924in"/>
        <style:text-properties fo:color="#00b1e1" fo:font-family="Wingdings" style:font-pitch="variable" fo:font-size="70%"/>
      </text:list-level-style-bullet>
    </text:list-style>
    <text:list-style style:name="a144">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bullet text:level="1" text:bullet-char="§">
        <style:list-level-properties text:space-before="0.05729in" text:min-label-width="0.18924in"/>
        <style:text-properties fo:color="#00b1e1" fo:font-family="Wingdings" style:font-pitch="variable" fo:font-size="70%"/>
      </text:list-level-style-bullet>
      <text:list-level-style-bullet text:level="2" text:bullet-char="§">
        <style:list-level-properties text:space-before="0.24653in" text:min-label-width="0.18924in"/>
        <style:text-properties fo:color="#00b1e1" fo:font-family="Wingdings" style:font-pitch="variable" fo:font-size="70%"/>
      </text:list-level-style-bullet>
      <text:list-level-style-bullet text:level="3" text:bullet-char="§">
        <style:list-level-properties text:space-before="0.625in" text:min-label-width="0.18924in"/>
        <style:text-properties fo:color="#00b1e1" fo:font-family="Wingdings" style:font-pitch="variable" fo:font-size="70%"/>
      </text:list-level-style-bullet>
      <text:list-level-style-bullet text:level="4" text:bullet-char="§">
        <style:list-level-properties text:space-before="0.875in" text:min-label-width="0.18924in"/>
        <style:text-properties fo:color="#00b1e1" fo:font-family="Wingdings" style:font-pitch="variable" fo:font-size="70%"/>
      </text:list-level-style-bullet>
      <text:list-level-style-bullet text:level="5" text:bullet-char="§">
        <style:list-level-properties text:space-before="1.18576in" text:min-label-width="0.18924in"/>
        <style:text-properties fo:color="#00b1e1" fo:font-family="Wingdings" style:font-pitch="variable" fo:font-size="70%"/>
      </text:list-level-style-bullet>
      <text:list-level-style-bullet text:level="6" text:bullet-char="§">
        <style:list-level-properties text:space-before="2.56076in" text:min-label-width="0.18924in"/>
        <style:text-properties fo:color="#00b1e1" fo:font-family="Wingdings" style:font-pitch="variable" fo:font-size="70%"/>
      </text:list-level-style-bullet>
      <text:list-level-style-bullet text:level="7" text:bullet-char="§">
        <style:list-level-properties text:space-before="3.06076in" text:min-label-width="0.18924in"/>
        <style:text-properties fo:color="#00b1e1" fo:font-family="Wingdings" style:font-pitch="variable" fo:font-size="70%"/>
      </text:list-level-style-bullet>
      <text:list-level-style-bullet text:level="8" text:bullet-char="§">
        <style:list-level-properties text:space-before="3.56076in" text:min-label-width="0.18924in"/>
        <style:text-properties fo:color="#00b1e1" fo:font-family="Wingdings" style:font-pitch="variable" fo:font-size="70%"/>
      </text:list-level-style-bullet>
      <text:list-level-style-bullet text:level="9" text:bullet-char="§">
        <style:list-level-properties text:space-before="4.06076in" text:min-label-width="0.18924in"/>
        <style:text-properties fo:color="#00b1e1" fo:font-family="Wingdings" style:font-pitch="variable" fo:font-size="7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3">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bullet text:level="1" text:bullet-char="•">
        <style:list-level-properties text:space-before="0in" text:min-label-width="0.24653in"/>
        <style:text-properties fo:color="#ffffff" fo:font-family="Arial" style:font-family-generic="swiss" style:font-pitch="variable" fo:font-size="28%"/>
      </text:list-level-style-bullet>
      <text:list-level-style-bullet text:level="2" text:bullet-char="•">
        <style:list-level-properties text:space-before="0.18924in" text:min-label-width="0.24653in"/>
        <style:text-properties fo:color="#ffffff" fo:font-family="Arial" style:font-family-generic="swiss" style:font-pitch="variable" fo:font-size="28%"/>
      </text:list-level-style-bullet>
      <text:list-level-style-bullet text:level="3" text:bullet-char="•">
        <style:list-level-properties text:space-before="0.56771in" text:min-label-width="0.24653in"/>
        <style:text-properties fo:color="#ffffff" fo:font-family="Arial" style:font-family-generic="swiss" style:font-pitch="variable" fo:font-size="28%"/>
      </text:list-level-style-bullet>
      <text:list-level-style-bullet text:level="4" text:bullet-char="•">
        <style:list-level-properties text:space-before="0.81771in" text:min-label-width="0.24653in"/>
        <style:text-properties fo:color="#ffffff" fo:font-family="Arial" style:font-family-generic="swiss" style:font-pitch="variable" fo:font-size="28%"/>
      </text:list-level-style-bullet>
      <text:list-level-style-bullet text:level="5" text:bullet-char="•">
        <style:list-level-properties text:space-before="1.12847in" text:min-label-width="0.24653in"/>
        <style:text-properties fo:color="#ffffff" fo:font-family="Arial" style:font-family-generic="swiss" style:font-pitch="variable" fo:font-size="28%"/>
      </text:list-level-style-bullet>
      <text:list-level-style-bullet text:level="6" text:bullet-char="•">
        <style:list-level-properties text:space-before="2.50347in" text:min-label-width="0.24653in"/>
        <style:text-properties fo:color="#ffffff" fo:font-family="Arial" style:font-family-generic="swiss" style:font-pitch="variable" fo:font-size="28%"/>
      </text:list-level-style-bullet>
      <text:list-level-style-bullet text:level="7" text:bullet-char="•">
        <style:list-level-properties text:space-before="3.00347in" text:min-label-width="0.24653in"/>
        <style:text-properties fo:color="#ffffff" fo:font-family="Arial" style:font-family-generic="swiss" style:font-pitch="variable" fo:font-size="28%"/>
      </text:list-level-style-bullet>
      <text:list-level-style-bullet text:level="8" text:bullet-char="•">
        <style:list-level-properties text:space-before="3.50347in" text:min-label-width="0.24653in"/>
        <style:text-properties fo:color="#ffffff" fo:font-family="Arial" style:font-family-generic="swiss" style:font-pitch="variable" fo:font-size="28%"/>
      </text:list-level-style-bullet>
      <text:list-level-style-bullet text:level="9" text:bullet-char="•">
        <style:list-level-properties text:space-before="4.00347in" text:min-label-width="0.24653in"/>
        <style:text-properties fo:color="#ffffff" fo:font-family="Arial" style:font-family-generic="swiss" style:font-pitch="variable" fo:font-size="28%"/>
      </text:list-level-style-bullet>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5729in" text:min-label-width="0.18924in"/>
        <style:text-properties fo:color="#6bbb35" fo:font-family="Wingdings" style:font-pitch="variable" fo:font-size="70%"/>
      </text:list-level-style-bullet>
      <text:list-level-style-bullet text:level="2" text:bullet-char="§">
        <style:list-level-properties text:space-before="0.24653in" text:min-label-width="0.18924in"/>
        <style:text-properties fo:color="#6bbb35" fo:font-family="Wingdings" style:font-pitch="variable" fo:font-size="70%"/>
      </text:list-level-style-bullet>
      <text:list-level-style-bullet text:level="3" text:bullet-char="§">
        <style:list-level-properties text:space-before="0.625in" text:min-label-width="0.18924in"/>
        <style:text-properties fo:color="#6bbb35" fo:font-family="Wingdings" style:font-pitch="variable" fo:font-size="70%"/>
      </text:list-level-style-bullet>
      <text:list-level-style-bullet text:level="4" text:bullet-char="§">
        <style:list-level-properties text:space-before="0.875in" text:min-label-width="0.18924in"/>
        <style:text-properties fo:color="#6bbb35" fo:font-family="Wingdings" style:font-pitch="variable" fo:font-size="70%"/>
      </text:list-level-style-bullet>
      <text:list-level-style-bullet text:level="5" text:bullet-char="§">
        <style:list-level-properties text:space-before="1.18576in" text:min-label-width="0.18924in"/>
        <style:text-properties fo:color="#6bbb35" fo:font-family="Wingdings" style:font-pitch="variable" fo:font-size="70%"/>
      </text:list-level-style-bullet>
      <text:list-level-style-bullet text:level="6" text:bullet-char="§">
        <style:list-level-properties text:space-before="2.56076in" text:min-label-width="0.18924in"/>
        <style:text-properties fo:color="#6bbb35" fo:font-family="Wingdings" style:font-pitch="variable" fo:font-size="70%"/>
      </text:list-level-style-bullet>
      <text:list-level-style-bullet text:level="7" text:bullet-char="§">
        <style:list-level-properties text:space-before="3.06076in" text:min-label-width="0.18924in"/>
        <style:text-properties fo:color="#6bbb35" fo:font-family="Wingdings" style:font-pitch="variable" fo:font-size="70%"/>
      </text:list-level-style-bullet>
      <text:list-level-style-bullet text:level="8" text:bullet-char="§">
        <style:list-level-properties text:space-before="3.56076in" text:min-label-width="0.18924in"/>
        <style:text-properties fo:color="#6bbb35" fo:font-family="Wingdings" style:font-pitch="variable" fo:font-size="70%"/>
      </text:list-level-style-bullet>
      <text:list-level-style-bullet text:level="9" text:bullet-char="§">
        <style:list-level-properties text:space-before="4.06076in" text:min-label-width="0.18924in"/>
        <style:text-properties fo:color="#6bbb35" fo:font-family="Wingdings" style:font-pitch="variable" fo:font-size="7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05729in" text:min-label-width="0.18924in"/>
        <style:text-properties fo:color="#00b1e1" fo:font-family="Wingdings" style:font-pitch="variable" fo:font-size="70%"/>
      </text:list-level-style-bullet>
      <text:list-level-style-bullet text:level="2" text:bullet-char="§">
        <style:list-level-properties text:space-before="0.24653in" text:min-label-width="0.18924in"/>
        <style:text-properties fo:color="#00b1e1" fo:font-family="Wingdings" style:font-pitch="variable" fo:font-size="70%"/>
      </text:list-level-style-bullet>
      <text:list-level-style-bullet text:level="3" text:bullet-char="§">
        <style:list-level-properties text:space-before="0.625in" text:min-label-width="0.18924in"/>
        <style:text-properties fo:color="#00b1e1" fo:font-family="Wingdings" style:font-pitch="variable" fo:font-size="70%"/>
      </text:list-level-style-bullet>
      <text:list-level-style-bullet text:level="4" text:bullet-char="§">
        <style:list-level-properties text:space-before="0.875in" text:min-label-width="0.18924in"/>
        <style:text-properties fo:color="#00b1e1" fo:font-family="Wingdings" style:font-pitch="variable" fo:font-size="70%"/>
      </text:list-level-style-bullet>
      <text:list-level-style-bullet text:level="5" text:bullet-char="§">
        <style:list-level-properties text:space-before="1.18576in" text:min-label-width="0.18924in"/>
        <style:text-properties fo:color="#00b1e1" fo:font-family="Wingdings" style:font-pitch="variable" fo:font-size="70%"/>
      </text:list-level-style-bullet>
      <text:list-level-style-bullet text:level="6" text:bullet-char="§">
        <style:list-level-properties text:space-before="2.56076in" text:min-label-width="0.18924in"/>
        <style:text-properties fo:color="#00b1e1" fo:font-family="Wingdings" style:font-pitch="variable" fo:font-size="70%"/>
      </text:list-level-style-bullet>
      <text:list-level-style-bullet text:level="7" text:bullet-char="§">
        <style:list-level-properties text:space-before="3.06076in" text:min-label-width="0.18924in"/>
        <style:text-properties fo:color="#00b1e1" fo:font-family="Wingdings" style:font-pitch="variable" fo:font-size="70%"/>
      </text:list-level-style-bullet>
      <text:list-level-style-bullet text:level="8" text:bullet-char="§">
        <style:list-level-properties text:space-before="3.56076in" text:min-label-width="0.18924in"/>
        <style:text-properties fo:color="#00b1e1" fo:font-family="Wingdings" style:font-pitch="variable" fo:font-size="70%"/>
      </text:list-level-style-bullet>
      <text:list-level-style-bullet text:level="9" text:bullet-char="§">
        <style:list-level-properties text:space-before="4.06076in" text:min-label-width="0.18924in"/>
        <style:text-properties fo:color="#00b1e1" fo:font-family="Wingdings" style:font-pitch="variable" fo:font-size="70%"/>
      </text:list-level-style-bullet>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1">
      <text:list-level-style-bullet text:level="1" text:bullet-char="•">
        <style:list-level-properties text:space-before="0in" text:min-label-width="0.24653in"/>
        <style:text-properties fo:color="#ffffff" fo:font-family="Arial" style:font-family-generic="swiss" style:font-pitch="variable" fo:font-size="28%"/>
      </text:list-level-style-bullet>
      <text:list-level-style-bullet text:level="2" text:bullet-char="•">
        <style:list-level-properties text:space-before="0.18924in" text:min-label-width="0.24653in"/>
        <style:text-properties fo:color="#ffffff" fo:font-family="Arial" style:font-family-generic="swiss" style:font-pitch="variable" fo:font-size="28%"/>
      </text:list-level-style-bullet>
      <text:list-level-style-bullet text:level="3" text:bullet-char="•">
        <style:list-level-properties text:space-before="0.56771in" text:min-label-width="0.24653in"/>
        <style:text-properties fo:color="#ffffff" fo:font-family="Arial" style:font-family-generic="swiss" style:font-pitch="variable" fo:font-size="28%"/>
      </text:list-level-style-bullet>
      <text:list-level-style-bullet text:level="4" text:bullet-char="•">
        <style:list-level-properties text:space-before="0.81771in" text:min-label-width="0.24653in"/>
        <style:text-properties fo:color="#ffffff" fo:font-family="Arial" style:font-family-generic="swiss" style:font-pitch="variable" fo:font-size="28%"/>
      </text:list-level-style-bullet>
      <text:list-level-style-bullet text:level="5" text:bullet-char="•">
        <style:list-level-properties text:space-before="1.12847in" text:min-label-width="0.24653in"/>
        <style:text-properties fo:color="#ffffff" fo:font-family="Arial" style:font-family-generic="swiss" style:font-pitch="variable" fo:font-size="28%"/>
      </text:list-level-style-bullet>
      <text:list-level-style-bullet text:level="6" text:bullet-char="•">
        <style:list-level-properties text:space-before="2.50347in" text:min-label-width="0.24653in"/>
        <style:text-properties fo:color="#ffffff" fo:font-family="Arial" style:font-family-generic="swiss" style:font-pitch="variable" fo:font-size="28%"/>
      </text:list-level-style-bullet>
      <text:list-level-style-bullet text:level="7" text:bullet-char="•">
        <style:list-level-properties text:space-before="3.00347in" text:min-label-width="0.24653in"/>
        <style:text-properties fo:color="#ffffff" fo:font-family="Arial" style:font-family-generic="swiss" style:font-pitch="variable" fo:font-size="28%"/>
      </text:list-level-style-bullet>
      <text:list-level-style-bullet text:level="8" text:bullet-char="•">
        <style:list-level-properties text:space-before="3.50347in" text:min-label-width="0.24653in"/>
        <style:text-properties fo:color="#ffffff" fo:font-family="Arial" style:font-family-generic="swiss" style:font-pitch="variable" fo:font-size="28%"/>
      </text:list-level-style-bullet>
      <text:list-level-style-bullet text:level="9" text:bullet-char="•">
        <style:list-level-properties text:space-before="4.00347in" text:min-label-width="0.24653in"/>
        <style:text-properties fo:color="#ffffff" fo:font-family="Arial" style:font-family-generic="swiss" style:font-pitch="variable" fo:font-size="28%"/>
      </text:list-level-style-bullet>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4">
      <text:list-level-style-bullet text:level="1" text:bullet-char="§">
        <style:list-level-properties text:space-before="0.05729in" text:min-label-width="0.18924in"/>
        <style:text-properties fo:color="#6bbb35" fo:font-family="Wingdings" style:font-pitch="variable" fo:font-size="70%"/>
      </text:list-level-style-bullet>
      <text:list-level-style-bullet text:level="2" text:bullet-char="§">
        <style:list-level-properties text:space-before="0.24653in" text:min-label-width="0.18924in"/>
        <style:text-properties fo:color="#6bbb35" fo:font-family="Wingdings" style:font-pitch="variable" fo:font-size="70%"/>
      </text:list-level-style-bullet>
      <text:list-level-style-bullet text:level="3" text:bullet-char="§">
        <style:list-level-properties text:space-before="0.625in" text:min-label-width="0.18924in"/>
        <style:text-properties fo:color="#6bbb35" fo:font-family="Wingdings" style:font-pitch="variable" fo:font-size="70%"/>
      </text:list-level-style-bullet>
      <text:list-level-style-bullet text:level="4" text:bullet-char="§">
        <style:list-level-properties text:space-before="0.875in" text:min-label-width="0.18924in"/>
        <style:text-properties fo:color="#6bbb35" fo:font-family="Wingdings" style:font-pitch="variable" fo:font-size="70%"/>
      </text:list-level-style-bullet>
      <text:list-level-style-bullet text:level="5" text:bullet-char="§">
        <style:list-level-properties text:space-before="1.18576in" text:min-label-width="0.18924in"/>
        <style:text-properties fo:color="#6bbb35" fo:font-family="Wingdings" style:font-pitch="variable" fo:font-size="70%"/>
      </text:list-level-style-bullet>
      <text:list-level-style-bullet text:level="6" text:bullet-char="§">
        <style:list-level-properties text:space-before="2.56076in" text:min-label-width="0.18924in"/>
        <style:text-properties fo:color="#6bbb35" fo:font-family="Wingdings" style:font-pitch="variable" fo:font-size="70%"/>
      </text:list-level-style-bullet>
      <text:list-level-style-bullet text:level="7" text:bullet-char="§">
        <style:list-level-properties text:space-before="3.06076in" text:min-label-width="0.18924in"/>
        <style:text-properties fo:color="#6bbb35" fo:font-family="Wingdings" style:font-pitch="variable" fo:font-size="70%"/>
      </text:list-level-style-bullet>
      <text:list-level-style-bullet text:level="8" text:bullet-char="§">
        <style:list-level-properties text:space-before="3.56076in" text:min-label-width="0.18924in"/>
        <style:text-properties fo:color="#6bbb35" fo:font-family="Wingdings" style:font-pitch="variable" fo:font-size="70%"/>
      </text:list-level-style-bullet>
      <text:list-level-style-bullet text:level="9" text:bullet-char="§">
        <style:list-level-properties text:space-before="4.06076in" text:min-label-width="0.18924in"/>
        <style:text-properties fo:color="#6bbb35" fo:font-family="Wingdings" style:font-pitch="variable" fo:font-size="70%"/>
      </text:list-level-style-bullet>
    </text:list-style>
    <text:list-style style:name="a216">
      <text:list-level-style-number text:level="1" style:num-format="">
        <style:list-level-properties text:space-before="0.24653in"/>
      </text:list-level-style-number>
      <text:list-level-style-number text:level="2" style:num-format="">
        <style:list-level-properties text:space-before="0.43576in"/>
      </text:list-level-style-number>
      <text:list-level-style-number text:level="3" style:num-format="">
        <style:list-level-properties text:space-before="0.81424in"/>
      </text:list-level-style-number>
      <text:list-level-style-number text:level="4" style:num-format="">
        <style:list-level-properties text:space-before="1.06424in"/>
      </text:list-level-style-number>
      <text:list-level-style-number text:level="5" style:num-format="">
        <style:list-level-properties text:space-before="1.3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bullet text:level="1" text:bullet-char="§">
        <style:list-level-properties text:space-before="0.05729in" text:min-label-width="0.18924in"/>
        <style:text-properties fo:color="#00b1e1" fo:font-family="Wingdings" style:font-pitch="variable" fo:font-size="70%"/>
      </text:list-level-style-bullet>
      <text:list-level-style-bullet text:level="2" text:bullet-char="§">
        <style:list-level-properties text:space-before="0.24653in" text:min-label-width="0.18924in"/>
        <style:text-properties fo:color="#00b1e1" fo:font-family="Wingdings" style:font-pitch="variable" fo:font-size="70%"/>
      </text:list-level-style-bullet>
      <text:list-level-style-bullet text:level="3" text:bullet-char="§">
        <style:list-level-properties text:space-before="0.625in" text:min-label-width="0.18924in"/>
        <style:text-properties fo:color="#00b1e1" fo:font-family="Wingdings" style:font-pitch="variable" fo:font-size="70%"/>
      </text:list-level-style-bullet>
      <text:list-level-style-bullet text:level="4" text:bullet-char="§">
        <style:list-level-properties text:space-before="0.875in" text:min-label-width="0.18924in"/>
        <style:text-properties fo:color="#00b1e1" fo:font-family="Wingdings" style:font-pitch="variable" fo:font-size="70%"/>
      </text:list-level-style-bullet>
      <text:list-level-style-bullet text:level="5" text:bullet-char="§">
        <style:list-level-properties text:space-before="1.18576in" text:min-label-width="0.18924in"/>
        <style:text-properties fo:color="#00b1e1" fo:font-family="Wingdings" style:font-pitch="variable" fo:font-size="70%"/>
      </text:list-level-style-bullet>
      <text:list-level-style-bullet text:level="6" text:bullet-char="§">
        <style:list-level-properties text:space-before="2.56076in" text:min-label-width="0.18924in"/>
        <style:text-properties fo:color="#00b1e1" fo:font-family="Wingdings" style:font-pitch="variable" fo:font-size="70%"/>
      </text:list-level-style-bullet>
      <text:list-level-style-bullet text:level="7" text:bullet-char="§">
        <style:list-level-properties text:space-before="3.06076in" text:min-label-width="0.18924in"/>
        <style:text-properties fo:color="#00b1e1" fo:font-family="Wingdings" style:font-pitch="variable" fo:font-size="70%"/>
      </text:list-level-style-bullet>
      <text:list-level-style-bullet text:level="8" text:bullet-char="§">
        <style:list-level-properties text:space-before="3.56076in" text:min-label-width="0.18924in"/>
        <style:text-properties fo:color="#00b1e1" fo:font-family="Wingdings" style:font-pitch="variable" fo:font-size="70%"/>
      </text:list-level-style-bullet>
      <text:list-level-style-bullet text:level="9" text:bullet-char="§">
        <style:list-level-properties text:space-before="4.06076in" text:min-label-width="0.18924in"/>
        <style:text-properties fo:color="#00b1e1" fo:font-family="Wingdings" style:font-pitch="variable" fo:font-size="7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93"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92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83"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36"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720"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81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769"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48"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87"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3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51"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637"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571"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871" number:transliteration-format="" number:transliteration-style="long">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Blank" style:page-layout-name="pageLayout1" draw:style-name="a0">
      <draw:frame draw:id="id0" presentation:style-name="a4" draw:name="Title Placeholder 1" svg:x="0in" svg:y="0in" svg:width="10in" svg:height="0.92361in" presentation:class="title" presentation:placeholder="false">
        <draw:text-box>
          <text:p text:style-name="a3" text:class-names="" text:cond-style-name=""><text:span text:style-name="a1" text:class-names="">Click to edit Master title style</text:span><text:span text:style-name="a2" text:class-names=""/></text:p>
        </draw:text-box>
        <svg:desc/>
      </draw:frame>
      <draw:frame draw:id="id1" presentation:style-name="a21" draw:name="Text Placeholder 2" svg:x="0.5in" svg:y="1.19271in" svg:width="9in" svg:height="5.50694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desc/>
      </draw:frame>
      <presentation:notes style:page-layout-name="pageLayout2" draw:style-name="a50">
        <draw:frame draw:id="id2" presentation:style-name="a24" draw:name="Rectangle 2" svg:x="0in" svg:y="0in" svg:width="3.25in" svg:height="0.50174in" presentation:class="header" presentation:placeholder="false">
          <draw:text-box>
            <text:p text:style-name="a23" text:class-names="" text:cond-style-name=""><text:span text:style-name="a22" text:class-names=""/></text:p>
          </draw:text-box>
          <svg:desc/>
        </draw:frame>
        <draw:frame draw:id="id3" presentation:style-name="a27" draw:name="Rectangle 3" svg:x="4.25in" svg:y="0in" svg:width="3.25in" svg:height="0.50174in" presentation:class="date-time" presentation:placeholder="false">
          <draw:text-box>
            <text:p text:style-name="a26" text:class-names="" text:cond-style-name=""><text:span text:style-name="a25" text:class-names=""/></text:p>
          </draw:text-box>
          <svg:desc/>
        </draw:frame>
        <draw:page-thumbnail svg:x="1.24132in" svg:y="0.75347in" svg:width="5.0191in" svg:height="3.76389in" presentation:class="page" draw:id="id4" presentation:style-name="a28" draw:name="Rectangle 4">
          <svg:desc/>
        </draw:page-thumbnail>
        <draw:frame draw:id="id5" presentation:style-name="a43" draw:name="Rectangle 5" svg:x="1in" svg:y="4.7691in" svg:width="5.5in" svg:height="4.51736in" presentation:class="notes" presentation:placeholder="false">
          <draw:text-box>
            <text:p text:style-name="a30" text:class-names="" text:cond-style-name=""><text:span text:style-name="a29" text:class-names="">Click to edit Master text styles</text:span></text:p>
            <text:list text:style-name="a33">
              <text:list-item>
                <text:list text:style-name="a33">
                  <text:list-item>
                    <text:p text:style-name="a32" text:class-names="" text:cond-style-name=""><text:span text:style-name="a31" text:class-names="">Second level</text:span></text:p>
                  </text:list-item>
                </text:list>
              </text:list-item>
            </text:list>
            <text:list text:style-name="a36">
              <text:list-item>
                <text:list text:style-name="a36">
                  <text:list-item>
                    <text:list text:style-name="a36">
                      <text:list-item>
                        <text:p text:style-name="a35" text:class-names="" text:cond-style-name=""><text:span text:style-name="a34" text:class-names="">Third level</text:span></text:p>
                      </text:list-item>
                    </text:list>
                  </text:list-item>
                </text:list>
              </text:list-item>
            </text:list>
            <text:list text:style-name="a39">
              <text:list-item>
                <text:list text:style-name="a39">
                  <text:list-item>
                    <text:list text:style-name="a39">
                      <text:list-item>
                        <text:list text:style-name="a39">
                          <text:list-item>
                            <text:p text:style-name="a38" text:class-names="" text:cond-style-name=""><text:span text:style-name="a37" text:class-names="">Fourth level</text:span></text:p>
                          </text:list-item>
                        </text:list>
                      </text:list-item>
                    </text:list>
                  </text:list-item>
                </text:list>
              </text:list-item>
            </text:list>
            <text:list text:style-name="a42">
              <text:list-item>
                <text:list text:style-name="a42">
                  <text:list-item>
                    <text:list text:style-name="a42">
                      <text:list-item>
                        <text:list text:style-name="a42">
                          <text:list-item>
                            <text:list text:style-name="a42">
                              <text:list-item>
                                <text:p text:style-name="a41" text:class-names="" text:cond-style-name=""><text:span text:style-name="a40" text:class-names="">Fifth level</text:span></text:p>
                              </text:list-item>
                            </text:list>
                          </text:list-item>
                        </text:list>
                      </text:list-item>
                    </text:list>
                  </text:list-item>
                </text:list>
              </text:list-item>
            </text:list>
          </draw:text-box>
          <svg:desc/>
        </draw:frame>
        <draw:frame draw:id="id6" presentation:style-name="a46" draw:name="Rectangle 6" svg:x="0in" svg:y="9.53819in" svg:width="3.25in" svg:height="0.50174in" presentation:class="footer" presentation:placeholder="false">
          <draw:text-box>
            <text:p text:style-name="a45" text:class-names="" text:cond-style-name=""><text:span text:style-name="a44" text:class-names=""/></text:p>
          </draw:text-box>
          <svg:desc/>
        </draw:frame>
        <draw:frame draw:id="id7" presentation:style-name="a49" draw:name="Rectangle 7" svg:x="4.25in" svg:y="9.53819in" svg:width="3.25in" svg:height="0.50174in" presentation:class="page-number" presentation:placeholder="false">
          <draw:text-box>
            <text:p text:style-name="a48" text:class-names="" text:cond-style-name=""><text:span text:style-name="a47" text:class-names=""><text:page-number style:num-format="1" text:fixed="false"/></text:span></text:p>
          </draw:text-box>
          <svg:desc/>
        </draw:frame>
      </presentation:notes>
    </style:master-page>
    <style:master-page style:name="Master1-Layout1-title-2014-Confidential--Title-Slide" style:page-layout-name="pageLayout1" draw:style-name="a51">
      <draw:frame draw:id="id8" draw:style-name="a60" draw:name="Text Box 7" svg:x="0.14583in" svg:y="6.72396in" svg:width="9.69965in" svg:height="0.30382in">
        <draw:text-box>
          <text:p text:style-name="a59" text:class-names="" text:cond-style-name=""><text:span text:style-name="a52" text:class-names="">©2014 Micron Technology, Inc. All rights reserved. Products are warranted only to meet Micron</text:span><text:span text:style-name="a53" text:class-names="">’</text:span><text:span text:style-name="a54" text:class-names="">s production data sheet specifications. Information, products, and/or specifications are subject to change without notice. All information is provided on an<text:s text:c="1"/></text:span><text:span text:style-name="a55" text:class-names="">“</text:span><text:span text:style-name="a56" text:class-names="">AS IS</text:span><text:span text:style-name="a57" text:class-names="">”</text:span><text:span text:style-name="a58" text:class-names=""> basis without warranties of any kind. Dates are estimates only. Drawings are not to scale. Micron and the Micron logo are trademarks of Micron Technology, Inc. All other trademarks are the property of their respective owners.</text:span></text:p>
        </draw:text-box>
        <svg:desc/>
      </draw:frame>
      <draw:frame draw:id="id9" draw:style-name="a63" draw:name="Rectangle 9" svg:x="0.02431in" svg:y="7.1684in" svg:width="0.54861in" svg:height="0.27257in">
        <draw:text-box>
          <text:p text:style-name="a62" text:class-names="" text:cond-style-name=""><text:span text:style-name="a61" text:class-names=""><text:page-number style:num-format="1" text:fixed="false"/></text:span></text:p>
        </draw:text-box>
        <svg:desc/>
      </draw:frame>
      <draw:frame draw:id="id10" draw:style-name="a69" draw:name="Text Box 8" svg:x="1.65278in" svg:y="7.16667in" svg:width="3.37674in" svg:height="0.23785in">
        <draw:text-box>
          <text:p text:style-name="a68" text:class-names="" text:cond-style-name=""><text:span text:style-name="a64" text:class-names="">|</text:span><text:span text:style-name="a65" text:class-names=""><text:s text:c="5"/>©2014 Micron Technology, Inc. <text:s text:c="4"/></text:span><text:span text:style-name="a66" text:class-names="">|</text:span><text:span text:style-name="a67" text:class-names=""><text:s text:c="4"/>Micron Confidential </text:span></text:p>
        </draw:text-box>
        <svg:desc/>
      </draw:frame>
      <draw:custom-shape svg:x="5.37153in" svg:y="6.94792in" svg:width="4.64236in" svg:height="0.56771in" draw:id="id11" draw:style-name="a72" draw:name="Freeform 6">
        <svg:desc/>
        <text:p text:style-name="a71" text:class-names="" text:cond-style-name=""><text:span text:style-name="a70"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12" draw:style-name="a73" draw:name="Picture 7" svg:x="8.36632in" svg:y="7.06424in" svg:width="1.30382in" svg:height="0.3559in" style:rel-width="scale" style:rel-height="scale">
        <draw:image xlink:href="media/image1.emf" xlink:type="simple" xlink:show="embed" xlink:actuate="onLoad"/>
        <svg:desc>Micron logo_white.eps</svg:desc>
      </draw:frame>
      <draw:frame draw:id="id13" presentation:style-name="a77" draw:name="Title 1" svg:x="0in" svg:y="2.32986in" svg:width="10in" svg:height="1.60764in" presentation:class="title" presentation:placeholder="false">
        <draw:text-box>
          <text:p text:style-name="a76" text:class-names="" text:cond-style-name=""><text:span text:style-name="a74" text:class-names="">Click to edit Master title style</text:span><text:span text:style-name="a75" text:class-names=""/></text:p>
        </draw:text-box>
        <svg:desc/>
      </draw:frame>
      <draw:frame draw:id="id14" presentation:style-name="a81" draw:name="Subtitle 2" svg:x="0in" svg:y="4.03184in" svg:width="10in" svg:height="1.91667in" presentation:class="subtitle" presentation:placeholder="false">
        <draw:text-box>
          <text:p text:style-name="a80" text:class-names="" text:cond-style-name=""><text:span text:style-name="a78" text:class-names="">Click to edit Master subtitle style</text:span><text:span text:style-name="a79" text:class-names=""/></text:p>
        </draw:text-box>
        <svg:desc/>
      </draw:frame>
      <draw:frame draw:id="id15" presentation:style-name="a85" draw:name="Date Placeholder 6" svg:x="0.64063in" svg:y="7.21354in" svg:width="0.9566in" svg:height="0.13021in" presentation:class="date-time" presentation:placeholder="false">
        <draw:text-box>
          <text:p text:style-name="a84" text:class-names="" text:cond-style-name=""><text:span text:style-name="a82" text:class-names=""><text:date text:fixed="false" style:data-style-name="a83"/></text:span></text:p>
        </draw:text-box>
        <svg:desc/>
      </draw:frame>
      <presentation:notes style:page-layout-name="pageLayout2" draw:style-name="a114">
        <draw:frame draw:id="id2" presentation:style-name="a88" draw:name="Rectangle 2" svg:x="0in" svg:y="0in" svg:width="3.25in" svg:height="0.50174in" presentation:class="header" presentation:placeholder="false">
          <draw:text-box>
            <text:p text:style-name="a87" text:class-names="" text:cond-style-name=""><text:span text:style-name="a86" text:class-names=""/></text:p>
          </draw:text-box>
          <svg:desc/>
        </draw:frame>
        <draw:frame draw:id="id3" presentation:style-name="a91" draw:name="Rectangle 3" svg:x="4.25in" svg:y="0in" svg:width="3.25in" svg:height="0.50174in" presentation:class="date-time" presentation:placeholder="false">
          <draw:text-box>
            <text:p text:style-name="a90" text:class-names="" text:cond-style-name=""><text:span text:style-name="a89" text:class-names=""/></text:p>
          </draw:text-box>
          <svg:desc/>
        </draw:frame>
        <draw:page-thumbnail svg:x="1.24132in" svg:y="0.75347in" svg:width="5.0191in" svg:height="3.76389in" presentation:class="page" draw:id="id4" presentation:style-name="a92" draw:name="Rectangle 4">
          <svg:desc/>
        </draw:page-thumbnail>
        <draw:frame draw:id="id5" presentation:style-name="a107" draw:name="Rectangle 5" svg:x="1in" svg:y="4.7691in" svg:width="5.5in" svg:height="4.51736in" presentation:class="notes" presentation:placeholder="false">
          <draw:text-box>
            <text:p text:style-name="a94" text:class-names="" text:cond-style-name=""><text:span text:style-name="a93" text:class-names="">Click to edit Master text styles</text:span></text:p>
            <text:list text:style-name="a97">
              <text:list-item>
                <text:list text:style-name="a97">
                  <text:list-item>
                    <text:p text:style-name="a96" text:class-names="" text:cond-style-name=""><text:span text:style-name="a95" text:class-names="">Second level</text:span></text:p>
                  </text:list-item>
                </text:list>
              </text:list-item>
            </text:list>
            <text:list text:style-name="a100">
              <text:list-item>
                <text:list text:style-name="a100">
                  <text:list-item>
                    <text:list text:style-name="a100">
                      <text:list-item>
                        <text:p text:style-name="a99" text:class-names="" text:cond-style-name=""><text:span text:style-name="a98" text:class-names="">Third level</text:span></text:p>
                      </text:list-item>
                    </text:list>
                  </text:list-item>
                </text:list>
              </text:list-item>
            </text:list>
            <text:list text:style-name="a103">
              <text:list-item>
                <text:list text:style-name="a103">
                  <text:list-item>
                    <text:list text:style-name="a103">
                      <text:list-item>
                        <text:list text:style-name="a103">
                          <text:list-item>
                            <text:p text:style-name="a102" text:class-names="" text:cond-style-name=""><text:span text:style-name="a101" text:class-names="">Fourth level</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4" text:class-names="">Fifth level</text:span></text:p>
                              </text:list-item>
                            </text:list>
                          </text:list-item>
                        </text:list>
                      </text:list-item>
                    </text:list>
                  </text:list-item>
                </text:list>
              </text:list-item>
            </text:list>
          </draw:text-box>
          <svg:desc/>
        </draw:frame>
        <draw:frame draw:id="id6" presentation:style-name="a110" draw:name="Rectangle 6" svg:x="0in" svg:y="9.53819in" svg:width="3.25in" svg:height="0.50174in" presentation:class="footer" presentation:placeholder="false">
          <draw:text-box>
            <text:p text:style-name="a109" text:class-names="" text:cond-style-name=""><text:span text:style-name="a108" text:class-names=""/></text:p>
          </draw:text-box>
          <svg:desc/>
        </draw:frame>
        <draw:frame draw:id="id7" presentation:style-name="a113" draw:name="Rectangle 7" svg:x="4.25in" svg:y="9.53819in" svg:width="3.25in" svg:height="0.50174in" presentation:class="page-number" presentation:placeholder="false">
          <draw:text-box>
            <text:p text:style-name="a112" text:class-names="" text:cond-style-name=""><text:span text:style-name="a111" text:class-names=""><text:page-number style:num-format="1" text:fixed="false"/></text:span></text:p>
          </draw:text-box>
          <svg:desc/>
        </draw:frame>
      </presentation:notes>
    </style:master-page>
    <style:master-page style:name="Master1-Layout2-obj-2014-Confidential---Title-and-Content" style:page-layout-name="pageLayout1" draw:style-name="a115">
      <draw:custom-shape svg:x="5.37153in" svg:y="6.94097in" svg:width="4.64236in" svg:height="0.56771in" draw:id="id16" draw:style-name="a118" draw:name="Freeform 3">
        <svg:desc/>
        <text:p text:style-name="a117" text:class-names="" text:cond-style-name=""><text:span text:style-name="a116"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17" draw:style-name="a121" draw:name="Rectangle 9" svg:x="0.02431in" svg:y="7.1684in" svg:width="0.54861in" svg:height="0.27257in">
        <draw:text-box>
          <text:p text:style-name="a120" text:class-names="" text:cond-style-name=""><text:span text:style-name="a119" text:class-names=""><text:page-number style:num-format="1" text:fixed="false"/></text:span></text:p>
        </draw:text-box>
        <svg:desc/>
      </draw:frame>
      <draw:frame draw:id="id18" draw:style-name="a127" draw:name="Text Box 8" svg:x="1.65278in" svg:y="7.16667in" svg:width="3.37674in" svg:height="0.23785in">
        <draw:text-box>
          <text:p text:style-name="a126" text:class-names="" text:cond-style-name=""><text:span text:style-name="a122" text:class-names="">|</text:span><text:span text:style-name="a123" text:class-names=""><text:s text:c="5"/>©2014 Micron Technology, Inc. <text:s text:c="4"/></text:span><text:span text:style-name="a124" text:class-names="">|</text:span><text:span text:style-name="a125" text:class-names=""><text:s text:c="4"/>Micron Confidential </text:span></text:p>
        </draw:text-box>
        <svg:desc/>
      </draw:frame>
      <draw:frame draw:id="id19" draw:style-name="a128" draw:name="Picture 6" svg:x="8.36632in" svg:y="7.06424in" svg:width="1.30382in" svg:height="0.3559in" style:rel-width="scale" style:rel-height="scale">
        <draw:image xlink:href="media/image1.emf" xlink:type="simple" xlink:show="embed" xlink:actuate="onLoad"/>
        <svg:desc>Micron logo_white.eps</svg:desc>
      </draw:frame>
      <draw:frame draw:id="id20" presentation:style-name="a132" draw:name="Title 1" svg:x="0in" svg:y="0in" svg:width="10in" svg:height="0.92361in" presentation:class="title" presentation:placeholder="false">
        <draw:text-box>
          <text:p text:style-name="a131" text:class-names="" text:cond-style-name=""><text:span text:style-name="a129" text:class-names="">Click to edit Master title style</text:span><text:span text:style-name="a130" text:class-names=""/></text:p>
        </draw:text-box>
        <svg:desc/>
      </draw:frame>
      <draw:frame draw:id="id21" presentation:style-name="a149" draw:name="Content Placeholder 2" svg:x="0.5in" svg:y="1.19271in" svg:width="9in" svg:height="5.50694in" presentation:class="object" presentation:placeholder="false">
        <draw:text-box>
          <text:list text:style-name="a135">
            <text:list-item>
              <text:p text:style-name="a134" text:class-names="" text:cond-style-name=""><text:span text:style-name="a133" text:class-names="">Click to 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5" text:class-names="">Fifth level</text:span><text:span text:style-name="a146" text:class-names=""/></text:p>
                            </text:list-item>
                          </text:list>
                        </text:list-item>
                      </text:list>
                    </text:list-item>
                  </text:list>
                </text:list-item>
              </text:list>
            </text:list-item>
          </text:list>
        </draw:text-box>
        <svg:desc/>
      </draw:frame>
      <draw:frame draw:id="id22" presentation:style-name="a153" draw:name="Date Placeholder 6" svg:x="0.64063in" svg:y="7.21354in" svg:width="0.9566in" svg:height="0.13021in" presentation:class="date-time" presentation:placeholder="false">
        <draw:text-box>
          <text:p text:style-name="a152" text:class-names="" text:cond-style-name=""><text:span text:style-name="a150" text:class-names=""><text:date text:fixed="false" style:data-style-name="a151"/></text:span></text:p>
        </draw:text-box>
        <svg:desc/>
      </draw:frame>
      <presentation:notes style:page-layout-name="pageLayout2" draw:style-name="a182">
        <draw:frame draw:id="id2" presentation:style-name="a156" draw:name="Rectangle 2" svg:x="0in" svg:y="0in" svg:width="3.25in" svg:height="0.50174in" presentation:class="header" presentation:placeholder="false">
          <draw:text-box>
            <text:p text:style-name="a155" text:class-names="" text:cond-style-name=""><text:span text:style-name="a154" text:class-names=""/></text:p>
          </draw:text-box>
          <svg:desc/>
        </draw:frame>
        <draw:frame draw:id="id3" presentation:style-name="a159" draw:name="Rectangle 3" svg:x="4.25in" svg:y="0in" svg:width="3.25in" svg:height="0.50174in" presentation:class="date-time" presentation:placeholder="false">
          <draw:text-box>
            <text:p text:style-name="a158" text:class-names="" text:cond-style-name=""><text:span text:style-name="a157" text:class-names=""/></text:p>
          </draw:text-box>
          <svg:desc/>
        </draw:frame>
        <draw:page-thumbnail svg:x="1.24132in" svg:y="0.75347in" svg:width="5.0191in" svg:height="3.76389in" presentation:class="page" draw:id="id4" presentation:style-name="a160" draw:name="Rectangle 4">
          <svg:desc/>
        </draw:page-thumbnail>
        <draw:frame draw:id="id5" presentation:style-name="a175" draw:name="Rectangle 5" svg:x="1in" svg:y="4.7691in" svg:width="5.5in" svg:height="4.51736in" presentation:class="notes" presentation:placeholder="false">
          <draw:text-box>
            <text:p text:style-name="a162" text:class-names="" text:cond-style-name=""><text:span text:style-name="a161" text:class-names="">Click to edit Master text styles</text:span></text:p>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4">
              <text:list-item>
                <text:list text:style-name="a174">
                  <text:list-item>
                    <text:list text:style-name="a174">
                      <text:list-item>
                        <text:list text:style-name="a174">
                          <text:list-item>
                            <text:list text:style-name="a174">
                              <text:list-item>
                                <text:p text:style-name="a173" text:class-names="" text:cond-style-name=""><text:span text:style-name="a172" text:class-names="">Fifth level</text:span></text:p>
                              </text:list-item>
                            </text:list>
                          </text:list-item>
                        </text:list>
                      </text:list-item>
                    </text:list>
                  </text:list-item>
                </text:list>
              </text:list-item>
            </text:list>
          </draw:text-box>
          <svg:desc/>
        </draw:frame>
        <draw:frame draw:id="id6" presentation:style-name="a178" draw:name="Rectangle 6" svg:x="0in" svg:y="9.53819in" svg:width="3.25in" svg:height="0.50174in" presentation:class="footer" presentation:placeholder="false">
          <draw:text-box>
            <text:p text:style-name="a177" text:class-names="" text:cond-style-name=""><text:span text:style-name="a176" text:class-names=""/></text:p>
          </draw:text-box>
          <svg:desc/>
        </draw:frame>
        <draw:frame draw:id="id7" presentation:style-name="a181" draw:name="Rectangle 7" svg:x="4.25in" svg:y="9.53819in" svg:width="3.25in" svg:height="0.50174in" presentation:class="page-number" presentation:placeholder="false">
          <draw:text-box>
            <text:p text:style-name="a180" text:class-names="" text:cond-style-name=""><text:span text:style-name="a179" text:class-names=""><text:page-number style:num-format="1" text:fixed="false"/></text:span></text:p>
          </draw:text-box>
          <svg:desc/>
        </draw:frame>
      </presentation:notes>
    </style:master-page>
    <style:master-page style:name="Master1-Layout3-twoObj-2014-Confidential---Two-Content" style:page-layout-name="pageLayout1" draw:style-name="a183">
      <draw:frame draw:id="id23" draw:style-name="a186" draw:name="Rectangle 9" svg:x="0.02431in" svg:y="7.1684in" svg:width="0.54861in" svg:height="0.27257in">
        <draw:text-box>
          <text:p text:style-name="a185" text:class-names="" text:cond-style-name=""><text:span text:style-name="a184" text:class-names=""><text:page-number style:num-format="1" text:fixed="false"/></text:span></text:p>
        </draw:text-box>
        <svg:desc/>
      </draw:frame>
      <draw:frame draw:id="id24" draw:style-name="a192" draw:name="Text Box 8" svg:x="1.65278in" svg:y="7.16667in" svg:width="3.37674in" svg:height="0.23785in">
        <draw:text-box>
          <text:p text:style-name="a191" text:class-names="" text:cond-style-name=""><text:span text:style-name="a187" text:class-names="">|</text:span><text:span text:style-name="a188" text:class-names=""><text:s text:c="5"/>©2014 Micron Technology, Inc. <text:s text:c="4"/></text:span><text:span text:style-name="a189" text:class-names="">|</text:span><text:span text:style-name="a190" text:class-names=""><text:s text:c="4"/>Micron Confidential </text:span></text:p>
        </draw:text-box>
        <svg:desc/>
      </draw:frame>
      <draw:custom-shape svg:x="5.37153in" svg:y="6.94097in" svg:width="4.64236in" svg:height="0.56771in" draw:id="id25" draw:style-name="a195" draw:name="Freeform 5">
        <svg:desc/>
        <text:p text:style-name="a194" text:class-names="" text:cond-style-name=""><text:span text:style-name="a193"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26" draw:style-name="a196" draw:name="Picture 6" svg:x="8.36632in" svg:y="7.06424in" svg:width="1.30382in" svg:height="0.3559in" style:rel-width="scale" style:rel-height="scale">
        <draw:image xlink:href="media/image1.emf" xlink:type="simple" xlink:show="embed" xlink:actuate="onLoad"/>
        <svg:desc>Micron logo_white.eps</svg:desc>
      </draw:frame>
      <draw:frame draw:id="id27" presentation:style-name="a200" draw:name="Title 1" svg:x="0in" svg:y="0in" svg:width="10in" svg:height="0.92361in" presentation:class="title" presentation:placeholder="false">
        <draw:text-box>
          <text:p text:style-name="a199" text:class-names="" text:cond-style-name=""><text:span text:style-name="a197" text:class-names="">Click to edit Master title style</text:span><text:span text:style-name="a198" text:class-names=""/></text:p>
        </draw:text-box>
        <svg:desc/>
      </draw:frame>
      <draw:frame draw:id="id28" presentation:style-name="a217" draw:name="Content Placeholder 2" svg:x="0.5in" svg:y="1.29439in" svg:width="4.41667in" svg:height="5.40526in" presentation:class="object" presentation:placeholder="false">
        <draw:text-box>
          <text:list text:style-name="a203">
            <text:list-item>
              <text:p text:style-name="a202" text:class-names="" text:cond-style-name=""><text:span text:style-name="a201" text:class-names="">Click to edit Master text styles</text:span></text:p>
            </text:list-item>
          </text:list>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6">
            <text:list-item>
              <text:list text:style-name="a216">
                <text:list-item>
                  <text:list text:style-name="a216">
                    <text:list-item>
                      <text:list text:style-name="a216">
                        <text:list-item>
                          <text:list text:style-name="a216">
                            <text:list-item>
                              <text:p text:style-name="a215" text:class-names="" text:cond-style-name=""><text:span text:style-name="a213" text:class-names="">Fifth level</text:span><text:span text:style-name="a214" text:class-names=""/></text:p>
                            </text:list-item>
                          </text:list>
                        </text:list-item>
                      </text:list>
                    </text:list-item>
                  </text:list>
                </text:list-item>
              </text:list>
            </text:list-item>
          </text:list>
        </draw:text-box>
        <svg:desc/>
      </draw:frame>
      <draw:frame draw:id="id29" presentation:style-name="a234" draw:name="Content Placeholder 3" svg:x="5.08333in" svg:y="1.29439in" svg:width="4.41667in" svg:height="5.40526in" presentation:class="object" presentation:placeholder="false">
        <draw:text-box>
          <text:list text:style-name="a220">
            <text:list-item>
              <text:p text:style-name="a219" text:class-names="" text:cond-style-name=""><text:span text:style-name="a218" text:class-names="">Click to edit Master text styles</text:span></text:p>
            </text:list-item>
          </text:list>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Fifth level</text:span><text:span text:style-name="a231" text:class-names=""/></text:p>
                            </text:list-item>
                          </text:list>
                        </text:list-item>
                      </text:list>
                    </text:list-item>
                  </text:list>
                </text:list-item>
              </text:list>
            </text:list-item>
          </text:list>
        </draw:text-box>
        <svg:desc/>
      </draw:frame>
      <draw:frame draw:id="id30" presentation:style-name="a238" draw:name="Date Placeholder 6" svg:x="0.64063in" svg:y="7.21354in" svg:width="0.9566in" svg:height="0.13021in" presentation:class="date-time" presentation:placeholder="false">
        <draw:text-box>
          <text:p text:style-name="a237" text:class-names="" text:cond-style-name=""><text:span text:style-name="a235" text:class-names=""><text:date text:fixed="false" style:data-style-name="a236"/></text:span></text:p>
        </draw:text-box>
        <svg:desc/>
      </draw:frame>
      <presentation:notes style:page-layout-name="pageLayout2" draw:style-name="a267">
        <draw:frame draw:id="id2" presentation:style-name="a241" draw:name="Rectangle 2" svg:x="0in" svg:y="0in" svg:width="3.25in" svg:height="0.50174in" presentation:class="header" presentation:placeholder="false">
          <draw:text-box>
            <text:p text:style-name="a240" text:class-names="" text:cond-style-name=""><text:span text:style-name="a239" text:class-names=""/></text:p>
          </draw:text-box>
          <svg:desc/>
        </draw:frame>
        <draw:frame draw:id="id3" presentation:style-name="a244" draw:name="Rectangle 3" svg:x="4.25in" svg:y="0in" svg:width="3.25in" svg:height="0.50174in" presentation:class="date-time" presentation:placeholder="false">
          <draw:text-box>
            <text:p text:style-name="a243" text:class-names="" text:cond-style-name=""><text:span text:style-name="a242" text:class-names=""/></text:p>
          </draw:text-box>
          <svg:desc/>
        </draw:frame>
        <draw:page-thumbnail svg:x="1.24132in" svg:y="0.75347in" svg:width="5.0191in" svg:height="3.76389in" presentation:class="page" draw:id="id4" presentation:style-name="a245" draw:name="Rectangle 4">
          <svg:desc/>
        </draw:page-thumbnail>
        <draw:frame draw:id="id5" presentation:style-name="a260" draw:name="Rectangle 5" svg:x="1in" svg:y="4.7691in" svg:width="5.5in" svg:height="4.51736in" presentation:class="notes" presentation:placeholder="false">
          <draw:text-box>
            <text:p text:style-name="a247" text:class-names="" text:cond-style-name=""><text:span text:style-name="a246" text:class-names="">Click to edit Master text styles</text:span></text:p>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7" text:class-names="">Fifth level</text:span></text:p>
                              </text:list-item>
                            </text:list>
                          </text:list-item>
                        </text:list>
                      </text:list-item>
                    </text:list>
                  </text:list-item>
                </text:list>
              </text:list-item>
            </text:list>
          </draw:text-box>
          <svg:desc/>
        </draw:frame>
        <draw:frame draw:id="id6" presentation:style-name="a263" draw:name="Rectangle 6" svg:x="0in" svg:y="9.53819in" svg:width="3.25in" svg:height="0.50174in" presentation:class="footer" presentation:placeholder="false">
          <draw:text-box>
            <text:p text:style-name="a262" text:class-names="" text:cond-style-name=""><text:span text:style-name="a261" text:class-names=""/></text:p>
          </draw:text-box>
          <svg:desc/>
        </draw:frame>
        <draw:frame draw:id="id7" presentation:style-name="a266" draw:name="Rectangle 7" svg:x="4.25in" svg:y="9.53819in" svg:width="3.25in" svg:height="0.50174in" presentation:class="page-number" presentation:placeholder="false">
          <draw:text-box>
            <text:p text:style-name="a265" text:class-names="" text:cond-style-name=""><text:span text:style-name="a264" text:class-names=""><text:page-number style:num-format="1" text:fixed="false"/></text:span></text:p>
          </draw:text-box>
          <svg:desc/>
        </draw:frame>
      </presentation:notes>
    </style:master-page>
    <style:master-page style:name="Master1-Layout4-titleOnly-2014-Confidential---Title-Only" style:page-layout-name="pageLayout1" draw:style-name="a268">
      <draw:frame draw:id="id31" draw:style-name="a271" draw:name="Rectangle 9" svg:x="0.02431in" svg:y="7.1684in" svg:width="0.54861in" svg:height="0.27257in">
        <draw:text-box>
          <text:p text:style-name="a270" text:class-names="" text:cond-style-name=""><text:span text:style-name="a269" text:class-names=""><text:page-number style:num-format="1" text:fixed="false"/></text:span></text:p>
        </draw:text-box>
        <svg:desc/>
      </draw:frame>
      <draw:frame draw:id="id32" draw:style-name="a277" draw:name="Text Box 8" svg:x="1.65278in" svg:y="7.16667in" svg:width="3.37674in" svg:height="0.23785in">
        <draw:text-box>
          <text:p text:style-name="a276" text:class-names="" text:cond-style-name=""><text:span text:style-name="a272" text:class-names="">|</text:span><text:span text:style-name="a273" text:class-names=""><text:s text:c="5"/>©2014 Micron Technology, Inc. <text:s text:c="4"/></text:span><text:span text:style-name="a274" text:class-names="">|</text:span><text:span text:style-name="a275" text:class-names=""><text:s text:c="4"/>Micron Confidential </text:span></text:p>
        </draw:text-box>
        <svg:desc/>
      </draw:frame>
      <draw:custom-shape svg:x="5.37153in" svg:y="6.94097in" svg:width="4.64236in" svg:height="0.56771in" draw:id="id33" draw:style-name="a280" draw:name="Freeform 5">
        <svg:desc/>
        <text:p text:style-name="a279" text:class-names="" text:cond-style-name=""><text:span text:style-name="a278"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34" draw:style-name="a281" draw:name="Picture 6" svg:x="8.36632in" svg:y="7.06424in" svg:width="1.30382in" svg:height="0.3559in" style:rel-width="scale" style:rel-height="scale">
        <draw:image xlink:href="media/image1.emf" xlink:type="simple" xlink:show="embed" xlink:actuate="onLoad"/>
        <svg:desc>Micron logo_white.eps</svg:desc>
      </draw:frame>
      <draw:frame draw:id="id35" presentation:style-name="a285" draw:name="Title 1" svg:x="0in" svg:y="0in" svg:width="10in" svg:height="0.92361in" presentation:class="title" presentation:placeholder="false">
        <draw:text-box>
          <text:p text:style-name="a284" text:class-names="" text:cond-style-name=""><text:span text:style-name="a282" text:class-names="">Click to edit Master title style</text:span><text:span text:style-name="a283" text:class-names=""/></text:p>
        </draw:text-box>
        <svg:desc/>
      </draw:frame>
      <draw:frame draw:id="id36" presentation:style-name="a289" draw:name="Date Placeholder 6" svg:x="0.64063in" svg:y="7.21354in" svg:width="0.9566in" svg:height="0.13021in" presentation:class="date-time" presentation:placeholder="false">
        <draw:text-box>
          <text:p text:style-name="a288" text:class-names="" text:cond-style-name=""><text:span text:style-name="a286" text:class-names=""><text:date text:fixed="false" style:data-style-name="a287"/></text:span></text:p>
        </draw:text-box>
        <svg:desc/>
      </draw:frame>
      <presentation:notes style:page-layout-name="pageLayout2" draw:style-name="a318">
        <draw:frame draw:id="id2" presentation:style-name="a292" draw:name="Rectangle 2" svg:x="0in" svg:y="0in" svg:width="3.25in" svg:height="0.50174in" presentation:class="header" presentation:placeholder="false">
          <draw:text-box>
            <text:p text:style-name="a291" text:class-names="" text:cond-style-name=""><text:span text:style-name="a290" text:class-names=""/></text:p>
          </draw:text-box>
          <svg:desc/>
        </draw:frame>
        <draw:frame draw:id="id3" presentation:style-name="a295" draw:name="Rectangle 3" svg:x="4.25in" svg:y="0in" svg:width="3.25in" svg:height="0.50174in" presentation:class="date-time" presentation:placeholder="false">
          <draw:text-box>
            <text:p text:style-name="a294" text:class-names="" text:cond-style-name=""><text:span text:style-name="a293" text:class-names=""/></text:p>
          </draw:text-box>
          <svg:desc/>
        </draw:frame>
        <draw:page-thumbnail svg:x="1.24132in" svg:y="0.75347in" svg:width="5.0191in" svg:height="3.76389in" presentation:class="page" draw:id="id4" presentation:style-name="a296" draw:name="Rectangle 4">
          <svg:desc/>
        </draw:page-thumbnail>
        <draw:frame draw:id="id5" presentation:style-name="a311" draw:name="Rectangle 5" svg:x="1in" svg:y="4.7691in" svg:width="5.5in" svg:height="4.51736in" presentation:class="notes" presentation:placeholder="false">
          <draw:text-box>
            <text:p text:style-name="a298" text:class-names="" text:cond-style-name=""><text:span text:style-name="a297" text:class-names="">Click to edit Master text styles</text:span></text:p>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desc/>
        </draw:frame>
        <draw:frame draw:id="id6" presentation:style-name="a314" draw:name="Rectangle 6" svg:x="0in" svg:y="9.53819in" svg:width="3.25in" svg:height="0.50174in" presentation:class="footer" presentation:placeholder="false">
          <draw:text-box>
            <text:p text:style-name="a313" text:class-names="" text:cond-style-name=""><text:span text:style-name="a312" text:class-names=""/></text:p>
          </draw:text-box>
          <svg:desc/>
        </draw:frame>
        <draw:frame draw:id="id7" presentation:style-name="a317" draw:name="Rectangle 7" svg:x="4.25in" svg:y="9.53819in" svg:width="3.25in" svg:height="0.50174in" presentation:class="page-number" presentation:placeholder="false">
          <draw:text-box>
            <text:p text:style-name="a316" text:class-names="" text:cond-style-name=""><text:span text:style-name="a315" text:class-names=""><text:page-number style:num-format="1" text:fixed="false"/></text:span></text:p>
          </draw:text-box>
          <svg:desc/>
        </draw:frame>
      </presentation:notes>
    </style:master-page>
    <style:master-page style:name="Master1-Layout5-blank-2014-Confidential---Blank-w-footer" style:page-layout-name="pageLayout1" draw:style-name="a319">
      <draw:frame draw:id="id37" draw:style-name="a322" draw:name="Rectangle 9" svg:x="0.02431in" svg:y="7.1684in" svg:width="0.54861in" svg:height="0.27257in">
        <draw:text-box>
          <text:p text:style-name="a321" text:class-names="" text:cond-style-name=""><text:span text:style-name="a320" text:class-names=""><text:page-number style:num-format="1" text:fixed="false"/></text:span></text:p>
        </draw:text-box>
        <svg:desc/>
      </draw:frame>
      <draw:frame draw:id="id38" draw:style-name="a328" draw:name="Text Box 8" svg:x="1.65278in" svg:y="7.16667in" svg:width="3.37674in" svg:height="0.23785in">
        <draw:text-box>
          <text:p text:style-name="a327" text:class-names="" text:cond-style-name=""><text:span text:style-name="a323" text:class-names="">|</text:span><text:span text:style-name="a324" text:class-names=""><text:s text:c="5"/>©2014 Micron Technology, Inc. <text:s text:c="4"/></text:span><text:span text:style-name="a325" text:class-names="">|</text:span><text:span text:style-name="a326" text:class-names=""><text:s text:c="4"/>Micron Confidential </text:span></text:p>
        </draw:text-box>
        <svg:desc/>
      </draw:frame>
      <draw:custom-shape svg:x="5.37153in" svg:y="6.94097in" svg:width="4.64236in" svg:height="0.56771in" draw:id="id39" draw:style-name="a331" draw:name="Freeform 5">
        <svg:desc/>
        <text:p text:style-name="a330" text:class-names="" text:cond-style-name=""><text:span text:style-name="a329"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40" draw:style-name="a332" draw:name="Picture 6" svg:x="8.36632in" svg:y="7.06424in" svg:width="1.30382in" svg:height="0.3559in" style:rel-width="scale" style:rel-height="scale">
        <draw:image xlink:href="media/image1.emf" xlink:type="simple" xlink:show="embed" xlink:actuate="onLoad"/>
        <svg:desc>Micron logo_white.eps</svg:desc>
      </draw:frame>
      <draw:frame draw:id="id41" presentation:style-name="a336" draw:name="Date Placeholder 6" svg:x="0.64063in" svg:y="7.21354in" svg:width="0.9566in" svg:height="0.13021in" presentation:class="date-time" presentation:placeholder="false">
        <draw:text-box>
          <text:p text:style-name="a335" text:class-names="" text:cond-style-name=""><text:span text:style-name="a333" text:class-names=""><text:date text:fixed="false" style:data-style-name="a334"/></text:span></text:p>
        </draw:text-box>
        <svg:desc/>
      </draw:frame>
      <presentation:notes style:page-layout-name="pageLayout2" draw:style-name="a365">
        <draw:frame draw:id="id2" presentation:style-name="a339" draw:name="Rectangle 2" svg:x="0in" svg:y="0in" svg:width="3.25in" svg:height="0.50174in" presentation:class="header" presentation:placeholder="false">
          <draw:text-box>
            <text:p text:style-name="a338" text:class-names="" text:cond-style-name=""><text:span text:style-name="a337" text:class-names=""/></text:p>
          </draw:text-box>
          <svg:desc/>
        </draw:frame>
        <draw:frame draw:id="id3" presentation:style-name="a342" draw:name="Rectangle 3" svg:x="4.25in" svg:y="0in" svg:width="3.25in" svg:height="0.50174in" presentation:class="date-time" presentation:placeholder="false">
          <draw:text-box>
            <text:p text:style-name="a341" text:class-names="" text:cond-style-name=""><text:span text:style-name="a340" text:class-names=""/></text:p>
          </draw:text-box>
          <svg:desc/>
        </draw:frame>
        <draw:page-thumbnail svg:x="1.24132in" svg:y="0.75347in" svg:width="5.0191in" svg:height="3.76389in" presentation:class="page" draw:id="id4" presentation:style-name="a343" draw:name="Rectangle 4">
          <svg:desc/>
        </draw:page-thumbnail>
        <draw:frame draw:id="id5" presentation:style-name="a358" draw:name="Rectangle 5" svg:x="1in" svg:y="4.7691in" svg:width="5.5in" svg:height="4.51736in" presentation:class="notes" presentation:placeholder="false">
          <draw:text-box>
            <text:p text:style-name="a345" text:class-names="" text:cond-style-name=""><text:span text:style-name="a344" text:class-names="">Click to edit Master text styles</text:span></text:p>
            <text:list text:style-name="a348">
              <text:list-item>
                <text:list text:style-name="a348">
                  <text:list-item>
                    <text:p text:style-name="a347" text:class-names="" text:cond-style-name=""><text:span text:style-name="a346" text:class-names="">Second level</text:span></text:p>
                  </text:list-item>
                </text:list>
              </text:list-item>
            </text:list>
            <text:list text:style-name="a351">
              <text:list-item>
                <text:list text:style-name="a351">
                  <text:list-item>
                    <text:list text:style-name="a351">
                      <text:list-item>
                        <text:p text:style-name="a350" text:class-names="" text:cond-style-name=""><text:span text:style-name="a349" text:class-names="">Third level</text:span></text:p>
                      </text:list-item>
                    </text:list>
                  </text:list-item>
                </text:list>
              </text:list-item>
            </text:list>
            <text:list text:style-name="a354">
              <text:list-item>
                <text:list text:style-name="a354">
                  <text:list-item>
                    <text:list text:style-name="a354">
                      <text:list-item>
                        <text:list text:style-name="a354">
                          <text:list-item>
                            <text:p text:style-name="a353" text:class-names="" text:cond-style-name=""><text:span text:style-name="a352" text:class-names="">Fourth level</text:span></text:p>
                          </text:list-item>
                        </text:list>
                      </text:list-item>
                    </text:list>
                  </text:list-item>
                </text:list>
              </text:list-item>
            </text:list>
            <text:list text:style-name="a357">
              <text:list-item>
                <text:list text:style-name="a357">
                  <text:list-item>
                    <text:list text:style-name="a357">
                      <text:list-item>
                        <text:list text:style-name="a357">
                          <text:list-item>
                            <text:list text:style-name="a357">
                              <text:list-item>
                                <text:p text:style-name="a356" text:class-names="" text:cond-style-name=""><text:span text:style-name="a355" text:class-names="">Fifth level</text:span></text:p>
                              </text:list-item>
                            </text:list>
                          </text:list-item>
                        </text:list>
                      </text:list-item>
                    </text:list>
                  </text:list-item>
                </text:list>
              </text:list-item>
            </text:list>
          </draw:text-box>
          <svg:desc/>
        </draw:frame>
        <draw:frame draw:id="id6" presentation:style-name="a361" draw:name="Rectangle 6" svg:x="0in" svg:y="9.53819in" svg:width="3.25in" svg:height="0.50174in" presentation:class="footer" presentation:placeholder="false">
          <draw:text-box>
            <text:p text:style-name="a360" text:class-names="" text:cond-style-name=""><text:span text:style-name="a359" text:class-names=""/></text:p>
          </draw:text-box>
          <svg:desc/>
        </draw:frame>
        <draw:frame draw:id="id7" presentation:style-name="a364" draw:name="Rectangle 7" svg:x="4.25in" svg:y="9.53819in" svg:width="3.25in" svg:height="0.50174in" presentation:class="page-number" presentation:placeholder="false">
          <draw:text-box>
            <text:p text:style-name="a363" text:class-names="" text:cond-style-name=""><text:span text:style-name="a362" text:class-names=""><text:page-number style:num-format="1" text:fixed="false"/></text:span></text:p>
          </draw:text-box>
          <svg:desc/>
        </draw:frame>
      </presentation:notes>
    </style:master-page>
    <style:master-page style:name="Master1-Layout6-picTx-2014-Confidential---Picture-with-Caption" style:page-layout-name="pageLayout1" draw:style-name="a366">
      <draw:frame draw:id="id42" draw:style-name="a369" draw:name="Rectangle 9" svg:x="0.02431in" svg:y="7.1684in" svg:width="0.54861in" svg:height="0.27257in">
        <draw:text-box>
          <text:p text:style-name="a368" text:class-names="" text:cond-style-name=""><text:span text:style-name="a367" text:class-names=""><text:page-number style:num-format="1" text:fixed="false"/></text:span></text:p>
        </draw:text-box>
        <svg:desc/>
      </draw:frame>
      <draw:frame draw:id="id43" draw:style-name="a375" draw:name="Text Box 8" svg:x="1.65278in" svg:y="7.16667in" svg:width="3.37674in" svg:height="0.23785in">
        <draw:text-box>
          <text:p text:style-name="a374" text:class-names="" text:cond-style-name=""><text:span text:style-name="a370" text:class-names="">|</text:span><text:span text:style-name="a371" text:class-names=""><text:s text:c="5"/>©2014 Micron Technology, Inc. <text:s text:c="4"/></text:span><text:span text:style-name="a372" text:class-names="">|</text:span><text:span text:style-name="a373" text:class-names=""><text:s text:c="4"/>Micron Confidential </text:span></text:p>
        </draw:text-box>
        <svg:desc/>
      </draw:frame>
      <draw:custom-shape svg:x="5.37153in" svg:y="6.94097in" svg:width="4.64236in" svg:height="0.56771in" draw:id="id44" draw:style-name="a378" draw:name="Freeform 5">
        <svg:desc/>
        <text:p text:style-name="a377" text:class-names="" text:cond-style-name=""><text:span text:style-name="a376"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45" draw:style-name="a379" draw:name="Picture 6" svg:x="8.36632in" svg:y="7.06424in" svg:width="1.30382in" svg:height="0.3559in" style:rel-width="scale" style:rel-height="scale">
        <draw:image xlink:href="media/image1.emf" xlink:type="simple" xlink:show="embed" xlink:actuate="onLoad"/>
        <svg:desc>Micron logo_white.eps</svg:desc>
      </draw:frame>
      <draw:frame draw:id="id46" presentation:style-name="a383" draw:name="Title 1" svg:x="1.96007in" svg:y="5.25in" svg:width="6in" svg:height="0.61979in" presentation:class="title" presentation:placeholder="false">
        <draw:text-box>
          <text:p text:style-name="a382" text:class-names="" text:cond-style-name=""><text:span text:style-name="a380" text:class-names="">Click to edit Master title style</text:span><text:span text:style-name="a381" text:class-names=""/></text:p>
        </draw:text-box>
        <svg:desc/>
      </draw:frame>
      <draw:frame draw:id="id47" presentation:style-name="a387" draw:name="Picture Placeholder 2" svg:x="1.96007in" svg:y="0.67014in" svg:width="6in" svg:height="4.5in" presentation:class="graphic" presentation:placeholder="false">
        <draw:text-box>
          <text:p text:style-name="a386" text:class-names="" text:cond-style-name=""><text:span text:style-name="a384" text:class-names="">Click icon to add picture</text:span><text:span text:style-name="a385" text:class-names=""/></text:p>
        </draw:text-box>
        <svg:desc/>
      </draw:frame>
      <draw:frame draw:id="id48" presentation:style-name="a391" draw:name="Text Placeholder 3" svg:x="1.96007in" svg:y="5.86979in" svg:width="6in" svg:height="0.88021in" presentation:class="outline" presentation:placeholder="false">
        <draw:text-box>
          <text:list text:style-name="a390">
            <text:list-item>
              <text:p text:style-name="a389" text:class-names="" text:cond-style-name=""><text:span text:style-name="a388" text:class-names="">Click to edit Master text styles</text:span></text:p>
            </text:list-item>
          </text:list>
        </draw:text-box>
        <svg:desc/>
      </draw:frame>
      <draw:frame draw:id="id49" presentation:style-name="a395" draw:name="Date Placeholder 6" svg:x="0.64063in" svg:y="7.21354in" svg:width="0.9566in" svg:height="0.13021in" presentation:class="date-time" presentation:placeholder="false">
        <draw:text-box>
          <text:p text:style-name="a394" text:class-names="" text:cond-style-name=""><text:span text:style-name="a392" text:class-names=""><text:date text:fixed="false" style:data-style-name="a393"/></text:span></text:p>
        </draw:text-box>
        <svg:desc/>
      </draw:frame>
      <presentation:notes style:page-layout-name="pageLayout2" draw:style-name="a424">
        <draw:frame draw:id="id2" presentation:style-name="a398" draw:name="Rectangle 2" svg:x="0in" svg:y="0in" svg:width="3.25in" svg:height="0.50174in" presentation:class="header" presentation:placeholder="false">
          <draw:text-box>
            <text:p text:style-name="a397" text:class-names="" text:cond-style-name=""><text:span text:style-name="a396" text:class-names=""/></text:p>
          </draw:text-box>
          <svg:desc/>
        </draw:frame>
        <draw:frame draw:id="id3" presentation:style-name="a401" draw:name="Rectangle 3" svg:x="4.25in" svg:y="0in" svg:width="3.25in" svg:height="0.50174in" presentation:class="date-time" presentation:placeholder="false">
          <draw:text-box>
            <text:p text:style-name="a400" text:class-names="" text:cond-style-name=""><text:span text:style-name="a399" text:class-names=""/></text:p>
          </draw:text-box>
          <svg:desc/>
        </draw:frame>
        <draw:page-thumbnail svg:x="1.24132in" svg:y="0.75347in" svg:width="5.0191in" svg:height="3.76389in" presentation:class="page" draw:id="id4" presentation:style-name="a402" draw:name="Rectangle 4">
          <svg:desc/>
        </draw:page-thumbnail>
        <draw:frame draw:id="id5" presentation:style-name="a417" draw:name="Rectangle 5" svg:x="1in" svg:y="4.7691in" svg:width="5.5in" svg:height="4.51736in" presentation:class="notes" presentation:placeholder="false">
          <draw:text-box>
            <text:p text:style-name="a404" text:class-names="" text:cond-style-name=""><text:span text:style-name="a403" text:class-names="">Click to 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4" text:class-names="">Fifth level</text:span></text:p>
                              </text:list-item>
                            </text:list>
                          </text:list-item>
                        </text:list>
                      </text:list-item>
                    </text:list>
                  </text:list-item>
                </text:list>
              </text:list-item>
            </text:list>
          </draw:text-box>
          <svg:desc/>
        </draw:frame>
        <draw:frame draw:id="id6" presentation:style-name="a420" draw:name="Rectangle 6" svg:x="0in" svg:y="9.53819in" svg:width="3.25in" svg:height="0.50174in" presentation:class="footer" presentation:placeholder="false">
          <draw:text-box>
            <text:p text:style-name="a419" text:class-names="" text:cond-style-name=""><text:span text:style-name="a418" text:class-names=""/></text:p>
          </draw:text-box>
          <svg:desc/>
        </draw:frame>
        <draw:frame draw:id="id7" presentation:style-name="a423" draw:name="Rectangle 7" svg:x="4.25in" svg:y="9.53819in" svg:width="3.25in" svg:height="0.50174in" presentation:class="page-number" presentation:placeholder="false">
          <draw:text-box>
            <text:p text:style-name="a422" text:class-names="" text:cond-style-name=""><text:span text:style-name="a421" text:class-names=""><text:page-number style:num-format="1" text:fixed="false"/></text:span></text:p>
          </draw:text-box>
          <svg:desc/>
        </draw:frame>
      </presentation:notes>
    </style:master-page>
    <style:master-page style:name="Master1-Layout7-title-1_2014-Confidential---Transition" style:page-layout-name="pageLayout1" draw:style-name="a425">
      <draw:frame draw:id="id50" draw:style-name="a428" draw:name="Rectangle 9" svg:x="0.02431in" svg:y="7.1684in" svg:width="0.54861in" svg:height="0.27257in">
        <draw:text-box>
          <text:p text:style-name="a427" text:class-names="" text:cond-style-name=""><text:span text:style-name="a426" text:class-names=""><text:page-number style:num-format="1" text:fixed="false"/></text:span></text:p>
        </draw:text-box>
        <svg:desc/>
      </draw:frame>
      <draw:frame draw:id="id51" draw:style-name="a434" draw:name="Text Box 8" svg:x="1.65278in" svg:y="7.16667in" svg:width="3.37674in" svg:height="0.23785in">
        <draw:text-box>
          <text:p text:style-name="a433" text:class-names="" text:cond-style-name=""><text:span text:style-name="a429" text:class-names="">|</text:span><text:span text:style-name="a430" text:class-names=""><text:s text:c="5"/>©2014 Micron Technology, Inc. <text:s text:c="4"/></text:span><text:span text:style-name="a431" text:class-names="">|</text:span><text:span text:style-name="a432" text:class-names=""><text:s text:c="4"/>Micron Confidential </text:span></text:p>
        </draw:text-box>
        <svg:desc/>
      </draw:frame>
      <draw:custom-shape svg:x="5.35938in" svg:y="6.93229in" svg:width="4.64062in" svg:height="0.56771in" draw:id="id52" draw:style-name="a437" draw:name="Freeform 5">
        <svg:desc/>
        <text:p text:style-name="a436" text:class-names="" text:cond-style-name=""><text:span text:style-name="a435"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67834 * ?f5 / 4583411"/>
          <draw:equation draw:name="f9" draw:formula="0 * ?f4 / 522804"/>
          <draw:equation draw:name="f10" draw:formula="0 * ?f5 / 4583411"/>
          <draw:equation draw:name="f11" draw:formula="507005 * ?f4 / 522804"/>
          <draw:equation draw:name="f12" draw:formula="3362151 * ?f5 / 4583411"/>
          <draw:equation draw:name="f13" draw:formula="507704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53" draw:style-name="a438" draw:name="Picture 6" svg:x="8.36632in" svg:y="7.06424in" svg:width="1.30382in" svg:height="0.3559in" style:rel-width="scale" style:rel-height="scale">
        <draw:image xlink:href="media/image1.emf" xlink:type="simple" xlink:show="embed" xlink:actuate="onLoad"/>
        <svg:desc>Micron logo_white.eps</svg:desc>
      </draw:frame>
      <draw:frame draw:id="id54" presentation:style-name="a442" draw:name="Title 1" svg:x="0in" svg:y="2.32986in" svg:width="10in" svg:height="1.60764in" presentation:class="title" presentation:placeholder="false">
        <draw:text-box>
          <text:p text:style-name="a441" text:class-names="" text:cond-style-name=""><text:span text:style-name="a439" text:class-names="">Click to edit Master title style</text:span><text:span text:style-name="a440" text:class-names=""/></text:p>
        </draw:text-box>
        <svg:desc/>
      </draw:frame>
      <draw:frame draw:id="id55" presentation:style-name="a446" draw:name="Subtitle 2" svg:x="0in" svg:y="4.03184in" svg:width="10in" svg:height="1.91667in" presentation:class="subtitle" presentation:placeholder="false">
        <draw:text-box>
          <text:p text:style-name="a445" text:class-names="" text:cond-style-name=""><text:span text:style-name="a443" text:class-names="">Click to edit Master subtitle style</text:span><text:span text:style-name="a444" text:class-names=""/></text:p>
        </draw:text-box>
        <svg:desc/>
      </draw:frame>
      <draw:frame draw:id="id56" presentation:style-name="a450" draw:name="Date Placeholder 6" svg:x="0.64063in" svg:y="7.21354in" svg:width="0.9566in" svg:height="0.13021in" presentation:class="date-time" presentation:placeholder="false">
        <draw:text-box>
          <text:p text:style-name="a449" text:class-names="" text:cond-style-name=""><text:span text:style-name="a447" text:class-names=""><text:date text:fixed="false" style:data-style-name="a448"/></text:span></text:p>
        </draw:text-box>
        <svg:desc/>
      </draw:frame>
      <presentation:notes style:page-layout-name="pageLayout2" draw:style-name="a479">
        <draw:frame draw:id="id2" presentation:style-name="a453" draw:name="Rectangle 2" svg:x="0in" svg:y="0in" svg:width="3.25in" svg:height="0.50174in" presentation:class="header" presentation:placeholder="false">
          <draw:text-box>
            <text:p text:style-name="a452" text:class-names="" text:cond-style-name=""><text:span text:style-name="a451" text:class-names=""/></text:p>
          </draw:text-box>
          <svg:desc/>
        </draw:frame>
        <draw:frame draw:id="id3" presentation:style-name="a456" draw:name="Rectangle 3" svg:x="4.25in" svg:y="0in" svg:width="3.25in" svg:height="0.50174in" presentation:class="date-time" presentation:placeholder="false">
          <draw:text-box>
            <text:p text:style-name="a455" text:class-names="" text:cond-style-name=""><text:span text:style-name="a454" text:class-names=""/></text:p>
          </draw:text-box>
          <svg:desc/>
        </draw:frame>
        <draw:page-thumbnail svg:x="1.24132in" svg:y="0.75347in" svg:width="5.0191in" svg:height="3.76389in" presentation:class="page" draw:id="id4" presentation:style-name="a457" draw:name="Rectangle 4">
          <svg:desc/>
        </draw:page-thumbnail>
        <draw:frame draw:id="id5" presentation:style-name="a472" draw:name="Rectangle 5" svg:x="1in" svg:y="4.7691in" svg:width="5.5in" svg:height="4.51736in" presentation:class="notes" presentation:placeholder="false">
          <draw:text-box>
            <text:p text:style-name="a459" text:class-names="" text:cond-style-name=""><text:span text:style-name="a458" text:class-names="">Click to edit Master text styles</text:span></text:p>
            <text:list text:style-name="a462">
              <text:list-item>
                <text:list text:style-name="a462">
                  <text:list-item>
                    <text:p text:style-name="a461" text:class-names="" text:cond-style-name=""><text:span text:style-name="a460" text:class-names="">Second level</text:span></text:p>
                  </text:list-item>
                </text:list>
              </text:list-item>
            </text:list>
            <text:list text:style-name="a465">
              <text:list-item>
                <text:list text:style-name="a465">
                  <text:list-item>
                    <text:list text:style-name="a465">
                      <text:list-item>
                        <text:p text:style-name="a464" text:class-names="" text:cond-style-name=""><text:span text:style-name="a463" text:class-names="">Third level</text:span></text:p>
                      </text:list-item>
                    </text:list>
                  </text:list-item>
                </text:list>
              </text:list-item>
            </text:list>
            <text:list text:style-name="a468">
              <text:list-item>
                <text:list text:style-name="a468">
                  <text:list-item>
                    <text:list text:style-name="a468">
                      <text:list-item>
                        <text:list text:style-name="a468">
                          <text:list-item>
                            <text:p text:style-name="a467" text:class-names="" text:cond-style-name=""><text:span text:style-name="a466" text:class-names="">Fourth level</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9" text:class-names="">Fifth level</text:span></text:p>
                              </text:list-item>
                            </text:list>
                          </text:list-item>
                        </text:list>
                      </text:list-item>
                    </text:list>
                  </text:list-item>
                </text:list>
              </text:list-item>
            </text:list>
          </draw:text-box>
          <svg:desc/>
        </draw:frame>
        <draw:frame draw:id="id6" presentation:style-name="a475" draw:name="Rectangle 6" svg:x="0in" svg:y="9.53819in" svg:width="3.25in" svg:height="0.50174in" presentation:class="footer" presentation:placeholder="false">
          <draw:text-box>
            <text:p text:style-name="a474" text:class-names="" text:cond-style-name=""><text:span text:style-name="a473" text:class-names=""/></text:p>
          </draw:text-box>
          <svg:desc/>
        </draw:frame>
        <draw:frame draw:id="id7" presentation:style-name="a478" draw:name="Rectangle 7" svg:x="4.25in" svg:y="9.53819in" svg:width="3.25in" svg:height="0.50174in" presentation:class="page-number" presentation:placeholder="false">
          <draw:text-box>
            <text:p text:style-name="a477" text:class-names="" text:cond-style-name=""><text:span text:style-name="a476" text:class-names=""><text:page-number style:num-format="1" text:fixed="false"/></text:span></text:p>
          </draw:text-box>
          <svg:desc/>
        </draw:frame>
      </presentation:notes>
    </style:master-page>
    <style:master-page style:name="Master1-Layout8-cust-BLANK-SLIDE-no-footer" style:page-layout-name="pageLayout1" draw:style-name="a480">
      <presentation:notes style:page-layout-name="pageLayout2" draw:style-name="a509">
        <draw:frame draw:id="id2" presentation:style-name="a483" draw:name="Rectangle 2" svg:x="0in" svg:y="0in" svg:width="3.25in" svg:height="0.50174in" presentation:class="header" presentation:placeholder="false">
          <draw:text-box>
            <text:p text:style-name="a482" text:class-names="" text:cond-style-name=""><text:span text:style-name="a481" text:class-names=""/></text:p>
          </draw:text-box>
          <svg:desc/>
        </draw:frame>
        <draw:frame draw:id="id3" presentation:style-name="a486" draw:name="Rectangle 3" svg:x="4.25in" svg:y="0in" svg:width="3.25in" svg:height="0.50174in" presentation:class="date-time" presentation:placeholder="false">
          <draw:text-box>
            <text:p text:style-name="a485" text:class-names="" text:cond-style-name=""><text:span text:style-name="a484" text:class-names=""/></text:p>
          </draw:text-box>
          <svg:desc/>
        </draw:frame>
        <draw:page-thumbnail svg:x="1.24132in" svg:y="0.75347in" svg:width="5.0191in" svg:height="3.76389in" presentation:class="page" draw:id="id4" presentation:style-name="a487" draw:name="Rectangle 4">
          <svg:desc/>
        </draw:page-thumbnail>
        <draw:frame draw:id="id5" presentation:style-name="a502" draw:name="Rectangle 5" svg:x="1in" svg:y="4.7691in" svg:width="5.5in" svg:height="4.51736in" presentation:class="notes" presentation:placeholder="false">
          <draw:text-box>
            <text:p text:style-name="a489" text:class-names="" text:cond-style-name=""><text:span text:style-name="a488" text:class-names="">Click to edit Master text styles</text:span></text:p>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1">
              <text:list-item>
                <text:list text:style-name="a501">
                  <text:list-item>
                    <text:list text:style-name="a501">
                      <text:list-item>
                        <text:list text:style-name="a501">
                          <text:list-item>
                            <text:list text:style-name="a501">
                              <text:list-item>
                                <text:p text:style-name="a500" text:class-names="" text:cond-style-name=""><text:span text:style-name="a499" text:class-names="">Fifth level</text:span></text:p>
                              </text:list-item>
                            </text:list>
                          </text:list-item>
                        </text:list>
                      </text:list-item>
                    </text:list>
                  </text:list-item>
                </text:list>
              </text:list-item>
            </text:list>
          </draw:text-box>
          <svg:desc/>
        </draw:frame>
        <draw:frame draw:id="id6" presentation:style-name="a505" draw:name="Rectangle 6" svg:x="0in" svg:y="9.53819in" svg:width="3.25in" svg:height="0.50174in" presentation:class="footer" presentation:placeholder="false">
          <draw:text-box>
            <text:p text:style-name="a504" text:class-names="" text:cond-style-name=""><text:span text:style-name="a503" text:class-names=""/></text:p>
          </draw:text-box>
          <svg:desc/>
        </draw:frame>
        <draw:frame draw:id="id7" presentation:style-name="a508" draw:name="Rectangle 7" svg:x="4.25in" svg:y="9.53819in" svg:width="3.25in" svg:height="0.50174in" presentation:class="page-number" presentation:placeholder="false">
          <draw:text-box>
            <text:p text:style-name="a507" text:class-names="" text:cond-style-name=""><text:span text:style-name="a506" text:class-names=""><text:page-number style:num-format="1" text:fixed="false"/></text:span></text:p>
          </draw:text-box>
          <svg:desc/>
        </draw:frame>
      </presentation:notes>
    </style:master-page>
    <style:master-page style:name="Master1-Layout9-cust-2014---Micron-End-Page" style:page-layout-name="pageLayout1" draw:style-name="a510">
      <draw:frame draw:id="id57" draw:style-name="a511" draw:name="Picture 3" svg:x="1.61285in" svg:y="2.65799in" svg:width="6.70486in" svg:height="2.23958in" style:rel-width="scale" style:rel-height="scale">
        <draw:image xlink:href="media/image2.jpeg" xlink:type="simple" xlink:show="embed" xlink:actuate="onLoad"/>
        <svg:desc>Micron-Your-Innovation-Logo.jpg</svg:desc>
      </draw:frame>
      <presentation:notes style:page-layout-name="pageLayout2" draw:style-name="a540">
        <draw:frame draw:id="id2" presentation:style-name="a514" draw:name="Rectangle 2" svg:x="0in" svg:y="0in" svg:width="3.25in" svg:height="0.50174in" presentation:class="header" presentation:placeholder="false">
          <draw:text-box>
            <text:p text:style-name="a513" text:class-names="" text:cond-style-name=""><text:span text:style-name="a512" text:class-names=""/></text:p>
          </draw:text-box>
          <svg:desc/>
        </draw:frame>
        <draw:frame draw:id="id3" presentation:style-name="a517" draw:name="Rectangle 3" svg:x="4.25in" svg:y="0in" svg:width="3.25in" svg:height="0.50174in" presentation:class="date-time" presentation:placeholder="false">
          <draw:text-box>
            <text:p text:style-name="a516" text:class-names="" text:cond-style-name=""><text:span text:style-name="a515" text:class-names=""/></text:p>
          </draw:text-box>
          <svg:desc/>
        </draw:frame>
        <draw:page-thumbnail svg:x="1.24132in" svg:y="0.75347in" svg:width="5.0191in" svg:height="3.76389in" presentation:class="page" draw:id="id4" presentation:style-name="a518" draw:name="Rectangle 4">
          <svg:desc/>
        </draw:page-thumbnail>
        <draw:frame draw:id="id5" presentation:style-name="a533" draw:name="Rectangle 5" svg:x="1in" svg:y="4.7691in" svg:width="5.5in" svg:height="4.51736in" presentation:class="notes" presentation:placeholder="false">
          <draw:text-box>
            <text:p text:style-name="a520" text:class-names="" text:cond-style-name=""><text:span text:style-name="a519" text:class-names="">Click to edit Master text styles</text:span></text:p>
            <text:list text:style-name="a523">
              <text:list-item>
                <text:list text:style-name="a523">
                  <text:list-item>
                    <text:p text:style-name="a522" text:class-names="" text:cond-style-name=""><text:span text:style-name="a521" text:class-names="">Second level</text:span></text:p>
                  </text:list-item>
                </text:list>
              </text:list-item>
            </text:list>
            <text:list text:style-name="a526">
              <text:list-item>
                <text:list text:style-name="a526">
                  <text:list-item>
                    <text:list text:style-name="a526">
                      <text:list-item>
                        <text:p text:style-name="a525" text:class-names="" text:cond-style-name=""><text:span text:style-name="a524" text:class-names="">Third level</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30" text:class-names="">Fifth level</text:span></text:p>
                              </text:list-item>
                            </text:list>
                          </text:list-item>
                        </text:list>
                      </text:list-item>
                    </text:list>
                  </text:list-item>
                </text:list>
              </text:list-item>
            </text:list>
          </draw:text-box>
          <svg:desc/>
        </draw:frame>
        <draw:frame draw:id="id6" presentation:style-name="a536" draw:name="Rectangle 6" svg:x="0in" svg:y="9.53819in" svg:width="3.25in" svg:height="0.50174in" presentation:class="footer" presentation:placeholder="false">
          <draw:text-box>
            <text:p text:style-name="a535" text:class-names="" text:cond-style-name=""><text:span text:style-name="a534" text:class-names=""/></text:p>
          </draw:text-box>
          <svg:desc/>
        </draw:frame>
        <draw:frame draw:id="id7" presentation:style-name="a539" draw:name="Rectangle 7" svg:x="4.25in" svg:y="9.53819in" svg:width="3.25in" svg:height="0.50174in" presentation:class="page-number" presentation:placeholder="false">
          <draw:text-box>
            <text:p text:style-name="a538" text:class-names="" text:cond-style-name=""><text:span text:style-name="a537" text:class-names=""><text:page-number style:num-format="1" text:fixed="false"/></text:span></text:p>
          </draw:text-box>
          <svg:desc/>
        </draw:frame>
      </presentation:notes>
    </style:master-page>
    <style:master-page style:name="Master1-Layout10-title-2014-Non-Con---Title-Slide" style:page-layout-name="pageLayout1" draw:style-name="a541">
      <draw:frame draw:id="id58" draw:style-name="a550" draw:name="Text Box 7" svg:x="0.14583in" svg:y="6.72396in" svg:width="9.69965in" svg:height="0.30382in">
        <draw:text-box>
          <text:p text:style-name="a549" text:class-names="" text:cond-style-name=""><text:span text:style-name="a542" text:class-names="">©2014 Micron Technology, Inc. All rights reserved. Products are warranted only to meet Micron</text:span><text:span text:style-name="a543" text:class-names="">’</text:span><text:span text:style-name="a544" text:class-names="">s production data sheet specifications. Information, products, and/or specifications are subject to change without notice. All information is provided on an<text:s text:c="1"/></text:span><text:span text:style-name="a545" text:class-names="">“</text:span><text:span text:style-name="a546" text:class-names="">AS IS</text:span><text:span text:style-name="a547" text:class-names="">”</text:span><text:span text:style-name="a548" text:class-names=""> basis without warranties of any kind. Dates are estimates only. Drawings are not to scale. Micron and the Micron logo are trademarks of Micron Technology, Inc. All other trademarks are the property of their respective owners.</text:span></text:p>
        </draw:text-box>
        <svg:desc/>
      </draw:frame>
      <draw:frame draw:id="id59" draw:style-name="a553" draw:name="Rectangle 9" svg:x="0.02431in" svg:y="7.1684in" svg:width="0.54861in" svg:height="0.27257in">
        <draw:text-box>
          <text:p text:style-name="a552" text:class-names="" text:cond-style-name=""><text:span text:style-name="a551" text:class-names=""><text:page-number style:num-format="1" text:fixed="false"/></text:span></text:p>
        </draw:text-box>
        <svg:desc/>
      </draw:frame>
      <draw:frame draw:id="id60" draw:style-name="a557" draw:name="Text Box 8" svg:x="1.65278in" svg:y="7.16667in" svg:width="1.90278in" svg:height="0.23785in">
        <draw:text-box>
          <text:p text:style-name="a556" text:class-names="" text:cond-style-name=""><text:span text:style-name="a554" text:class-names="">|</text:span><text:span text:style-name="a555" text:class-names=""><text:s text:c="5"/>©2014 Micron Technology, Inc. <text:s text:c="4"/></text:span></text:p>
        </draw:text-box>
        <svg:desc/>
      </draw:frame>
      <draw:custom-shape svg:x="5.37153in" svg:y="6.94097in" svg:width="4.64236in" svg:height="0.56771in" draw:id="id61" draw:style-name="a560" draw:name="Freeform 6">
        <svg:desc/>
        <text:p text:style-name="a559" text:class-names="" text:cond-style-name=""><text:span text:style-name="a558"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62" draw:style-name="a561" draw:name="Picture 7" svg:x="8.36632in" svg:y="7.06424in" svg:width="1.30382in" svg:height="0.3559in" style:rel-width="scale" style:rel-height="scale">
        <draw:image xlink:href="media/image1.emf" xlink:type="simple" xlink:show="embed" xlink:actuate="onLoad"/>
        <svg:desc>Micron logo_white.eps</svg:desc>
      </draw:frame>
      <draw:frame draw:id="id63" presentation:style-name="a565" draw:name="Title 1" svg:x="0in" svg:y="2.32986in" svg:width="10in" svg:height="1.60764in" presentation:class="title" presentation:placeholder="false">
        <draw:text-box>
          <text:p text:style-name="a564" text:class-names="" text:cond-style-name=""><text:span text:style-name="a562" text:class-names="">Click to edit Master title style</text:span><text:span text:style-name="a563" text:class-names=""/></text:p>
        </draw:text-box>
        <svg:desc/>
      </draw:frame>
      <draw:frame draw:id="id64" presentation:style-name="a569" draw:name="Subtitle 2" svg:x="0in" svg:y="4.03184in" svg:width="10in" svg:height="1.91667in" presentation:class="subtitle" presentation:placeholder="false">
        <draw:text-box>
          <text:p text:style-name="a568" text:class-names="" text:cond-style-name=""><text:span text:style-name="a566" text:class-names="">Click to edit Master subtitle style</text:span><text:span text:style-name="a567" text:class-names=""/></text:p>
        </draw:text-box>
        <svg:desc/>
      </draw:frame>
      <draw:frame draw:id="id65" presentation:style-name="a573" draw:name="Date Placeholder 6" svg:x="0.64063in" svg:y="7.21354in" svg:width="0.9566in" svg:height="0.13021in" presentation:class="date-time" presentation:placeholder="false">
        <draw:text-box>
          <text:p text:style-name="a572" text:class-names="" text:cond-style-name=""><text:span text:style-name="a570" text:class-names=""><text:date text:fixed="false" style:data-style-name="a571"/></text:span></text:p>
        </draw:text-box>
        <svg:desc/>
      </draw:frame>
      <presentation:notes style:page-layout-name="pageLayout2" draw:style-name="a602">
        <draw:frame draw:id="id2" presentation:style-name="a576" draw:name="Rectangle 2" svg:x="0in" svg:y="0in" svg:width="3.25in" svg:height="0.50174in" presentation:class="header" presentation:placeholder="false">
          <draw:text-box>
            <text:p text:style-name="a575" text:class-names="" text:cond-style-name=""><text:span text:style-name="a574" text:class-names=""/></text:p>
          </draw:text-box>
          <svg:desc/>
        </draw:frame>
        <draw:frame draw:id="id3" presentation:style-name="a579" draw:name="Rectangle 3" svg:x="4.25in" svg:y="0in" svg:width="3.25in" svg:height="0.50174in" presentation:class="date-time" presentation:placeholder="false">
          <draw:text-box>
            <text:p text:style-name="a578" text:class-names="" text:cond-style-name=""><text:span text:style-name="a577" text:class-names=""/></text:p>
          </draw:text-box>
          <svg:desc/>
        </draw:frame>
        <draw:page-thumbnail svg:x="1.24132in" svg:y="0.75347in" svg:width="5.0191in" svg:height="3.76389in" presentation:class="page" draw:id="id4" presentation:style-name="a580" draw:name="Rectangle 4">
          <svg:desc/>
        </draw:page-thumbnail>
        <draw:frame draw:id="id5" presentation:style-name="a595" draw:name="Rectangle 5" svg:x="1in" svg:y="4.7691in" svg:width="5.5in" svg:height="4.51736in" presentation:class="notes" presentation:placeholder="false">
          <draw:text-box>
            <text:p text:style-name="a582" text:class-names="" text:cond-style-name=""><text:span text:style-name="a581" text:class-names="">Click to edit Master text styles</text:span></text:p>
            <text:list text:style-name="a585">
              <text:list-item>
                <text:list text:style-name="a585">
                  <text:list-item>
                    <text:p text:style-name="a584" text:class-names="" text:cond-style-name=""><text:span text:style-name="a583" text:class-names="">Second level</text:span></text:p>
                  </text:list-item>
                </text:list>
              </text:list-item>
            </text:list>
            <text:list text:style-name="a588">
              <text:list-item>
                <text:list text:style-name="a588">
                  <text:list-item>
                    <text:list text:style-name="a588">
                      <text:list-item>
                        <text:p text:style-name="a587" text:class-names="" text:cond-style-name=""><text:span text:style-name="a586" text:class-names="">Third level</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Fourth level</text:span></text:p>
                          </text:list-item>
                        </text:list>
                      </text:list-item>
                    </text:list>
                  </text:list-item>
                </text:list>
              </text:list-item>
            </text:list>
            <text:list text:style-name="a594">
              <text:list-item>
                <text:list text:style-name="a594">
                  <text:list-item>
                    <text:list text:style-name="a594">
                      <text:list-item>
                        <text:list text:style-name="a594">
                          <text:list-item>
                            <text:list text:style-name="a594">
                              <text:list-item>
                                <text:p text:style-name="a593" text:class-names="" text:cond-style-name=""><text:span text:style-name="a592" text:class-names="">Fifth level</text:span></text:p>
                              </text:list-item>
                            </text:list>
                          </text:list-item>
                        </text:list>
                      </text:list-item>
                    </text:list>
                  </text:list-item>
                </text:list>
              </text:list-item>
            </text:list>
          </draw:text-box>
          <svg:desc/>
        </draw:frame>
        <draw:frame draw:id="id6" presentation:style-name="a598" draw:name="Rectangle 6" svg:x="0in" svg:y="9.53819in" svg:width="3.25in" svg:height="0.50174in" presentation:class="footer" presentation:placeholder="false">
          <draw:text-box>
            <text:p text:style-name="a597" text:class-names="" text:cond-style-name=""><text:span text:style-name="a596" text:class-names=""/></text:p>
          </draw:text-box>
          <svg:desc/>
        </draw:frame>
        <draw:frame draw:id="id7" presentation:style-name="a601" draw:name="Rectangle 7" svg:x="4.25in" svg:y="9.53819in" svg:width="3.25in" svg:height="0.50174in" presentation:class="page-number" presentation:placeholder="false">
          <draw:text-box>
            <text:p text:style-name="a600" text:class-names="" text:cond-style-name=""><text:span text:style-name="a599" text:class-names=""><text:page-number style:num-format="1" text:fixed="false"/></text:span></text:p>
          </draw:text-box>
          <svg:desc/>
        </draw:frame>
      </presentation:notes>
    </style:master-page>
    <style:master-page style:name="Master1-Layout11-obj-2014-Non-Con---Title-and-Content" style:page-layout-name="pageLayout1" draw:style-name="a603">
      <draw:frame draw:id="id66" draw:style-name="a606" draw:name="Rectangle 9" svg:x="0.02431in" svg:y="7.1684in" svg:width="0.54861in" svg:height="0.27257in">
        <draw:text-box>
          <text:p text:style-name="a605" text:class-names="" text:cond-style-name=""><text:span text:style-name="a604" text:class-names=""><text:page-number style:num-format="1" text:fixed="false"/></text:span></text:p>
        </draw:text-box>
        <svg:desc/>
      </draw:frame>
      <draw:frame draw:id="id67" draw:style-name="a610" draw:name="Text Box 8" svg:x="1.65278in" svg:y="7.16667in" svg:width="1.90278in" svg:height="0.23785in">
        <draw:text-box>
          <text:p text:style-name="a609" text:class-names="" text:cond-style-name=""><text:span text:style-name="a607" text:class-names="">|</text:span><text:span text:style-name="a608" text:class-names=""><text:s text:c="5"/>©2014 Micron Technology, Inc. <text:s text:c="4"/></text:span></text:p>
        </draw:text-box>
        <svg:desc/>
      </draw:frame>
      <draw:custom-shape svg:x="5.37153in" svg:y="6.94097in" svg:width="4.64236in" svg:height="0.56771in" draw:id="id68" draw:style-name="a613" draw:name="Freeform 5">
        <svg:desc/>
        <text:p text:style-name="a612" text:class-names="" text:cond-style-name=""><text:span text:style-name="a611"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69" draw:style-name="a614" draw:name="Picture 6" svg:x="8.36632in" svg:y="7.06424in" svg:width="1.30382in" svg:height="0.3559in" style:rel-width="scale" style:rel-height="scale">
        <draw:image xlink:href="media/image1.emf" xlink:type="simple" xlink:show="embed" xlink:actuate="onLoad"/>
        <svg:desc>Micron logo_white.eps</svg:desc>
      </draw:frame>
      <draw:frame draw:id="id70" presentation:style-name="a618" draw:name="Title 1" svg:x="0in" svg:y="0in" svg:width="10in" svg:height="0.92361in" presentation:class="title" presentation:placeholder="false">
        <draw:text-box>
          <text:p text:style-name="a617" text:class-names="" text:cond-style-name=""><text:span text:style-name="a615" text:class-names="">Click to edit Master title style</text:span><text:span text:style-name="a616" text:class-names=""/></text:p>
        </draw:text-box>
        <svg:desc/>
      </draw:frame>
      <draw:frame draw:id="id71" presentation:style-name="a635" draw:name="Content Placeholder 2" svg:x="0.5in" svg:y="1.19271in" svg:width="9in" svg:height="5.50694in" presentation:class="object" presentation:placeholder="false">
        <draw:text-box>
          <text:list text:style-name="a621">
            <text:list-item>
              <text:p text:style-name="a620" text:class-names="" text:cond-style-name=""><text:span text:style-name="a619" text:class-names="">Click to edit Master text styles</text:span></text:p>
            </text:list-item>
          </text:list>
          <text:list text:style-name="a624">
            <text:list-item>
              <text:list text:style-name="a624">
                <text:list-item>
                  <text:p text:style-name="a623" text:class-names="" text:cond-style-name=""><text:span text:style-name="a622" text:class-names="">Second level</text:span></text:p>
                </text:list-item>
              </text:list>
            </text:list-item>
          </text:list>
          <text:list text:style-name="a627">
            <text:list-item>
              <text:list text:style-name="a627">
                <text:list-item>
                  <text:list text:style-name="a627">
                    <text:list-item>
                      <text:p text:style-name="a626" text:class-names="" text:cond-style-name=""><text:span text:style-name="a625" text:class-names="">Third le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Fourth level</text:span></text:p>
                        </text:list-item>
                      </text:list>
                    </text:list-item>
                  </text:list>
                </text:list-item>
              </text:list>
            </text:list-item>
          </text:list>
          <text:list text:style-name="a634">
            <text:list-item>
              <text:list text:style-name="a634">
                <text:list-item>
                  <text:list text:style-name="a634">
                    <text:list-item>
                      <text:list text:style-name="a634">
                        <text:list-item>
                          <text:list text:style-name="a634">
                            <text:list-item>
                              <text:p text:style-name="a633" text:class-names="" text:cond-style-name=""><text:span text:style-name="a631" text:class-names="">Fifth level</text:span><text:span text:style-name="a632" text:class-names=""/></text:p>
                            </text:list-item>
                          </text:list>
                        </text:list-item>
                      </text:list>
                    </text:list-item>
                  </text:list>
                </text:list-item>
              </text:list>
            </text:list-item>
          </text:list>
        </draw:text-box>
        <svg:desc/>
      </draw:frame>
      <draw:frame draw:id="id72" presentation:style-name="a639" draw:name="Date Placeholder 6" svg:x="0.64063in" svg:y="7.21354in" svg:width="0.9566in" svg:height="0.13021in" presentation:class="date-time" presentation:placeholder="false">
        <draw:text-box>
          <text:p text:style-name="a638" text:class-names="" text:cond-style-name=""><text:span text:style-name="a636" text:class-names=""><text:date text:fixed="false" style:data-style-name="a637"/></text:span></text:p>
        </draw:text-box>
        <svg:desc/>
      </draw:frame>
      <presentation:notes style:page-layout-name="pageLayout2" draw:style-name="a668">
        <draw:frame draw:id="id2" presentation:style-name="a642" draw:name="Rectangle 2" svg:x="0in" svg:y="0in" svg:width="3.25in" svg:height="0.50174in" presentation:class="header" presentation:placeholder="false">
          <draw:text-box>
            <text:p text:style-name="a641" text:class-names="" text:cond-style-name=""><text:span text:style-name="a640" text:class-names=""/></text:p>
          </draw:text-box>
          <svg:desc/>
        </draw:frame>
        <draw:frame draw:id="id3" presentation:style-name="a645" draw:name="Rectangle 3" svg:x="4.25in" svg:y="0in" svg:width="3.25in" svg:height="0.50174in" presentation:class="date-time" presentation:placeholder="false">
          <draw:text-box>
            <text:p text:style-name="a644" text:class-names="" text:cond-style-name=""><text:span text:style-name="a643" text:class-names=""/></text:p>
          </draw:text-box>
          <svg:desc/>
        </draw:frame>
        <draw:page-thumbnail svg:x="1.24132in" svg:y="0.75347in" svg:width="5.0191in" svg:height="3.76389in" presentation:class="page" draw:id="id4" presentation:style-name="a646" draw:name="Rectangle 4">
          <svg:desc/>
        </draw:page-thumbnail>
        <draw:frame draw:id="id5" presentation:style-name="a661" draw:name="Rectangle 5" svg:x="1in" svg:y="4.7691in" svg:width="5.5in" svg:height="4.51736in" presentation:class="notes" presentation:placeholder="false">
          <draw:text-box>
            <text:p text:style-name="a648" text:class-names="" text:cond-style-name=""><text:span text:style-name="a647" text:class-names="">Click to edit Master text styles</text:span></text:p>
            <text:list text:style-name="a651">
              <text:list-item>
                <text:list text:style-name="a651">
                  <text:list-item>
                    <text:p text:style-name="a650" text:class-names="" text:cond-style-name=""><text:span text:style-name="a649" text:class-names="">Second level</text:span></text:p>
                  </text:list-item>
                </text:list>
              </text:list-item>
            </text:list>
            <text:list text:style-name="a654">
              <text:list-item>
                <text:list text:style-name="a654">
                  <text:list-item>
                    <text:list text:style-name="a654">
                      <text:list-item>
                        <text:p text:style-name="a653" text:class-names="" text:cond-style-name=""><text:span text:style-name="a652" text:class-names="">Third level</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Fourth level</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Fifth level</text:span></text:p>
                              </text:list-item>
                            </text:list>
                          </text:list-item>
                        </text:list>
                      </text:list-item>
                    </text:list>
                  </text:list-item>
                </text:list>
              </text:list-item>
            </text:list>
          </draw:text-box>
          <svg:desc/>
        </draw:frame>
        <draw:frame draw:id="id6" presentation:style-name="a664" draw:name="Rectangle 6" svg:x="0in" svg:y="9.53819in" svg:width="3.25in" svg:height="0.50174in" presentation:class="footer" presentation:placeholder="false">
          <draw:text-box>
            <text:p text:style-name="a663" text:class-names="" text:cond-style-name=""><text:span text:style-name="a662" text:class-names=""/></text:p>
          </draw:text-box>
          <svg:desc/>
        </draw:frame>
        <draw:frame draw:id="id7" presentation:style-name="a667" draw:name="Rectangle 7" svg:x="4.25in" svg:y="9.53819in" svg:width="3.25in" svg:height="0.50174in" presentation:class="page-number" presentation:placeholder="false">
          <draw:text-box>
            <text:p text:style-name="a666" text:class-names="" text:cond-style-name=""><text:span text:style-name="a665" text:class-names=""><text:page-number style:num-format="1" text:fixed="false"/></text:span></text:p>
          </draw:text-box>
          <svg:desc/>
        </draw:frame>
      </presentation:notes>
    </style:master-page>
    <style:master-page style:name="Master1-Layout12-twoObj-2014-Non-Con---Two-Content" style:page-layout-name="pageLayout1" draw:style-name="a669">
      <draw:frame draw:id="id73" draw:style-name="a672" draw:name="Rectangle 9" svg:x="0.02431in" svg:y="7.1684in" svg:width="0.54861in" svg:height="0.27257in">
        <draw:text-box>
          <text:p text:style-name="a671" text:class-names="" text:cond-style-name=""><text:span text:style-name="a670" text:class-names=""><text:page-number style:num-format="1" text:fixed="false"/></text:span></text:p>
        </draw:text-box>
        <svg:desc/>
      </draw:frame>
      <draw:frame draw:id="id74" draw:style-name="a676" draw:name="Text Box 8" svg:x="1.65278in" svg:y="7.16667in" svg:width="1.90278in" svg:height="0.23785in">
        <draw:text-box>
          <text:p text:style-name="a675" text:class-names="" text:cond-style-name=""><text:span text:style-name="a673" text:class-names="">|</text:span><text:span text:style-name="a674" text:class-names=""><text:s text:c="5"/>©2014 Micron Technology, Inc. <text:s text:c="4"/></text:span></text:p>
        </draw:text-box>
        <svg:desc/>
      </draw:frame>
      <draw:custom-shape svg:x="5.37153in" svg:y="6.94097in" svg:width="4.64236in" svg:height="0.56771in" draw:id="id75" draw:style-name="a679" draw:name="Freeform 5">
        <svg:desc/>
        <text:p text:style-name="a678" text:class-names="" text:cond-style-name=""><text:span text:style-name="a677"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76" draw:style-name="a680" draw:name="Picture 6" svg:x="8.36632in" svg:y="7.06424in" svg:width="1.30382in" svg:height="0.3559in" style:rel-width="scale" style:rel-height="scale">
        <draw:image xlink:href="media/image1.emf" xlink:type="simple" xlink:show="embed" xlink:actuate="onLoad"/>
        <svg:desc>Micron logo_white.eps</svg:desc>
      </draw:frame>
      <draw:frame draw:id="id77" presentation:style-name="a684" draw:name="Title 1" svg:x="0in" svg:y="0in" svg:width="10in" svg:height="0.92361in" presentation:class="title" presentation:placeholder="false">
        <draw:text-box>
          <text:p text:style-name="a683" text:class-names="" text:cond-style-name=""><text:span text:style-name="a681" text:class-names="">Click to edit Master title style</text:span><text:span text:style-name="a682" text:class-names=""/></text:p>
        </draw:text-box>
        <svg:desc/>
      </draw:frame>
      <draw:frame draw:id="id78" presentation:style-name="a701" draw:name="Content Placeholder 2" svg:x="0.5in" svg:y="1.29439in" svg:width="4.41667in" svg:height="5.40526in" presentation:class="object" presentation:placeholder="false">
        <draw:text-box>
          <text:list text:style-name="a687">
            <text:list-item>
              <text:p text:style-name="a686" text:class-names="" text:cond-style-name=""><text:span text:style-name="a685" text:class-names="">Click to edit Master text styles</text:span></text:p>
            </text:list-item>
          </text:list>
          <text:list text:style-name="a690">
            <text:list-item>
              <text:list text:style-name="a690">
                <text:list-item>
                  <text:p text:style-name="a689" text:class-names="" text:cond-style-name=""><text:span text:style-name="a688" text:class-names="">Second level</text:span></text:p>
                </text:list-item>
              </text:list>
            </text:list-item>
          </text:list>
          <text:list text:style-name="a693">
            <text:list-item>
              <text:list text:style-name="a693">
                <text:list-item>
                  <text:list text:style-name="a693">
                    <text:list-item>
                      <text:p text:style-name="a692" text:class-names="" text:cond-style-name=""><text:span text:style-name="a691" text:class-names="">Third level</text:span></text:p>
                    </text:list-item>
                  </text:list>
                </text:list-item>
              </text:list>
            </text:list-item>
          </text:list>
          <text:list text:style-name="a696">
            <text:list-item>
              <text:list text:style-name="a696">
                <text:list-item>
                  <text:list text:style-name="a696">
                    <text:list-item>
                      <text:list text:style-name="a696">
                        <text:list-item>
                          <text:p text:style-name="a695" text:class-names="" text:cond-style-name=""><text:span text:style-name="a694" text:class-names="">Fourth level</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7" text:class-names="">Fifth level</text:span><text:span text:style-name="a698" text:class-names=""/></text:p>
                            </text:list-item>
                          </text:list>
                        </text:list-item>
                      </text:list>
                    </text:list-item>
                  </text:list>
                </text:list-item>
              </text:list>
            </text:list-item>
          </text:list>
        </draw:text-box>
        <svg:desc/>
      </draw:frame>
      <draw:frame draw:id="id79" presentation:style-name="a718" draw:name="Content Placeholder 3" svg:x="5.08333in" svg:y="1.29439in" svg:width="4.41667in" svg:height="5.40526in" presentation:class="object" presentation:placeholder="false">
        <draw:text-box>
          <text:list text:style-name="a704">
            <text:list-item>
              <text:p text:style-name="a703" text:class-names="" text:cond-style-name=""><text:span text:style-name="a702" text:class-names="">Click to edit Master text styles</text:span></text:p>
            </text:list-item>
          </text:list>
          <text:list text:style-name="a707">
            <text:list-item>
              <text:list text:style-name="a707">
                <text:list-item>
                  <text:p text:style-name="a706" text:class-names="" text:cond-style-name=""><text:span text:style-name="a705" text:class-names="">Second level</text:span></text:p>
                </text:list-item>
              </text:list>
            </text:list-item>
          </text:list>
          <text:list text:style-name="a710">
            <text:list-item>
              <text:list text:style-name="a710">
                <text:list-item>
                  <text:list text:style-name="a710">
                    <text:list-item>
                      <text:p text:style-name="a709" text:class-names="" text:cond-style-name=""><text:span text:style-name="a708" text:class-names="">Third level</text:span></text:p>
                    </text:list-item>
                  </text:list>
                </text:list-item>
              </text:list>
            </text:list-item>
          </text:list>
          <text:list text:style-name="a713">
            <text:list-item>
              <text:list text:style-name="a713">
                <text:list-item>
                  <text:list text:style-name="a713">
                    <text:list-item>
                      <text:list text:style-name="a713">
                        <text:list-item>
                          <text:p text:style-name="a712" text:class-names="" text:cond-style-name=""><text:span text:style-name="a711" text:class-names="">Fourth level</text:span></text:p>
                        </text:list-item>
                      </text:list>
                    </text:list-item>
                  </text:list>
                </text:list-item>
              </text:list>
            </text:list-item>
          </text:list>
          <text:list text:style-name="a717">
            <text:list-item>
              <text:list text:style-name="a717">
                <text:list-item>
                  <text:list text:style-name="a717">
                    <text:list-item>
                      <text:list text:style-name="a717">
                        <text:list-item>
                          <text:list text:style-name="a717">
                            <text:list-item>
                              <text:p text:style-name="a716" text:class-names="" text:cond-style-name=""><text:span text:style-name="a714" text:class-names="">Fifth level</text:span><text:span text:style-name="a715" text:class-names=""/></text:p>
                            </text:list-item>
                          </text:list>
                        </text:list-item>
                      </text:list>
                    </text:list-item>
                  </text:list>
                </text:list-item>
              </text:list>
            </text:list-item>
          </text:list>
        </draw:text-box>
        <svg:desc/>
      </draw:frame>
      <draw:frame draw:id="id80" presentation:style-name="a722" draw:name="Date Placeholder 6" svg:x="0.64063in" svg:y="7.21354in" svg:width="0.9566in" svg:height="0.13021in" presentation:class="date-time" presentation:placeholder="false">
        <draw:text-box>
          <text:p text:style-name="a721" text:class-names="" text:cond-style-name=""><text:span text:style-name="a719" text:class-names=""><text:date text:fixed="false" style:data-style-name="a720"/></text:span></text:p>
        </draw:text-box>
        <svg:desc/>
      </draw:frame>
      <presentation:notes style:page-layout-name="pageLayout2" draw:style-name="a751">
        <draw:frame draw:id="id2" presentation:style-name="a725" draw:name="Rectangle 2" svg:x="0in" svg:y="0in" svg:width="3.25in" svg:height="0.50174in" presentation:class="header" presentation:placeholder="false">
          <draw:text-box>
            <text:p text:style-name="a724" text:class-names="" text:cond-style-name=""><text:span text:style-name="a723" text:class-names=""/></text:p>
          </draw:text-box>
          <svg:desc/>
        </draw:frame>
        <draw:frame draw:id="id3" presentation:style-name="a728" draw:name="Rectangle 3" svg:x="4.25in" svg:y="0in" svg:width="3.25in" svg:height="0.50174in" presentation:class="date-time" presentation:placeholder="false">
          <draw:text-box>
            <text:p text:style-name="a727" text:class-names="" text:cond-style-name=""><text:span text:style-name="a726" text:class-names=""/></text:p>
          </draw:text-box>
          <svg:desc/>
        </draw:frame>
        <draw:page-thumbnail svg:x="1.24132in" svg:y="0.75347in" svg:width="5.0191in" svg:height="3.76389in" presentation:class="page" draw:id="id4" presentation:style-name="a729" draw:name="Rectangle 4">
          <svg:desc/>
        </draw:page-thumbnail>
        <draw:frame draw:id="id5" presentation:style-name="a744" draw:name="Rectangle 5" svg:x="1in" svg:y="4.7691in" svg:width="5.5in" svg:height="4.51736in" presentation:class="notes" presentation:placeholder="false">
          <draw:text-box>
            <text:p text:style-name="a731" text:class-names="" text:cond-style-name=""><text:span text:style-name="a730" text:class-names="">Click to edit Master text styles</text:span></text:p>
            <text:list text:style-name="a734">
              <text:list-item>
                <text:list text:style-name="a734">
                  <text:list-item>
                    <text:p text:style-name="a733" text:class-names="" text:cond-style-name=""><text:span text:style-name="a732" text:class-names="">Second level</text:span></text:p>
                  </text:list-item>
                </text:list>
              </text:list-item>
            </text:list>
            <text:list text:style-name="a737">
              <text:list-item>
                <text:list text:style-name="a737">
                  <text:list-item>
                    <text:list text:style-name="a737">
                      <text:list-item>
                        <text:p text:style-name="a736" text:class-names="" text:cond-style-name=""><text:span text:style-name="a735" text:class-names="">Third level</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Fourth level</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1" text:class-names="">Fifth level</text:span></text:p>
                              </text:list-item>
                            </text:list>
                          </text:list-item>
                        </text:list>
                      </text:list-item>
                    </text:list>
                  </text:list-item>
                </text:list>
              </text:list-item>
            </text:list>
          </draw:text-box>
          <svg:desc/>
        </draw:frame>
        <draw:frame draw:id="id6" presentation:style-name="a747" draw:name="Rectangle 6" svg:x="0in" svg:y="9.53819in" svg:width="3.25in" svg:height="0.50174in" presentation:class="footer" presentation:placeholder="false">
          <draw:text-box>
            <text:p text:style-name="a746" text:class-names="" text:cond-style-name=""><text:span text:style-name="a745" text:class-names=""/></text:p>
          </draw:text-box>
          <svg:desc/>
        </draw:frame>
        <draw:frame draw:id="id7" presentation:style-name="a750" draw:name="Rectangle 7" svg:x="4.25in" svg:y="9.53819in" svg:width="3.25in" svg:height="0.50174in" presentation:class="page-number" presentation:placeholder="false">
          <draw:text-box>
            <text:p text:style-name="a749" text:class-names="" text:cond-style-name=""><text:span text:style-name="a748" text:class-names=""><text:page-number style:num-format="1" text:fixed="false"/></text:span></text:p>
          </draw:text-box>
          <svg:desc/>
        </draw:frame>
      </presentation:notes>
    </style:master-page>
    <style:master-page style:name="Master1-Layout13-titleOnly-2014-Non-Con---Title-Only" style:page-layout-name="pageLayout1" draw:style-name="a752">
      <draw:frame draw:id="id81" draw:style-name="a755" draw:name="Rectangle 9" svg:x="0.02431in" svg:y="7.1684in" svg:width="0.54861in" svg:height="0.27257in">
        <draw:text-box>
          <text:p text:style-name="a754" text:class-names="" text:cond-style-name=""><text:span text:style-name="a753" text:class-names=""><text:page-number style:num-format="1" text:fixed="false"/></text:span></text:p>
        </draw:text-box>
        <svg:desc/>
      </draw:frame>
      <draw:frame draw:id="id82" draw:style-name="a759" draw:name="Text Box 8" svg:x="1.65278in" svg:y="7.16667in" svg:width="1.90278in" svg:height="0.23785in">
        <draw:text-box>
          <text:p text:style-name="a758" text:class-names="" text:cond-style-name=""><text:span text:style-name="a756" text:class-names="">|</text:span><text:span text:style-name="a757" text:class-names=""><text:s text:c="5"/>©2014 Micron Technology, Inc. <text:s text:c="4"/></text:span></text:p>
        </draw:text-box>
        <svg:desc/>
      </draw:frame>
      <draw:custom-shape svg:x="5.37153in" svg:y="6.94097in" svg:width="4.64236in" svg:height="0.56771in" draw:id="id83" draw:style-name="a762" draw:name="Freeform 5">
        <svg:desc/>
        <text:p text:style-name="a761" text:class-names="" text:cond-style-name=""><text:span text:style-name="a760"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84" draw:style-name="a763" draw:name="Picture 6" svg:x="8.36632in" svg:y="7.06424in" svg:width="1.30382in" svg:height="0.3559in" style:rel-width="scale" style:rel-height="scale">
        <draw:image xlink:href="media/image1.emf" xlink:type="simple" xlink:show="embed" xlink:actuate="onLoad"/>
        <svg:desc>Micron logo_white.eps</svg:desc>
      </draw:frame>
      <draw:frame draw:id="id85" presentation:style-name="a767" draw:name="Title 1" svg:x="0in" svg:y="0in" svg:width="10in" svg:height="0.92361in" presentation:class="title" presentation:placeholder="false">
        <draw:text-box>
          <text:p text:style-name="a766" text:class-names="" text:cond-style-name=""><text:span text:style-name="a764" text:class-names="">Click to edit Master title style</text:span><text:span text:style-name="a765" text:class-names=""/></text:p>
        </draw:text-box>
        <svg:desc/>
      </draw:frame>
      <draw:frame draw:id="id86" presentation:style-name="a771" draw:name="Date Placeholder 6" svg:x="0.64063in" svg:y="7.21354in" svg:width="0.9566in" svg:height="0.13021in" presentation:class="date-time" presentation:placeholder="false">
        <draw:text-box>
          <text:p text:style-name="a770" text:class-names="" text:cond-style-name=""><text:span text:style-name="a768" text:class-names=""><text:date text:fixed="false" style:data-style-name="a769"/></text:span></text:p>
        </draw:text-box>
        <svg:desc/>
      </draw:frame>
      <presentation:notes style:page-layout-name="pageLayout2" draw:style-name="a800">
        <draw:frame draw:id="id2" presentation:style-name="a774" draw:name="Rectangle 2" svg:x="0in" svg:y="0in" svg:width="3.25in" svg:height="0.50174in" presentation:class="header" presentation:placeholder="false">
          <draw:text-box>
            <text:p text:style-name="a773" text:class-names="" text:cond-style-name=""><text:span text:style-name="a772" text:class-names=""/></text:p>
          </draw:text-box>
          <svg:desc/>
        </draw:frame>
        <draw:frame draw:id="id3" presentation:style-name="a777" draw:name="Rectangle 3" svg:x="4.25in" svg:y="0in" svg:width="3.25in" svg:height="0.50174in" presentation:class="date-time" presentation:placeholder="false">
          <draw:text-box>
            <text:p text:style-name="a776" text:class-names="" text:cond-style-name=""><text:span text:style-name="a775" text:class-names=""/></text:p>
          </draw:text-box>
          <svg:desc/>
        </draw:frame>
        <draw:page-thumbnail svg:x="1.24132in" svg:y="0.75347in" svg:width="5.0191in" svg:height="3.76389in" presentation:class="page" draw:id="id4" presentation:style-name="a778" draw:name="Rectangle 4">
          <svg:desc/>
        </draw:page-thumbnail>
        <draw:frame draw:id="id5" presentation:style-name="a793" draw:name="Rectangle 5" svg:x="1in" svg:y="4.7691in" svg:width="5.5in" svg:height="4.51736in" presentation:class="notes" presentation:placeholder="false">
          <draw:text-box>
            <text:p text:style-name="a780" text:class-names="" text:cond-style-name=""><text:span text:style-name="a779" text:class-names="">Click to edit Master text styles</text:span></text:p>
            <text:list text:style-name="a783">
              <text:list-item>
                <text:list text:style-name="a783">
                  <text:list-item>
                    <text:p text:style-name="a782" text:class-names="" text:cond-style-name=""><text:span text:style-name="a781" text:class-names="">Second level</text:span></text:p>
                  </text:list-item>
                </text:list>
              </text:list-item>
            </text:list>
            <text:list text:style-name="a786">
              <text:list-item>
                <text:list text:style-name="a786">
                  <text:list-item>
                    <text:list text:style-name="a786">
                      <text:list-item>
                        <text:p text:style-name="a785" text:class-names="" text:cond-style-name=""><text:span text:style-name="a784" text:class-names="">Third level</text:span></text:p>
                      </text:list-item>
                    </text:list>
                  </text:list-item>
                </text:list>
              </text:list-item>
            </text:list>
            <text:list text:style-name="a789">
              <text:list-item>
                <text:list text:style-name="a789">
                  <text:list-item>
                    <text:list text:style-name="a789">
                      <text:list-item>
                        <text:list text:style-name="a789">
                          <text:list-item>
                            <text:p text:style-name="a788" text:class-names="" text:cond-style-name=""><text:span text:style-name="a787" text:class-names="">Fourth level</text:span></text:p>
                          </text:list-item>
                        </text:list>
                      </text:list-item>
                    </text:list>
                  </text:list-item>
                </text:list>
              </text:list-item>
            </text:list>
            <text:list text:style-name="a792">
              <text:list-item>
                <text:list text:style-name="a792">
                  <text:list-item>
                    <text:list text:style-name="a792">
                      <text:list-item>
                        <text:list text:style-name="a792">
                          <text:list-item>
                            <text:list text:style-name="a792">
                              <text:list-item>
                                <text:p text:style-name="a791" text:class-names="" text:cond-style-name=""><text:span text:style-name="a790" text:class-names="">Fifth level</text:span></text:p>
                              </text:list-item>
                            </text:list>
                          </text:list-item>
                        </text:list>
                      </text:list-item>
                    </text:list>
                  </text:list-item>
                </text:list>
              </text:list-item>
            </text:list>
          </draw:text-box>
          <svg:desc/>
        </draw:frame>
        <draw:frame draw:id="id6" presentation:style-name="a796" draw:name="Rectangle 6" svg:x="0in" svg:y="9.53819in" svg:width="3.25in" svg:height="0.50174in" presentation:class="footer" presentation:placeholder="false">
          <draw:text-box>
            <text:p text:style-name="a795" text:class-names="" text:cond-style-name=""><text:span text:style-name="a794" text:class-names=""/></text:p>
          </draw:text-box>
          <svg:desc/>
        </draw:frame>
        <draw:frame draw:id="id7" presentation:style-name="a799" draw:name="Rectangle 7" svg:x="4.25in" svg:y="9.53819in" svg:width="3.25in" svg:height="0.50174in" presentation:class="page-number" presentation:placeholder="false">
          <draw:text-box>
            <text:p text:style-name="a798" text:class-names="" text:cond-style-name=""><text:span text:style-name="a797" text:class-names=""><text:page-number style:num-format="1" text:fixed="false"/></text:span></text:p>
          </draw:text-box>
          <svg:desc/>
        </draw:frame>
      </presentation:notes>
    </style:master-page>
    <style:master-page style:name="Master1-Layout14-blank-2014-Non-Con---Blank-w-Footer" style:page-layout-name="pageLayout1" draw:style-name="a801">
      <draw:frame draw:id="id87" draw:style-name="a804" draw:name="Rectangle 9" svg:x="0.02431in" svg:y="7.1684in" svg:width="0.54861in" svg:height="0.27257in">
        <draw:text-box>
          <text:p text:style-name="a803" text:class-names="" text:cond-style-name=""><text:span text:style-name="a802" text:class-names=""><text:page-number style:num-format="1" text:fixed="false"/></text:span></text:p>
        </draw:text-box>
        <svg:desc/>
      </draw:frame>
      <draw:frame draw:id="id88" draw:style-name="a808" draw:name="Text Box 8" svg:x="1.65278in" svg:y="7.16667in" svg:width="1.90278in" svg:height="0.23785in">
        <draw:text-box>
          <text:p text:style-name="a807" text:class-names="" text:cond-style-name=""><text:span text:style-name="a805" text:class-names="">|</text:span><text:span text:style-name="a806" text:class-names=""><text:s text:c="5"/>©2014 Micron Technology, Inc. <text:s text:c="4"/></text:span></text:p>
        </draw:text-box>
        <svg:desc/>
      </draw:frame>
      <draw:custom-shape svg:x="5.37153in" svg:y="6.94097in" svg:width="4.64236in" svg:height="0.56771in" draw:id="id89" draw:style-name="a811" draw:name="Freeform 5">
        <svg:desc/>
        <text:p text:style-name="a810" text:class-names="" text:cond-style-name=""><text:span text:style-name="a809"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90" draw:style-name="a812" draw:name="Picture 6" svg:x="8.36632in" svg:y="7.06424in" svg:width="1.30382in" svg:height="0.3559in" style:rel-width="scale" style:rel-height="scale">
        <draw:image xlink:href="media/image1.emf" xlink:type="simple" xlink:show="embed" xlink:actuate="onLoad"/>
        <svg:desc>Micron logo_white.eps</svg:desc>
      </draw:frame>
      <draw:frame draw:id="id91" presentation:style-name="a816" draw:name="Date Placeholder 6" svg:x="0.64063in" svg:y="7.21354in" svg:width="0.9566in" svg:height="0.13021in" presentation:class="date-time" presentation:placeholder="false">
        <draw:text-box>
          <text:p text:style-name="a815" text:class-names="" text:cond-style-name=""><text:span text:style-name="a813" text:class-names=""><text:date text:fixed="false" style:data-style-name="a814"/></text:span></text:p>
        </draw:text-box>
        <svg:desc/>
      </draw:frame>
      <presentation:notes style:page-layout-name="pageLayout2" draw:style-name="a845">
        <draw:frame draw:id="id2" presentation:style-name="a819" draw:name="Rectangle 2" svg:x="0in" svg:y="0in" svg:width="3.25in" svg:height="0.50174in" presentation:class="header" presentation:placeholder="false">
          <draw:text-box>
            <text:p text:style-name="a818" text:class-names="" text:cond-style-name=""><text:span text:style-name="a817" text:class-names=""/></text:p>
          </draw:text-box>
          <svg:desc/>
        </draw:frame>
        <draw:frame draw:id="id3" presentation:style-name="a822" draw:name="Rectangle 3" svg:x="4.25in" svg:y="0in" svg:width="3.25in" svg:height="0.50174in" presentation:class="date-time" presentation:placeholder="false">
          <draw:text-box>
            <text:p text:style-name="a821" text:class-names="" text:cond-style-name=""><text:span text:style-name="a820" text:class-names=""/></text:p>
          </draw:text-box>
          <svg:desc/>
        </draw:frame>
        <draw:page-thumbnail svg:x="1.24132in" svg:y="0.75347in" svg:width="5.0191in" svg:height="3.76389in" presentation:class="page" draw:id="id4" presentation:style-name="a823" draw:name="Rectangle 4">
          <svg:desc/>
        </draw:page-thumbnail>
        <draw:frame draw:id="id5" presentation:style-name="a838" draw:name="Rectangle 5" svg:x="1in" svg:y="4.7691in" svg:width="5.5in" svg:height="4.51736in" presentation:class="notes" presentation:placeholder="false">
          <draw:text-box>
            <text:p text:style-name="a825" text:class-names="" text:cond-style-name=""><text:span text:style-name="a824" text:class-names="">Click to edit Master text styles</text:span></text:p>
            <text:list text:style-name="a828">
              <text:list-item>
                <text:list text:style-name="a828">
                  <text:list-item>
                    <text:p text:style-name="a827" text:class-names="" text:cond-style-name=""><text:span text:style-name="a826" text:class-names="">Second level</text:span></text:p>
                  </text:list-item>
                </text:list>
              </text:list-item>
            </text:list>
            <text:list text:style-name="a831">
              <text:list-item>
                <text:list text:style-name="a831">
                  <text:list-item>
                    <text:list text:style-name="a831">
                      <text:list-item>
                        <text:p text:style-name="a830" text:class-names="" text:cond-style-name=""><text:span text:style-name="a829" text:class-names="">Third level</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Fourth level</text:span></text:p>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5" text:class-names="">Fifth level</text:span></text:p>
                              </text:list-item>
                            </text:list>
                          </text:list-item>
                        </text:list>
                      </text:list-item>
                    </text:list>
                  </text:list-item>
                </text:list>
              </text:list-item>
            </text:list>
          </draw:text-box>
          <svg:desc/>
        </draw:frame>
        <draw:frame draw:id="id6" presentation:style-name="a841" draw:name="Rectangle 6" svg:x="0in" svg:y="9.53819in" svg:width="3.25in" svg:height="0.50174in" presentation:class="footer" presentation:placeholder="false">
          <draw:text-box>
            <text:p text:style-name="a840" text:class-names="" text:cond-style-name=""><text:span text:style-name="a839" text:class-names=""/></text:p>
          </draw:text-box>
          <svg:desc/>
        </draw:frame>
        <draw:frame draw:id="id7" presentation:style-name="a844" draw:name="Rectangle 7" svg:x="4.25in" svg:y="9.53819in" svg:width="3.25in" svg:height="0.50174in" presentation:class="page-number" presentation:placeholder="false">
          <draw:text-box>
            <text:p text:style-name="a843" text:class-names="" text:cond-style-name=""><text:span text:style-name="a842" text:class-names=""><text:page-number style:num-format="1" text:fixed="false"/></text:span></text:p>
          </draw:text-box>
          <svg:desc/>
        </draw:frame>
      </presentation:notes>
    </style:master-page>
    <style:master-page style:name="Master1-Layout15-picTx-2014-Non-Con---Picture-with-Caption" style:page-layout-name="pageLayout1" draw:style-name="a846">
      <draw:frame draw:id="id92" draw:style-name="a849" draw:name="Rectangle 9" svg:x="0.02431in" svg:y="7.1684in" svg:width="0.54861in" svg:height="0.27257in">
        <draw:text-box>
          <text:p text:style-name="a848" text:class-names="" text:cond-style-name=""><text:span text:style-name="a847" text:class-names=""><text:page-number style:num-format="1" text:fixed="false"/></text:span></text:p>
        </draw:text-box>
        <svg:desc/>
      </draw:frame>
      <draw:frame draw:id="id93" draw:style-name="a853" draw:name="Text Box 8" svg:x="1.65278in" svg:y="7.16667in" svg:width="1.90278in" svg:height="0.23785in">
        <draw:text-box>
          <text:p text:style-name="a852" text:class-names="" text:cond-style-name=""><text:span text:style-name="a850" text:class-names="">|</text:span><text:span text:style-name="a851" text:class-names=""><text:s text:c="5"/>©2014 Micron Technology, Inc. <text:s text:c="4"/></text:span></text:p>
        </draw:text-box>
        <svg:desc/>
      </draw:frame>
      <draw:custom-shape svg:x="5.37153in" svg:y="6.94097in" svg:width="4.64236in" svg:height="0.56771in" draw:id="id94" draw:style-name="a856" draw:name="Freeform 5">
        <svg:desc/>
        <text:p text:style-name="a855" text:class-names="" text:cond-style-name=""><text:span text:style-name="a854"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95" draw:style-name="a857" draw:name="Picture 6" svg:x="8.36632in" svg:y="7.06424in" svg:width="1.30382in" svg:height="0.3559in" style:rel-width="scale" style:rel-height="scale">
        <draw:image xlink:href="media/image1.emf" xlink:type="simple" xlink:show="embed" xlink:actuate="onLoad"/>
        <svg:desc>Micron logo_white.eps</svg:desc>
      </draw:frame>
      <draw:frame draw:id="id96" presentation:style-name="a861" draw:name="Title 1" svg:x="1.96007in" svg:y="5.25in" svg:width="6in" svg:height="0.61979in" presentation:class="title" presentation:placeholder="false">
        <draw:text-box>
          <text:p text:style-name="a860" text:class-names="" text:cond-style-name=""><text:span text:style-name="a858" text:class-names="">Click to edit Master title style</text:span><text:span text:style-name="a859" text:class-names=""/></text:p>
        </draw:text-box>
        <svg:desc/>
      </draw:frame>
      <draw:frame draw:id="id97" presentation:style-name="a865" draw:name="Picture Placeholder 2" svg:x="1.96007in" svg:y="0.67014in" svg:width="6in" svg:height="4.5in" presentation:class="graphic" presentation:placeholder="false">
        <draw:text-box>
          <text:p text:style-name="a864" text:class-names="" text:cond-style-name=""><text:span text:style-name="a862" text:class-names="">Click icon to add picture</text:span><text:span text:style-name="a863" text:class-names=""/></text:p>
        </draw:text-box>
        <svg:desc/>
      </draw:frame>
      <draw:frame draw:id="id98" presentation:style-name="a869" draw:name="Text Placeholder 3" svg:x="1.96007in" svg:y="5.86979in" svg:width="6in" svg:height="0.88021in" presentation:class="outline" presentation:placeholder="false">
        <draw:text-box>
          <text:list text:style-name="a868">
            <text:list-item>
              <text:p text:style-name="a867" text:class-names="" text:cond-style-name=""><text:span text:style-name="a866" text:class-names="">Click to edit Master text styles</text:span></text:p>
            </text:list-item>
          </text:list>
        </draw:text-box>
        <svg:desc/>
      </draw:frame>
      <draw:frame draw:id="id99" presentation:style-name="a873" draw:name="Date Placeholder 6" svg:x="0.64063in" svg:y="7.21354in" svg:width="0.9566in" svg:height="0.13021in" presentation:class="date-time" presentation:placeholder="false">
        <draw:text-box>
          <text:p text:style-name="a872" text:class-names="" text:cond-style-name=""><text:span text:style-name="a870" text:class-names=""><text:date text:fixed="false" style:data-style-name="a871"/></text:span></text:p>
        </draw:text-box>
        <svg:desc/>
      </draw:frame>
      <presentation:notes style:page-layout-name="pageLayout2" draw:style-name="a902">
        <draw:frame draw:id="id2" presentation:style-name="a876" draw:name="Rectangle 2" svg:x="0in" svg:y="0in" svg:width="3.25in" svg:height="0.50174in" presentation:class="header" presentation:placeholder="false">
          <draw:text-box>
            <text:p text:style-name="a875" text:class-names="" text:cond-style-name=""><text:span text:style-name="a874" text:class-names=""/></text:p>
          </draw:text-box>
          <svg:desc/>
        </draw:frame>
        <draw:frame draw:id="id3" presentation:style-name="a879" draw:name="Rectangle 3" svg:x="4.25in" svg:y="0in" svg:width="3.25in" svg:height="0.50174in" presentation:class="date-time" presentation:placeholder="false">
          <draw:text-box>
            <text:p text:style-name="a878" text:class-names="" text:cond-style-name=""><text:span text:style-name="a877" text:class-names=""/></text:p>
          </draw:text-box>
          <svg:desc/>
        </draw:frame>
        <draw:page-thumbnail svg:x="1.24132in" svg:y="0.75347in" svg:width="5.0191in" svg:height="3.76389in" presentation:class="page" draw:id="id4" presentation:style-name="a880" draw:name="Rectangle 4">
          <svg:desc/>
        </draw:page-thumbnail>
        <draw:frame draw:id="id5" presentation:style-name="a895" draw:name="Rectangle 5" svg:x="1in" svg:y="4.7691in" svg:width="5.5in" svg:height="4.51736in" presentation:class="notes" presentation:placeholder="false">
          <draw:text-box>
            <text:p text:style-name="a882" text:class-names="" text:cond-style-name=""><text:span text:style-name="a881" text:class-names="">Click to edit Master text styles</text:span></text:p>
            <text:list text:style-name="a885">
              <text:list-item>
                <text:list text:style-name="a885">
                  <text:list-item>
                    <text:p text:style-name="a884" text:class-names="" text:cond-style-name=""><text:span text:style-name="a883" text:class-names="">Second level</text:span></text:p>
                  </text:list-item>
                </text:list>
              </text:list-item>
            </text:list>
            <text:list text:style-name="a888">
              <text:list-item>
                <text:list text:style-name="a888">
                  <text:list-item>
                    <text:list text:style-name="a888">
                      <text:list-item>
                        <text:p text:style-name="a887" text:class-names="" text:cond-style-name=""><text:span text:style-name="a886" text:class-names="">Third level</text:span></text:p>
                      </text:list-item>
                    </text:list>
                  </text:list-item>
                </text:list>
              </text:list-item>
            </text:list>
            <text:list text:style-name="a891">
              <text:list-item>
                <text:list text:style-name="a891">
                  <text:list-item>
                    <text:list text:style-name="a891">
                      <text:list-item>
                        <text:list text:style-name="a891">
                          <text:list-item>
                            <text:p text:style-name="a890" text:class-names="" text:cond-style-name=""><text:span text:style-name="a889" text:class-names="">Fourth level</text:span></text:p>
                          </text:list-item>
                        </text:list>
                      </text:list-item>
                    </text:list>
                  </text:list-item>
                </text:list>
              </text:list-item>
            </text:list>
            <text:list text:style-name="a894">
              <text:list-item>
                <text:list text:style-name="a894">
                  <text:list-item>
                    <text:list text:style-name="a894">
                      <text:list-item>
                        <text:list text:style-name="a894">
                          <text:list-item>
                            <text:list text:style-name="a894">
                              <text:list-item>
                                <text:p text:style-name="a893" text:class-names="" text:cond-style-name=""><text:span text:style-name="a892" text:class-names="">Fifth level</text:span></text:p>
                              </text:list-item>
                            </text:list>
                          </text:list-item>
                        </text:list>
                      </text:list-item>
                    </text:list>
                  </text:list-item>
                </text:list>
              </text:list-item>
            </text:list>
          </draw:text-box>
          <svg:desc/>
        </draw:frame>
        <draw:frame draw:id="id6" presentation:style-name="a898" draw:name="Rectangle 6" svg:x="0in" svg:y="9.53819in" svg:width="3.25in" svg:height="0.50174in" presentation:class="footer" presentation:placeholder="false">
          <draw:text-box>
            <text:p text:style-name="a897" text:class-names="" text:cond-style-name=""><text:span text:style-name="a896" text:class-names=""/></text:p>
          </draw:text-box>
          <svg:desc/>
        </draw:frame>
        <draw:frame draw:id="id7" presentation:style-name="a901" draw:name="Rectangle 7" svg:x="4.25in" svg:y="9.53819in" svg:width="3.25in" svg:height="0.50174in" presentation:class="page-number" presentation:placeholder="false">
          <draw:text-box>
            <text:p text:style-name="a900" text:class-names="" text:cond-style-name=""><text:span text:style-name="a899" text:class-names=""><text:page-number style:num-format="1" text:fixed="false"/></text:span></text:p>
          </draw:text-box>
          <svg:desc/>
        </draw:frame>
      </presentation:notes>
    </style:master-page>
    <style:master-page style:name="Master1-Layout16-title-2014-Non-Con---Transition" style:page-layout-name="pageLayout1" draw:style-name="a903">
      <draw:frame draw:id="id100" draw:style-name="a906" draw:name="Rectangle 9" svg:x="0.02431in" svg:y="7.1684in" svg:width="0.54861in" svg:height="0.27257in">
        <draw:text-box>
          <text:p text:style-name="a905" text:class-names="" text:cond-style-name=""><text:span text:style-name="a904" text:class-names=""><text:page-number style:num-format="1" text:fixed="false"/></text:span></text:p>
        </draw:text-box>
        <svg:desc/>
      </draw:frame>
      <draw:frame draw:id="id101" draw:style-name="a910" draw:name="Text Box 8" svg:x="1.65278in" svg:y="7.16667in" svg:width="1.90278in" svg:height="0.23785in">
        <draw:text-box>
          <text:p text:style-name="a909" text:class-names="" text:cond-style-name=""><text:span text:style-name="a907" text:class-names="">|</text:span><text:span text:style-name="a908" text:class-names=""><text:s text:c="5"/>©2014 Micron Technology, Inc. <text:s text:c="4"/></text:span></text:p>
        </draw:text-box>
        <svg:desc/>
      </draw:frame>
      <draw:custom-shape svg:x="5.37153in" svg:y="6.94097in" svg:width="4.64236in" svg:height="0.56771in" draw:id="id102" draw:style-name="a913" draw:name="Freeform 5">
        <svg:desc/>
        <text:p text:style-name="a912" text:class-names="" text:cond-style-name=""><text:span text:style-name="a911" text:class-names=""/></text:p>
        <draw:enhanced-geometry xmlns:dr3d="urn:oasis:names:tc:opendocument:xmlns:dr3d:1.0" draw:type="non-primitive" svg:viewBox="0 0 4583411 522804" draw:enhanced-path="M 4583411 0 C 2952196 13299 991445 210672 0 522084 L 4575676 522804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3411"/>
          <draw:equation draw:name="f7" draw:formula="?f4 / 522804"/>
          <draw:equation draw:name="f8" draw:formula="3371617 * ?f5 / 4583411"/>
          <draw:equation draw:name="f9" draw:formula="0 * ?f4 / 522804"/>
          <draw:equation draw:name="f10" draw:formula="0 * ?f5 / 4583411"/>
          <draw:equation draw:name="f11" draw:formula="507008 * ?f4 / 522804"/>
          <draw:equation draw:name="f12" draw:formula="3365926 * ?f5 / 4583411"/>
          <draw:equation draw:name="f13" draw:formula="507707 * ?f4 / 52280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id="id103" draw:style-name="a914" draw:name="Picture 6" svg:x="8.36632in" svg:y="7.06424in" svg:width="1.30382in" svg:height="0.3559in" style:rel-width="scale" style:rel-height="scale">
        <draw:image xlink:href="media/image1.emf" xlink:type="simple" xlink:show="embed" xlink:actuate="onLoad"/>
        <svg:desc>Micron logo_white.eps</svg:desc>
      </draw:frame>
      <draw:frame draw:id="id104" presentation:style-name="a918" draw:name="Title 1" svg:x="0in" svg:y="2.32986in" svg:width="10in" svg:height="1.60764in" presentation:class="title" presentation:placeholder="false">
        <draw:text-box>
          <text:p text:style-name="a917" text:class-names="" text:cond-style-name=""><text:span text:style-name="a915" text:class-names="">Click to edit Master title style</text:span><text:span text:style-name="a916" text:class-names=""/></text:p>
        </draw:text-box>
        <svg:desc/>
      </draw:frame>
      <draw:frame draw:id="id105" presentation:style-name="a922" draw:name="Subtitle 2" svg:x="0in" svg:y="4.03184in" svg:width="10in" svg:height="1.91667in" presentation:class="subtitle" presentation:placeholder="false">
        <draw:text-box>
          <text:p text:style-name="a921" text:class-names="" text:cond-style-name=""><text:span text:style-name="a919" text:class-names="">Click to edit Master subtitle style</text:span><text:span text:style-name="a920" text:class-names=""/></text:p>
        </draw:text-box>
        <svg:desc/>
      </draw:frame>
      <draw:frame draw:id="id106" presentation:style-name="a926" draw:name="Date Placeholder 6" svg:x="0.64063in" svg:y="7.21354in" svg:width="0.9566in" svg:height="0.13021in" presentation:class="date-time" presentation:placeholder="false">
        <draw:text-box>
          <text:p text:style-name="a925" text:class-names="" text:cond-style-name=""><text:span text:style-name="a923" text:class-names=""><text:date text:fixed="false" style:data-style-name="a924"/></text:span></text:p>
        </draw:text-box>
        <svg:desc/>
      </draw:frame>
      <presentation:notes style:page-layout-name="pageLayout2" draw:style-name="a955">
        <draw:frame draw:id="id2" presentation:style-name="a929" draw:name="Rectangle 2" svg:x="0in" svg:y="0in" svg:width="3.25in" svg:height="0.50174in" presentation:class="header" presentation:placeholder="false">
          <draw:text-box>
            <text:p text:style-name="a928" text:class-names="" text:cond-style-name=""><text:span text:style-name="a927" text:class-names=""/></text:p>
          </draw:text-box>
          <svg:desc/>
        </draw:frame>
        <draw:frame draw:id="id3" presentation:style-name="a932" draw:name="Rectangle 3" svg:x="4.25in" svg:y="0in" svg:width="3.25in" svg:height="0.50174in" presentation:class="date-time" presentation:placeholder="false">
          <draw:text-box>
            <text:p text:style-name="a931" text:class-names="" text:cond-style-name=""><text:span text:style-name="a930" text:class-names=""/></text:p>
          </draw:text-box>
          <svg:desc/>
        </draw:frame>
        <draw:page-thumbnail svg:x="1.24132in" svg:y="0.75347in" svg:width="5.0191in" svg:height="3.76389in" presentation:class="page" draw:id="id4" presentation:style-name="a933" draw:name="Rectangle 4">
          <svg:desc/>
        </draw:page-thumbnail>
        <draw:frame draw:id="id5" presentation:style-name="a948" draw:name="Rectangle 5" svg:x="1in" svg:y="4.7691in" svg:width="5.5in" svg:height="4.51736in" presentation:class="notes" presentation:placeholder="false">
          <draw:text-box>
            <text:p text:style-name="a935" text:class-names="" text:cond-style-name=""><text:span text:style-name="a934" text:class-names="">Click to edit Master text styles</text:span></text:p>
            <text:list text:style-name="a938">
              <text:list-item>
                <text:list text:style-name="a938">
                  <text:list-item>
                    <text:p text:style-name="a937" text:class-names="" text:cond-style-name=""><text:span text:style-name="a936" text:class-names="">Second level</text:span></text:p>
                  </text:list-item>
                </text:list>
              </text:list-item>
            </text:list>
            <text:list text:style-name="a941">
              <text:list-item>
                <text:list text:style-name="a941">
                  <text:list-item>
                    <text:list text:style-name="a941">
                      <text:list-item>
                        <text:p text:style-name="a940" text:class-names="" text:cond-style-name=""><text:span text:style-name="a939" text:class-names="">Third level</text:span></text:p>
                      </text:list-item>
                    </text:list>
                  </text:list-item>
                </text:list>
              </text:list-item>
            </text:list>
            <text:list text:style-name="a944">
              <text:list-item>
                <text:list text:style-name="a944">
                  <text:list-item>
                    <text:list text:style-name="a944">
                      <text:list-item>
                        <text:list text:style-name="a944">
                          <text:list-item>
                            <text:p text:style-name="a943" text:class-names="" text:cond-style-name=""><text:span text:style-name="a942" text:class-names="">Fourth level</text:span></text:p>
                          </text:list-item>
                        </text:list>
                      </text:list-item>
                    </text:list>
                  </text:list-item>
                </text:list>
              </text:list-item>
            </text:list>
            <text:list text:style-name="a947">
              <text:list-item>
                <text:list text:style-name="a947">
                  <text:list-item>
                    <text:list text:style-name="a947">
                      <text:list-item>
                        <text:list text:style-name="a947">
                          <text:list-item>
                            <text:list text:style-name="a947">
                              <text:list-item>
                                <text:p text:style-name="a946" text:class-names="" text:cond-style-name=""><text:span text:style-name="a945" text:class-names="">Fifth level</text:span></text:p>
                              </text:list-item>
                            </text:list>
                          </text:list-item>
                        </text:list>
                      </text:list-item>
                    </text:list>
                  </text:list-item>
                </text:list>
              </text:list-item>
            </text:list>
          </draw:text-box>
          <svg:desc/>
        </draw:frame>
        <draw:frame draw:id="id6" presentation:style-name="a951" draw:name="Rectangle 6" svg:x="0in" svg:y="9.53819in" svg:width="3.25in" svg:height="0.50174in" presentation:class="footer" presentation:placeholder="false">
          <draw:text-box>
            <text:p text:style-name="a950" text:class-names="" text:cond-style-name=""><text:span text:style-name="a949" text:class-names=""/></text:p>
          </draw:text-box>
          <svg:desc/>
        </draw:frame>
        <draw:frame draw:id="id7" presentation:style-name="a954" draw:name="Rectangle 7" svg:x="4.25in" svg:y="9.53819in" svg:width="3.25in" svg:height="0.50174in" presentation:class="page-number" presentation:placeholder="false">
          <draw:text-box>
            <text:p text:style-name="a953" text:class-names="" text:cond-style-name=""><text:span text:style-name="a952" text:class-names=""><text:page-number style:num-format="1" text:fixed="false"/></text:span></text:p>
          </draw:text-box>
          <svg:desc/>
        </draw:frame>
      </presentation:notes>
    </style:master-page>
    <style:master-page style:name="Master1-Layout17-cust-1_2014---Micron-End-Page" style:page-layout-name="pageLayout1" draw:style-name="a956">
      <draw:frame draw:id="id107" draw:style-name="a957" draw:name="Picture 3" svg:x="1.61285in" svg:y="2.65799in" svg:width="6.70486in" svg:height="2.23958in" style:rel-width="scale" style:rel-height="scale">
        <draw:image xlink:href="media/image2.jpeg" xlink:type="simple" xlink:show="embed" xlink:actuate="onLoad"/>
        <svg:desc>Micron-Your-Innovation-Logo.jpg</svg:desc>
      </draw:frame>
      <presentation:notes style:page-layout-name="pageLayout2" draw:style-name="a986">
        <draw:frame draw:id="id2" presentation:style-name="a960" draw:name="Rectangle 2" svg:x="0in" svg:y="0in" svg:width="3.25in" svg:height="0.50174in" presentation:class="header" presentation:placeholder="false">
          <draw:text-box>
            <text:p text:style-name="a959" text:class-names="" text:cond-style-name=""><text:span text:style-name="a958" text:class-names=""/></text:p>
          </draw:text-box>
          <svg:desc/>
        </draw:frame>
        <draw:frame draw:id="id3" presentation:style-name="a963" draw:name="Rectangle 3" svg:x="4.25in" svg:y="0in" svg:width="3.25in" svg:height="0.50174in" presentation:class="date-time" presentation:placeholder="false">
          <draw:text-box>
            <text:p text:style-name="a962" text:class-names="" text:cond-style-name=""><text:span text:style-name="a961" text:class-names=""/></text:p>
          </draw:text-box>
          <svg:desc/>
        </draw:frame>
        <draw:page-thumbnail svg:x="1.24132in" svg:y="0.75347in" svg:width="5.0191in" svg:height="3.76389in" presentation:class="page" draw:id="id4" presentation:style-name="a964" draw:name="Rectangle 4">
          <svg:desc/>
        </draw:page-thumbnail>
        <draw:frame draw:id="id5" presentation:style-name="a979" draw:name="Rectangle 5" svg:x="1in" svg:y="4.7691in" svg:width="5.5in" svg:height="4.51736in" presentation:class="notes" presentation:placeholder="false">
          <draw:text-box>
            <text:p text:style-name="a966" text:class-names="" text:cond-style-name=""><text:span text:style-name="a965" text:class-names="">Click to edit Master text styles</text:span></text:p>
            <text:list text:style-name="a969">
              <text:list-item>
                <text:list text:style-name="a969">
                  <text:list-item>
                    <text:p text:style-name="a968" text:class-names="" text:cond-style-name=""><text:span text:style-name="a967" text:class-names="">Second level</text:span></text:p>
                  </text:list-item>
                </text:list>
              </text:list-item>
            </text:list>
            <text:list text:style-name="a972">
              <text:list-item>
                <text:list text:style-name="a972">
                  <text:list-item>
                    <text:list text:style-name="a972">
                      <text:list-item>
                        <text:p text:style-name="a971" text:class-names="" text:cond-style-name=""><text:span text:style-name="a970" text:class-names="">Third level</text:span></text:p>
                      </text:list-item>
                    </text:list>
                  </text:list-item>
                </text:list>
              </text:list-item>
            </text:list>
            <text:list text:style-name="a975">
              <text:list-item>
                <text:list text:style-name="a975">
                  <text:list-item>
                    <text:list text:style-name="a975">
                      <text:list-item>
                        <text:list text:style-name="a975">
                          <text:list-item>
                            <text:p text:style-name="a974" text:class-names="" text:cond-style-name=""><text:span text:style-name="a973" text:class-names="">Fourth level</text:span></text:p>
                          </text:list-item>
                        </text:list>
                      </text:list-item>
                    </text:list>
                  </text:list-item>
                </text:list>
              </text:list-item>
            </text:list>
            <text:list text:style-name="a978">
              <text:list-item>
                <text:list text:style-name="a978">
                  <text:list-item>
                    <text:list text:style-name="a978">
                      <text:list-item>
                        <text:list text:style-name="a978">
                          <text:list-item>
                            <text:list text:style-name="a978">
                              <text:list-item>
                                <text:p text:style-name="a977" text:class-names="" text:cond-style-name=""><text:span text:style-name="a976" text:class-names="">Fifth level</text:span></text:p>
                              </text:list-item>
                            </text:list>
                          </text:list-item>
                        </text:list>
                      </text:list-item>
                    </text:list>
                  </text:list-item>
                </text:list>
              </text:list-item>
            </text:list>
          </draw:text-box>
          <svg:desc/>
        </draw:frame>
        <draw:frame draw:id="id6" presentation:style-name="a982" draw:name="Rectangle 6" svg:x="0in" svg:y="9.53819in" svg:width="3.25in" svg:height="0.50174in" presentation:class="footer" presentation:placeholder="false">
          <draw:text-box>
            <text:p text:style-name="a981" text:class-names="" text:cond-style-name=""><text:span text:style-name="a980" text:class-names=""/></text:p>
          </draw:text-box>
          <svg:desc/>
        </draw:frame>
        <draw:frame draw:id="id7" presentation:style-name="a985" draw:name="Rectangle 7" svg:x="4.25in" svg:y="9.53819in" svg:width="3.25in" svg:height="0.50174in" presentation:class="page-number" presentation:placeholder="false">
          <draw:text-box>
            <text:p text:style-name="a984" text:class-names="" text:cond-style-name=""><text:span text:style-name="a983" text:class-names=""><text:page-number style:num-format="1" text:fixed="false"/></text:span></text:p>
          </draw:text-box>
          <svg:desc/>
        </draw:frame>
      </presentation:notes>
    </style:master-page>
    <style:handout-master style:page-layout-name="pageLayout3" draw:style-name="a987">
      <draw:frame draw:id="id108" presentation:style-name="a990" draw:name="Rectangle 3075" svg:x="4.24826in" svg:y="0in" svg:width="3.26736in" svg:height="0.49479in" presentation:class="date-time" presentation:placeholder="false">
        <draw:text-box>
          <text:p text:style-name="a989" text:class-names="" text:cond-style-name=""><text:span text:style-name="a988" text:class-names=""/></text:p>
        </draw:text-box>
        <svg:desc/>
      </draw:frame>
      <draw:frame draw:id="id109" presentation:style-name="a993" draw:name="Rectangle 3077" svg:x="4.24826in" svg:y="9.56076in" svg:width="3.26736in" svg:height="0.49479in" presentation:class="page-number" presentation:placeholder="false">
        <draw:text-box>
          <text:p text:style-name="a992" text:class-names="" text:cond-style-name=""><text:span text:style-name="a991" text:class-names=""><text:page-number style:num-format="1" text:fixed="false"/></text:span></text:p>
        </draw:text-box>
        <svg:desc/>
      </draw:frame>
      <draw:page-thumbnail draw:page-number="1" svg:x="0.58854in" svg:y="1.00347in" svg:width="2.94618in" svg:height="2.21007in"/>
      <draw:page-thumbnail draw:page-number="2" svg:x="3.96354in" svg:y="1.00347in" svg:width="2.94618in" svg:height="2.21007in"/>
      <draw:page-thumbnail draw:page-number="3" svg:x="0.58854in" svg:y="3.91493in" svg:width="2.94618in" svg:height="2.21007in"/>
      <draw:page-thumbnail draw:page-number="4" svg:x="3.96354in" svg:y="3.91493in" svg:width="2.94618in" svg:height="2.21007in"/>
      <draw:page-thumbnail draw:page-number="5" svg:x="0.58854in" svg:y="6.82639in" svg:width="2.94618in" svg:height="2.21007in"/>
      <draw:page-thumbnail draw:page-number="6" svg:x="3.96354in" svg:y="6.82639in" svg:width="2.94618in" svg:height="2.2100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Slide 1</dc:title>
    <meta:initial-creator>Michael Lerman</meta:initial-creator>
    <dc:creator>Michael Lerman</dc:creator>
    <meta:creation-date>2016-09-29T05:28:30Z</meta:creation-date>
    <dc:date>2016-09-29T05:31:13Z</dc:date>
    <meta:print-date>2001-04-11T21:27:24Z</meta:print-date>
    <meta:template xlink:href="Blank" xlink:type="simple"/>
    <meta:editing-cycles>1</meta:editing-cycles>
    <meta:editing-duration>PT0S</meta:editing-duration>
    <meta:document-statistic meta:paragraph-count="14" meta:word-count="14"/>
  </office:meta>
</office:document-meta>
</file>